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1.4pt"/>
    </style:style>
    <style:style style:name="co3" style:family="table-column">
      <style:table-column-properties fo:break-before="auto" style:column-width="90.91pt"/>
    </style:style>
    <style:style style:name="co4" style:family="table-column">
      <style:table-column-properties fo:break-before="auto" style:column-width="142.61pt"/>
    </style:style>
    <style:style style:name="co5" style:family="table-column">
      <style:table-column-properties fo:break-before="auto" style:column-width="108.11pt"/>
    </style:style>
    <style:style style:name="co6" style:family="table-column">
      <style:table-column-properties fo:break-before="auto" style:column-width="152.79pt"/>
    </style:style>
    <style:style style:name="co7" style:family="table-column">
      <style:table-column-properties fo:break-before="auto" style:column-width="141.79pt"/>
    </style:style>
    <style:style style:name="co8" style:family="table-column">
      <style:table-column-properties fo:break-before="auto" style:column-width="132.41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16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font-name="Liberation Sans" style:font-name-asian="Tahoma" style:font-name-complex="Lohit Devanagari"/>
    </style:style>
    <style:style style:name="ce5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009999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33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style:font-name="Liberation Serif" style:font-name-asian="Tahoma" style:font-name-complex="Lohit Devanagari"/>
    </style:style>
    <style:style style:name="ce17" style:family="table-cell" style:parent-style-name="Default">
      <style:table-cell-properties fo:background-color="#669933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6699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6" table:number-columns-repeated="9" table:default-cell-style-name="Default"/>
        <table:table-column table:style-name="co7" table:number-columns-repeated="9" table:default-cell-style-name="Default"/>
        <table:table-column table:style-name="co8" table:number-columns-repeated="9" table:default-cell-style-name="Default"/>
        <table:table-column table:style-name="co9" table:number-columns-repeated="9" table:default-cell-style-name="Default"/>
        <table:table-column table:style-name="co10" table:number-columns-repeated="9" table:default-cell-style-name="Default"/>
        <table:table-column table:style-name="co1" table:number-columns-repeated="2" table:default-cell-style-name="Default"/>
        <table:table-row table:style-name="ro1">
          <table:table-cell table:style-name="ce1" table:number-columns-repeated="6"/>
          <table:table-cell office:value-type="string" calcext:value-type="string">
            <text:p>Elapsed Time dT</text:p>
          </table:table-cell>
          <table:table-cell table:number-columns-repeated="53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Serial</text:p>
          </table:table-cell>
          <table:covered-table-cell table:number-columns-repeated="2"/>
          <table:table-cell table:style-name="ce5" office:value-type="string" calcext:value-type="string" table:number-columns-spanned="9" table:number-rows-spanned="1">
            <text:p>1 Thread OpenMP</text:p>
          </table:table-cell>
          <table:covered-table-cell table:number-columns-repeated="8"/>
          <table:table-cell table:style-name="ce10" office:value-type="string" calcext:value-type="string" table:number-columns-spanned="9" table:number-rows-spanned="1">
            <text:p>2 Thread OpenMP</text:p>
          </table:table-cell>
          <table:covered-table-cell table:number-columns-repeated="8"/>
          <table:table-cell table:style-name="ce11" office:value-type="string" calcext:value-type="string" table:number-columns-spanned="9" table:number-rows-spanned="1">
            <text:p>4 Threads OpenMP</text:p>
          </table:table-cell>
          <table:covered-table-cell table:number-columns-repeated="8"/>
          <table:table-cell table:style-name="ce13" office:value-type="string" calcext:value-type="string" table:number-columns-spanned="9" table:number-rows-spanned="1">
            <text:p>8 Threads OpenMP</text:p>
          </table:table-cell>
          <table:covered-table-cell table:number-columns-repeated="8"/>
          <table:table-cell table:style-name="ce14" office:value-type="string" calcext:value-type="string" table:number-columns-spanned="9" table:number-rows-spanned="1">
            <text:p>16 Threads OpenMP</text:p>
          </table:table-cell>
          <table:covered-table-cell table:number-columns-repeated="8"/>
          <table:table-cell table:style-name="ce15" office:value-type="string" calcext:value-type="string" table:number-columns-spanned="9" table:number-rows-spanned="1">
            <text:p>32 Threads OpenMP</text:p>
          </table:table-cell>
          <table:covered-table-cell table:number-columns-repeated="8"/>
          <table:table-cell table:style-name="ce17" office:value-type="string" calcext:value-type="string" table:number-columns-spanned="2" table:number-rows-spanned="1">
            <text:p>CUDA</text:p>
          </table:table-cell>
          <table:covered-table-cell table:style-name="ce18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T Naive Static</text:p>
          </table:table-cell>
          <table:table-cell office:value-type="string" calcext:value-type="string">
            <text:p>1T Naive Dynamic</text:p>
          </table:table-cell>
          <table:table-cell office:value-type="string" calcext:value-type="string">
            <text:p>1T Naive Guided</text:p>
          </table:table-cell>
          <table:table-cell office:value-type="string" calcext:value-type="string">
            <text:p>1T Loop Static</text:p>
          </table:table-cell>
          <table:table-cell office:value-type="string" calcext:value-type="string">
            <text:p>1T Loop Dynamic</text:p>
          </table:table-cell>
          <table:table-cell office:value-type="string" calcext:value-type="string">
            <text:p>1T Loop Guided</text:p>
          </table:table-cell>
          <table:table-cell office:value-type="string" calcext:value-type="string">
            <text:p>1T blocking static</text:p>
          </table:table-cell>
          <table:table-cell office:value-type="string" calcext:value-type="string">
            <text:p>1T Blocking dynamic</text:p>
          </table:table-cell>
          <table:table-cell office:value-type="string" calcext:value-type="string">
            <text:p>1T blocking guided</text:p>
          </table:table-cell>
          <table:table-cell office:value-type="string" calcext:value-type="string">
            <text:p>2T Naive Static</text:p>
          </table:table-cell>
          <table:table-cell office:value-type="string" calcext:value-type="string">
            <text:p>2T Naive Dynamic</text:p>
          </table:table-cell>
          <table:table-cell office:value-type="string" calcext:value-type="string">
            <text:p>2T Naive Guided</text:p>
          </table:table-cell>
          <table:table-cell office:value-type="string" calcext:value-type="string">
            <text:p>2T Loop Static</text:p>
          </table:table-cell>
          <table:table-cell office:value-type="string" calcext:value-type="string">
            <text:p>2T Loop Dynamic</text:p>
          </table:table-cell>
          <table:table-cell office:value-type="string" calcext:value-type="string">
            <text:p>2T Loop Guided</text:p>
          </table:table-cell>
          <table:table-cell office:value-type="string" calcext:value-type="string">
            <text:p>2T blocking static</text:p>
          </table:table-cell>
          <table:table-cell office:value-type="string" calcext:value-type="string">
            <text:p>2T Blocking dynamic</text:p>
          </table:table-cell>
          <table:table-cell office:value-type="string" calcext:value-type="string">
            <text:p>2T blocking guided</text:p>
          </table:table-cell>
          <table:table-cell office:value-type="string" calcext:value-type="string">
            <text:p>4T Naive Static</text:p>
          </table:table-cell>
          <table:table-cell office:value-type="string" calcext:value-type="string">
            <text:p>4T Naive Dynamic</text:p>
          </table:table-cell>
          <table:table-cell office:value-type="string" calcext:value-type="string">
            <text:p>4T Naive Guided</text:p>
          </table:table-cell>
          <table:table-cell office:value-type="string" calcext:value-type="string">
            <text:p>4T Loop Static</text:p>
          </table:table-cell>
          <table:table-cell office:value-type="string" calcext:value-type="string">
            <text:p>4T Loop Dynamic</text:p>
          </table:table-cell>
          <table:table-cell office:value-type="string" calcext:value-type="string">
            <text:p>4T Loop Guided</text:p>
          </table:table-cell>
          <table:table-cell office:value-type="string" calcext:value-type="string">
            <text:p>4T blocking static</text:p>
          </table:table-cell>
          <table:table-cell office:value-type="string" calcext:value-type="string">
            <text:p>4T Blocking dynamic</text:p>
          </table:table-cell>
          <table:table-cell office:value-type="string" calcext:value-type="string">
            <text:p>4T blocking guided</text:p>
          </table:table-cell>
          <table:table-cell office:value-type="string" calcext:value-type="string">
            <text:p>8T Naive Static</text:p>
          </table:table-cell>
          <table:table-cell office:value-type="string" calcext:value-type="string">
            <text:p>8T Naive Dynamic</text:p>
          </table:table-cell>
          <table:table-cell office:value-type="string" calcext:value-type="string">
            <text:p>8T Naive Guided</text:p>
          </table:table-cell>
          <table:table-cell office:value-type="string" calcext:value-type="string">
            <text:p>8T Loop Static</text:p>
          </table:table-cell>
          <table:table-cell office:value-type="string" calcext:value-type="string">
            <text:p>8T Loop Dynamic</text:p>
          </table:table-cell>
          <table:table-cell office:value-type="string" calcext:value-type="string">
            <text:p>8T Loop Guided</text:p>
          </table:table-cell>
          <table:table-cell office:value-type="string" calcext:value-type="string">
            <text:p>8T blocking static</text:p>
          </table:table-cell>
          <table:table-cell office:value-type="string" calcext:value-type="string">
            <text:p>8T Blocking dynamic</text:p>
          </table:table-cell>
          <table:table-cell office:value-type="string" calcext:value-type="string">
            <text:p>8T blocking guided</text:p>
          </table:table-cell>
          <table:table-cell office:value-type="string" calcext:value-type="string">
            <text:p>16T Naive Static</text:p>
          </table:table-cell>
          <table:table-cell office:value-type="string" calcext:value-type="string">
            <text:p>16T Naive Dynamic</text:p>
          </table:table-cell>
          <table:table-cell office:value-type="string" calcext:value-type="string">
            <text:p>16T Naive Guided</text:p>
          </table:table-cell>
          <table:table-cell office:value-type="string" calcext:value-type="string">
            <text:p>16T Loop Static</text:p>
          </table:table-cell>
          <table:table-cell office:value-type="string" calcext:value-type="string">
            <text:p>16T Loop Dynamic</text:p>
          </table:table-cell>
          <table:table-cell office:value-type="string" calcext:value-type="string">
            <text:p>16T Loop Guided</text:p>
          </table:table-cell>
          <table:table-cell office:value-type="string" calcext:value-type="string">
            <text:p>16T blocking static</text:p>
          </table:table-cell>
          <table:table-cell office:value-type="string" calcext:value-type="string">
            <text:p>16T Blocking dynamic</text:p>
          </table:table-cell>
          <table:table-cell office:value-type="string" calcext:value-type="string">
            <text:p>16T blocking guided</text:p>
          </table:table-cell>
          <table:table-cell office:value-type="string" calcext:value-type="string">
            <text:p>32T Naive Static</text:p>
          </table:table-cell>
          <table:table-cell office:value-type="string" calcext:value-type="string">
            <text:p>32T Naive Dynamic</text:p>
          </table:table-cell>
          <table:table-cell office:value-type="string" calcext:value-type="string">
            <text:p>32T Naive Guided</text:p>
          </table:table-cell>
          <table:table-cell office:value-type="string" calcext:value-type="string">
            <text:p>32T Loop Static</text:p>
          </table:table-cell>
          <table:table-cell office:value-type="string" calcext:value-type="string">
            <text:p>32T Loop Dynamic</text:p>
          </table:table-cell>
          <table:table-cell office:value-type="string" calcext:value-type="string">
            <text:p>32T Loop Guided</text:p>
          </table:table-cell>
          <table:table-cell office:value-type="string" calcext:value-type="string">
            <text:p>32T blocking static</text:p>
          </table:table-cell>
          <table:table-cell office:value-type="string" calcext:value-type="string">
            <text:p>32T Blocking dynamic</text:p>
          </table:table-cell>
          <table:table-cell office:value-type="string" calcext:value-type="string">
            <text:p>32T blocking guided</text:p>
          </table:table-cell>
          <table:table-cell office:value-type="string" calcext:value-type="string">
            <text:p>CUDA Global</text:p>
          </table:table-cell>
          <table:table-cell office:value-type="string" calcext:value-type="string">
            <text:p>CUDA Shared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643176" calcext:value-type="float">
            <text:p>0.643176</text:p>
          </table:table-cell>
          <table:table-cell table:style-name="ce1" office:value-type="float" office:value="0.366666" calcext:value-type="float">
            <text:p>0.366666</text:p>
          </table:table-cell>
          <table:table-cell table:style-name="ce1" office:value-type="float" office:value="0.362514" calcext:value-type="float">
            <text:p>0.362514</text:p>
          </table:table-cell>
          <table:table-cell table:style-name="ce1" office:value-type="float" office:value="0.801711" calcext:value-type="float">
            <text:p>0.801711</text:p>
          </table:table-cell>
          <table:table-cell table:style-name="ce1" office:value-type="float" office:value="0.791349" calcext:value-type="float">
            <text:p>0.791349</text:p>
          </table:table-cell>
          <table:table-cell table:style-name="ce8" office:value-type="float" office:value="0.789924" calcext:value-type="float">
            <text:p>0.789924</text:p>
          </table:table-cell>
          <table:table-cell table:style-name="ce1" office:value-type="float" office:value="0.532173" calcext:value-type="float">
            <text:p>0.532173</text:p>
          </table:table-cell>
          <table:table-cell table:style-name="ce1" office:value-type="float" office:value="0.535115" calcext:value-type="float">
            <text:p>0.535115</text:p>
          </table:table-cell>
          <table:table-cell table:style-name="ce8" office:value-type="float" office:value="0.529494" calcext:value-type="float">
            <text:p>0.529494</text:p>
          </table:table-cell>
          <table:table-cell table:style-name="ce1" office:value-type="float" office:value="0.511521" calcext:value-type="float">
            <text:p>0.511521</text:p>
          </table:table-cell>
          <table:table-cell table:style-name="ce1" office:value-type="float" office:value="0.511566" calcext:value-type="float">
            <text:p>0.511566</text:p>
          </table:table-cell>
          <table:table-cell table:style-name="ce8" office:value-type="float" office:value="0.510404" calcext:value-type="float">
            <text:p>0.510404</text:p>
          </table:table-cell>
          <table:table-cell table:style-name="ce1" office:value-type="float" office:value="0.404846" calcext:value-type="float">
            <text:p>0.404846</text:p>
          </table:table-cell>
          <table:table-cell table:style-name="ce1" office:value-type="float" office:value="0.485243" calcext:value-type="float">
            <text:p>0.485243</text:p>
          </table:table-cell>
          <table:table-cell table:style-name="ce8" office:value-type="float" office:value="0.404162" calcext:value-type="float">
            <text:p>0.404162</text:p>
          </table:table-cell>
          <table:table-cell table:style-name="ce1" office:value-type="float" office:value="0.456906" calcext:value-type="float">
            <text:p>0.456906</text:p>
          </table:table-cell>
          <table:table-cell table:style-name="ce1" office:value-type="float" office:value="0.451932" calcext:value-type="float">
            <text:p>0.451932</text:p>
          </table:table-cell>
          <table:table-cell table:style-name="ce1" office:value-type="float" office:value="0.454124" calcext:value-type="float">
            <text:p>0.454124</text:p>
          </table:table-cell>
          <table:table-cell table:style-name="ce1" office:value-type="float" office:value="0.350987" calcext:value-type="float">
            <text:p>0.350987</text:p>
          </table:table-cell>
          <table:table-cell table:style-name="ce1" office:value-type="float" office:value="0.376555" calcext:value-type="float">
            <text:p>0.376555</text:p>
          </table:table-cell>
          <table:table-cell table:style-name="ce1" office:value-type="float" office:value="0.353918" calcext:value-type="float">
            <text:p>0.353918</text:p>
          </table:table-cell>
          <table:table-cell table:style-name="ce1" office:value-type="float" office:value="0.208799" calcext:value-type="float">
            <text:p>0.208799</text:p>
          </table:table-cell>
          <table:table-cell table:style-name="ce1" office:value-type="float" office:value="0.377557" calcext:value-type="float">
            <text:p>0.377557</text:p>
          </table:table-cell>
          <table:table-cell table:style-name="ce1" office:value-type="float" office:value="0.211816" calcext:value-type="float">
            <text:p>0.211816</text:p>
          </table:table-cell>
          <table:table-cell table:style-name="ce1" office:value-type="float" office:value="0.248864" calcext:value-type="float">
            <text:p>0.248864</text:p>
          </table:table-cell>
          <table:table-cell table:style-name="ce1" office:value-type="float" office:value="0.248928" calcext:value-type="float">
            <text:p>0.248928</text:p>
          </table:table-cell>
          <table:table-cell table:style-name="ce1" office:value-type="float" office:value="0.244944" calcext:value-type="float">
            <text:p>0.244944</text:p>
          </table:table-cell>
          <table:table-cell table:style-name="ce1" office:value-type="float" office:value="0.75493" calcext:value-type="float">
            <text:p>0.75493</text:p>
          </table:table-cell>
          <table:table-cell table:style-name="ce1" office:value-type="float" office:value="0.789533" calcext:value-type="float">
            <text:p>0.789533</text:p>
          </table:table-cell>
          <table:table-cell table:style-name="ce1" office:value-type="float" office:value="0.776819" calcext:value-type="float">
            <text:p>0.776819</text:p>
          </table:table-cell>
          <table:table-cell table:style-name="ce1" office:value-type="float" office:value="0.202338" calcext:value-type="float">
            <text:p>0.202338</text:p>
          </table:table-cell>
          <table:table-cell table:style-name="ce1" office:value-type="float" office:value="0.277536" calcext:value-type="float">
            <text:p>0.277536</text:p>
          </table:table-cell>
          <table:table-cell table:style-name="ce1" office:value-type="float" office:value="0.196754" calcext:value-type="float">
            <text:p>0.196754</text:p>
          </table:table-cell>
          <table:table-cell table:style-name="ce1" office:value-type="float" office:value="0.21034" calcext:value-type="float">
            <text:p>0.21034</text:p>
          </table:table-cell>
          <table:table-cell table:style-name="ce1" office:value-type="float" office:value="0.213478" calcext:value-type="float">
            <text:p>0.213478</text:p>
          </table:table-cell>
          <table:table-cell table:style-name="ce1" office:value-type="float" office:value="0.209451" calcext:value-type="float">
            <text:p>0.209451</text:p>
          </table:table-cell>
          <table:table-cell table:style-name="ce1" office:value-type="float" office:value="0.980232" calcext:value-type="float">
            <text:p>0.980232</text:p>
          </table:table-cell>
          <table:table-cell table:style-name="ce1" office:value-type="float" office:value="1.002346" calcext:value-type="float">
            <text:p>1.002346</text:p>
          </table:table-cell>
          <table:table-cell table:style-name="ce1" office:value-type="float" office:value="0.989745" calcext:value-type="float">
            <text:p>0.989745</text:p>
          </table:table-cell>
          <table:table-cell table:style-name="ce1" office:value-type="float" office:value="0.234359" calcext:value-type="float">
            <text:p>0.234359</text:p>
          </table:table-cell>
          <table:table-cell table:style-name="ce1" office:value-type="float" office:value="0.284907" calcext:value-type="float">
            <text:p>0.284907</text:p>
          </table:table-cell>
          <table:table-cell table:style-name="ce1" office:value-type="float" office:value="0.20755" calcext:value-type="float">
            <text:p>0.20755</text:p>
          </table:table-cell>
          <table:table-cell table:style-name="ce1" office:value-type="float" office:value="0.246165" calcext:value-type="float">
            <text:p>0.246165</text:p>
          </table:table-cell>
          <table:table-cell table:style-name="ce1" office:value-type="float" office:value="0.218723" calcext:value-type="float">
            <text:p>0.218723</text:p>
          </table:table-cell>
          <table:table-cell table:style-name="ce1" office:value-type="float" office:value="0.216066" calcext:value-type="float">
            <text:p>0.216066</text:p>
          </table:table-cell>
          <table:table-cell table:style-name="ce1" office:value-type="float" office:value="0.926657" calcext:value-type="float">
            <text:p>0.926657</text:p>
          </table:table-cell>
          <table:table-cell table:style-name="ce1" office:value-type="float" office:value="0.98867" calcext:value-type="float">
            <text:p>0.98867</text:p>
          </table:table-cell>
          <table:table-cell table:style-name="ce1" office:value-type="float" office:value="0.976614" calcext:value-type="float">
            <text:p>0.976614</text:p>
          </table:table-cell>
          <table:table-cell table:style-name="ce1" office:value-type="float" office:value="0.240658" calcext:value-type="float">
            <text:p>0.240658</text:p>
          </table:table-cell>
          <table:table-cell table:style-name="ce1" office:value-type="float" office:value="0.298968" calcext:value-type="float">
            <text:p>0.298968</text:p>
          </table:table-cell>
          <table:table-cell table:style-name="ce1" office:value-type="float" office:value="0.237546" calcext:value-type="float">
            <text:p>0.237546</text:p>
          </table:table-cell>
          <table:table-cell table:style-name="ce1" office:value-type="float" office:value="0.252649" calcext:value-type="float">
            <text:p>0.252649</text:p>
          </table:table-cell>
          <table:table-cell table:style-name="ce1" office:value-type="float" office:value="0.226003" calcext:value-type="float">
            <text:p>0.226003</text:p>
          </table:table-cell>
          <table:table-cell table:style-name="ce1" office:value-type="float" office:value="0.234185" calcext:value-type="float">
            <text:p>0.234185</text:p>
          </table:table-cell>
          <table:table-cell table:style-name="ce1" office:value-type="float" office:value="0.920743" calcext:value-type="float">
            <text:p>0.920743</text:p>
          </table:table-cell>
          <table:table-cell table:style-name="ce1" office:value-type="float" office:value="0.981036" calcext:value-type="float">
            <text:p>0.981036</text:p>
          </table:table-cell>
          <table:table-cell table:style-name="ce1" office:value-type="float" office:value="0.966211" calcext:value-type="float">
            <text:p>0.966211</text:p>
          </table:table-cell>
          <table:table-cell table:style-name="ce1" office:value-type="float" office:value="0.063229" calcext:value-type="float">
            <text:p>0.063229</text:p>
          </table:table-cell>
          <table:table-cell table:style-name="ce1" office:value-type="float" office:value="0.025346" calcext:value-type="float">
            <text:p>0.02534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5.919369" calcext:value-type="float">
            <text:p>5.919369</text:p>
          </table:table-cell>
          <table:table-cell table:style-name="ce1" office:value-type="float" office:value="2.927454" calcext:value-type="float">
            <text:p>2.927454</text:p>
          </table:table-cell>
          <table:table-cell table:style-name="ce1" office:value-type="float" office:value="2.919203" calcext:value-type="float">
            <text:p>2.919203</text:p>
          </table:table-cell>
          <table:table-cell table:style-name="ce1" office:value-type="float" office:value="7.387985" calcext:value-type="float">
            <text:p>7.387985</text:p>
          </table:table-cell>
          <table:table-cell table:style-name="ce1" office:value-type="float" office:value="7.392722" calcext:value-type="float">
            <text:p>7.392722</text:p>
          </table:table-cell>
          <table:table-cell table:style-name="ce1" office:value-type="float" office:value="7.265678" calcext:value-type="float">
            <text:p>7.265678</text:p>
          </table:table-cell>
          <table:table-cell table:style-name="ce1" office:value-type="float" office:value="4.190575" calcext:value-type="float">
            <text:p>4.190575</text:p>
          </table:table-cell>
          <table:table-cell table:style-name="ce1" office:value-type="float" office:value="4.210298" calcext:value-type="float">
            <text:p>4.210298</text:p>
          </table:table-cell>
          <table:table-cell table:style-name="ce1" office:value-type="float" office:value="4.189835" calcext:value-type="float">
            <text:p>4.189835</text:p>
          </table:table-cell>
          <table:table-cell table:style-name="ce1" office:value-type="float" office:value="4.072103" calcext:value-type="float">
            <text:p>4.072103</text:p>
          </table:table-cell>
          <table:table-cell table:style-name="ce1" office:value-type="float" office:value="4.099972" calcext:value-type="float">
            <text:p>4.099972</text:p>
          </table:table-cell>
          <table:table-cell table:style-name="ce1" office:value-type="float" office:value="4.06977" calcext:value-type="float">
            <text:p>4.06977</text:p>
          </table:table-cell>
          <table:table-cell table:style-name="ce1" office:value-type="float" office:value="3.722561" calcext:value-type="float">
            <text:p>3.722561</text:p>
          </table:table-cell>
          <table:table-cell table:style-name="ce1" office:value-type="float" office:value="5.850177" calcext:value-type="float">
            <text:p>5.850177</text:p>
          </table:table-cell>
          <table:table-cell table:style-name="ce1" office:value-type="float" office:value="3.743134" calcext:value-type="float">
            <text:p>3.743134</text:p>
          </table:table-cell>
          <table:table-cell table:style-name="ce1" office:value-type="float" office:value="3.360096" calcext:value-type="float">
            <text:p>3.360096</text:p>
          </table:table-cell>
          <table:table-cell table:style-name="ce1" office:value-type="float" office:value="3.279516" calcext:value-type="float">
            <text:p>3.279516</text:p>
          </table:table-cell>
          <table:table-cell table:style-name="ce1" office:value-type="float" office:value="3.379324" calcext:value-type="float">
            <text:p>3.379324</text:p>
          </table:table-cell>
          <table:table-cell table:style-name="ce1" office:value-type="float" office:value="2.888055" calcext:value-type="float">
            <text:p>2.888055</text:p>
          </table:table-cell>
          <table:table-cell table:style-name="ce1" office:value-type="float" office:value="3.033156" calcext:value-type="float">
            <text:p>3.033156</text:p>
          </table:table-cell>
          <table:table-cell table:style-name="ce1" office:value-type="float" office:value="2.846259" calcext:value-type="float">
            <text:p>2.846259</text:p>
          </table:table-cell>
          <table:table-cell table:style-name="ce1" office:value-type="float" office:value="1.903537" calcext:value-type="float">
            <text:p>1.903537</text:p>
          </table:table-cell>
          <table:table-cell table:style-name="ce1" office:value-type="float" office:value="3.329227" calcext:value-type="float">
            <text:p>3.329227</text:p>
          </table:table-cell>
          <table:table-cell table:style-name="ce1" office:value-type="float" office:value="1.849153" calcext:value-type="float">
            <text:p>1.849153</text:p>
          </table:table-cell>
          <table:table-cell table:style-name="ce1" office:value-type="float" office:value="1.822452" calcext:value-type="float">
            <text:p>1.822452</text:p>
          </table:table-cell>
          <table:table-cell table:style-name="ce1" office:value-type="float" office:value="2.359669" calcext:value-type="float">
            <text:p>2.359669</text:p>
          </table:table-cell>
          <table:table-cell table:style-name="ce1" office:value-type="float" office:value="2.367178" calcext:value-type="float">
            <text:p>2.367178</text:p>
          </table:table-cell>
          <table:table-cell table:style-name="ce1" office:value-type="float" office:value="5.969714" calcext:value-type="float">
            <text:p>5.969714</text:p>
          </table:table-cell>
          <table:table-cell table:style-name="ce1" office:value-type="float" office:value="6.283822" calcext:value-type="float">
            <text:p>6.283822</text:p>
          </table:table-cell>
          <table:table-cell table:style-name="ce1" office:value-type="float" office:value="6.194422" calcext:value-type="float">
            <text:p>6.194422</text:p>
          </table:table-cell>
          <table:table-cell table:style-name="ce1" office:value-type="float" office:value="2.070451" calcext:value-type="float">
            <text:p>2.070451</text:p>
          </table:table-cell>
          <table:table-cell table:style-name="ce1" office:value-type="float" office:value="3.378049" calcext:value-type="float">
            <text:p>3.378049</text:p>
          </table:table-cell>
          <table:table-cell table:style-name="ce1" office:value-type="float" office:value="3.286802" calcext:value-type="float">
            <text:p>3.286802</text:p>
          </table:table-cell>
          <table:table-cell table:style-name="ce1" office:value-type="float" office:value="1.548824" calcext:value-type="float">
            <text:p>1.548824</text:p>
          </table:table-cell>
          <table:table-cell table:style-name="ce1" office:value-type="float" office:value="1.854503" calcext:value-type="float">
            <text:p>1.854503</text:p>
          </table:table-cell>
          <table:table-cell table:style-name="ce1" office:value-type="float" office:value="1.877022" calcext:value-type="float">
            <text:p>1.877022</text:p>
          </table:table-cell>
          <table:table-cell table:style-name="ce1" office:value-type="float" office:value="7.165066" calcext:value-type="float">
            <text:p>7.165066</text:p>
          </table:table-cell>
          <table:table-cell table:style-name="ce1" office:value-type="float" office:value="7.681381" calcext:value-type="float">
            <text:p>7.681381</text:p>
          </table:table-cell>
          <table:table-cell table:style-name="ce1" office:value-type="float" office:value="7.437664" calcext:value-type="float">
            <text:p>7.437664</text:p>
          </table:table-cell>
          <table:table-cell table:style-name="ce1" office:value-type="float" office:value="2.187082" calcext:value-type="float">
            <text:p>2.187082</text:p>
          </table:table-cell>
          <table:table-cell table:style-name="ce1" office:value-type="float" office:value="2.784917" calcext:value-type="float">
            <text:p>2.784917</text:p>
          </table:table-cell>
          <table:table-cell table:style-name="ce1" office:value-type="float" office:value="2.152345" calcext:value-type="float">
            <text:p>2.152345</text:p>
          </table:table-cell>
          <table:table-cell table:style-name="ce1" office:value-type="float" office:value="1.654036" calcext:value-type="float">
            <text:p>1.654036</text:p>
          </table:table-cell>
          <table:table-cell table:style-name="ce1" office:value-type="float" office:value="1.571633" calcext:value-type="float">
            <text:p>1.571633</text:p>
          </table:table-cell>
          <table:table-cell table:style-name="ce1" office:value-type="float" office:value="1.588915" calcext:value-type="float">
            <text:p>1.588915</text:p>
          </table:table-cell>
          <table:table-cell table:style-name="ce1" office:value-type="float" office:value="7.329064" calcext:value-type="float">
            <text:p>7.329064</text:p>
          </table:table-cell>
          <table:table-cell table:style-name="ce1" office:value-type="float" office:value="7.654935" calcext:value-type="float">
            <text:p>7.654935</text:p>
          </table:table-cell>
          <table:table-cell table:style-name="ce1" office:value-type="float" office:value="7.536694" calcext:value-type="float">
            <text:p>7.536694</text:p>
          </table:table-cell>
          <table:table-cell table:style-name="ce1" office:value-type="float" office:value="2.243696" calcext:value-type="float">
            <text:p>2.243696</text:p>
          </table:table-cell>
          <table:table-cell table:style-name="ce1" office:value-type="float" office:value="2.815593" calcext:value-type="float">
            <text:p>2.815593</text:p>
          </table:table-cell>
          <table:table-cell table:style-name="ce1" office:value-type="float" office:value="2.251895" calcext:value-type="float">
            <text:p>2.251895</text:p>
          </table:table-cell>
          <table:table-cell table:style-name="ce1" office:value-type="float" office:value="1.662005" calcext:value-type="float">
            <text:p>1.662005</text:p>
          </table:table-cell>
          <table:table-cell table:style-name="ce1" office:value-type="float" office:value="1.637931" calcext:value-type="float">
            <text:p>1.637931</text:p>
          </table:table-cell>
          <table:table-cell table:style-name="ce1" office:value-type="float" office:value="1.679834" calcext:value-type="float">
            <text:p>1.679834</text:p>
          </table:table-cell>
          <table:table-cell table:style-name="ce1" office:value-type="float" office:value="7.373204" calcext:value-type="float">
            <text:p>7.373204</text:p>
          </table:table-cell>
          <table:table-cell table:style-name="ce1" office:value-type="float" office:value="7.758254" calcext:value-type="float">
            <text:p>7.758254</text:p>
          </table:table-cell>
          <table:table-cell table:style-name="ce1" office:value-type="float" office:value="7.636281" calcext:value-type="float">
            <text:p>7.636281</text:p>
          </table:table-cell>
          <table:table-cell table:style-name="ce1" office:value-type="float" office:value="0.53392" calcext:value-type="float">
            <text:p>0.53392</text:p>
          </table:table-cell>
          <table:table-cell table:style-name="ce1" office:value-type="float" office:value="0.200779" calcext:value-type="float">
            <text:p>0.2007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95.680288" calcext:value-type="float">
            <text:p>95.680288</text:p>
          </table:table-cell>
          <table:table-cell table:style-name="ce1" office:value-type="float" office:value="23.410338" calcext:value-type="float">
            <text:p>23.410338</text:p>
          </table:table-cell>
          <table:table-cell table:style-name="ce1" office:value-type="float" office:value="25.282885" calcext:value-type="float">
            <text:p>25.282885</text:p>
          </table:table-cell>
          <table:table-cell table:style-name="ce1" office:value-type="float" office:value="105.568463" calcext:value-type="float">
            <text:p>105.568463</text:p>
          </table:table-cell>
          <table:table-cell table:style-name="ce1" office:value-type="float" office:value="105.628902" calcext:value-type="float">
            <text:p>105.628902</text:p>
          </table:table-cell>
          <table:table-cell table:style-name="ce1" office:value-type="float" office:value="105.821441" calcext:value-type="float">
            <text:p>105.821441</text:p>
          </table:table-cell>
          <table:table-cell table:style-name="ce1" office:value-type="float" office:value="33.507684" calcext:value-type="float">
            <text:p>33.507684</text:p>
          </table:table-cell>
          <table:table-cell table:style-name="ce1" office:value-type="float" office:value="33.619923" calcext:value-type="float">
            <text:p>33.619923</text:p>
          </table:table-cell>
          <table:table-cell table:style-name="ce1" office:value-type="float" office:value="33.478914" calcext:value-type="float">
            <text:p>33.478914</text:p>
          </table:table-cell>
          <table:table-cell table:style-name="ce1" office:value-type="float" office:value="34.867947" calcext:value-type="float">
            <text:p>34.867947</text:p>
          </table:table-cell>
          <table:table-cell table:style-name="ce1" office:value-type="float" office:value="35.298468" calcext:value-type="float">
            <text:p>35.298468</text:p>
          </table:table-cell>
          <table:table-cell table:style-name="ce1" office:value-type="float" office:value="34.964643" calcext:value-type="float">
            <text:p>34.964643</text:p>
          </table:table-cell>
          <table:table-cell table:style-name="ce1" office:value-type="float" office:value="53.279103" calcext:value-type="float">
            <text:p>53.279103</text:p>
          </table:table-cell>
          <table:table-cell table:style-name="ce1" office:value-type="float" office:value="65.794524" calcext:value-type="float">
            <text:p>65.794524</text:p>
          </table:table-cell>
          <table:table-cell table:style-name="ce1" office:value-type="float" office:value="53.385364" calcext:value-type="float">
            <text:p>53.385364</text:p>
          </table:table-cell>
          <table:table-cell table:style-name="ce1" office:value-type="float" office:value="24.534923" calcext:value-type="float">
            <text:p>24.534923</text:p>
          </table:table-cell>
          <table:table-cell table:style-name="ce1" office:value-type="float" office:value="24.019894" calcext:value-type="float">
            <text:p>24.019894</text:p>
          </table:table-cell>
          <table:table-cell table:style-name="ce1" office:value-type="float" office:value="24.56044" calcext:value-type="float">
            <text:p>24.56044</text:p>
          </table:table-cell>
          <table:table-cell table:style-name="ce1" office:value-type="float" office:value="23.544276" calcext:value-type="float">
            <text:p>23.544276</text:p>
          </table:table-cell>
          <table:table-cell table:style-name="ce1" office:value-type="float" office:value="24.766803" calcext:value-type="float">
            <text:p>24.766803</text:p>
          </table:table-cell>
          <table:table-cell table:style-name="ce1" office:value-type="float" office:value="22.658663" calcext:value-type="float">
            <text:p>22.658663</text:p>
          </table:table-cell>
          <table:table-cell table:style-name="ce1" office:value-type="float" office:value="28.302331" calcext:value-type="float">
            <text:p>28.302331</text:p>
          </table:table-cell>
          <table:table-cell table:style-name="ce1" office:value-type="float" office:value="35.399332" calcext:value-type="float">
            <text:p>35.399332</text:p>
          </table:table-cell>
          <table:table-cell table:style-name="ce1" office:value-type="float" office:value="28.222713" calcext:value-type="float">
            <text:p>28.222713</text:p>
          </table:table-cell>
          <table:table-cell table:style-name="ce1" office:value-type="float" office:value="13.163543" calcext:value-type="float">
            <text:p>13.163543</text:p>
          </table:table-cell>
          <table:table-cell table:style-name="ce1" office:value-type="float" office:value="13.061961" calcext:value-type="float">
            <text:p>13.061961</text:p>
          </table:table-cell>
          <table:table-cell table:style-name="ce1" office:value-type="float" office:value="13.080846" calcext:value-type="float">
            <text:p>13.080846</text:p>
          </table:table-cell>
          <table:table-cell table:style-name="ce1" office:value-type="float" office:value="48.126858" calcext:value-type="float">
            <text:p>48.126858</text:p>
          </table:table-cell>
          <table:table-cell table:style-name="ce1" office:value-type="float" office:value="50.358612" calcext:value-type="float">
            <text:p>50.358612</text:p>
          </table:table-cell>
          <table:table-cell table:style-name="ce1" office:value-type="float" office:value="49.630268" calcext:value-type="float">
            <text:p>49.630268</text:p>
          </table:table-cell>
          <table:table-cell table:style-name="ce1" office:value-type="float" office:value="21.495014" calcext:value-type="float">
            <text:p>21.495014</text:p>
          </table:table-cell>
          <table:table-cell table:style-name="ce1" office:value-type="float" office:value="26.225956" calcext:value-type="float">
            <text:p>26.225956</text:p>
          </table:table-cell>
          <table:table-cell table:style-name="ce1" office:value-type="float" office:value="21.759767" calcext:value-type="float">
            <text:p>21.759767</text:p>
          </table:table-cell>
          <table:table-cell table:style-name="ce1" office:value-type="float" office:value="11.502354" calcext:value-type="float">
            <text:p>11.502354</text:p>
          </table:table-cell>
          <table:table-cell table:style-name="ce1" office:value-type="float" office:value="11.538613" calcext:value-type="float">
            <text:p>11.538613</text:p>
          </table:table-cell>
          <table:table-cell table:style-name="ce1" office:value-type="float" office:value="11.416315" calcext:value-type="float">
            <text:p>11.416315</text:p>
          </table:table-cell>
          <table:table-cell table:style-name="ce1" office:value-type="float" office:value="62.579214" calcext:value-type="float">
            <text:p>62.579214</text:p>
          </table:table-cell>
          <table:table-cell table:style-name="ce1" office:value-type="float" office:value="63.483855" calcext:value-type="float">
            <text:p>63.483855</text:p>
          </table:table-cell>
          <table:table-cell table:style-name="ce1" office:value-type="float" office:value="63.117304" calcext:value-type="float">
            <text:p>63.117304</text:p>
          </table:table-cell>
          <table:table-cell table:style-name="ce1" office:value-type="float" office:value="21.913009" calcext:value-type="float">
            <text:p>21.913009</text:p>
          </table:table-cell>
          <table:table-cell table:style-name="ce1" office:value-type="float" office:value="26.242594" calcext:value-type="float">
            <text:p>26.242594</text:p>
          </table:table-cell>
          <table:table-cell table:style-name="ce1" office:value-type="float" office:value="23.39082" calcext:value-type="float">
            <text:p>23.39082</text:p>
          </table:table-cell>
          <table:table-cell table:style-name="ce1" office:value-type="float" office:value="11.744966" calcext:value-type="float">
            <text:p>11.744966</text:p>
          </table:table-cell>
          <table:table-cell table:style-name="ce1" office:value-type="float" office:value="11.664068" calcext:value-type="float">
            <text:p>11.664068</text:p>
          </table:table-cell>
          <table:table-cell table:style-name="ce1" office:value-type="float" office:value="12.201868" calcext:value-type="float">
            <text:p>12.201868</text:p>
          </table:table-cell>
          <table:table-cell table:style-name="ce1" office:value-type="float" office:value="58.019504" calcext:value-type="float">
            <text:p>58.019504</text:p>
          </table:table-cell>
          <table:table-cell table:style-name="ce1" office:value-type="float" office:value="61.851658" calcext:value-type="float">
            <text:p>61.851658</text:p>
          </table:table-cell>
          <table:table-cell table:style-name="ce1" office:value-type="float" office:value="60.515994" calcext:value-type="float">
            <text:p>60.515994</text:p>
          </table:table-cell>
          <table:table-cell table:style-name="ce1" office:value-type="float" office:value="22.302673" calcext:value-type="float">
            <text:p>22.302673</text:p>
          </table:table-cell>
          <table:table-cell table:style-name="ce1" office:value-type="float" office:value="26.845044" calcext:value-type="float">
            <text:p>26.845044</text:p>
          </table:table-cell>
          <table:table-cell table:style-name="ce1" office:value-type="float" office:value="24.360083" calcext:value-type="float">
            <text:p>24.360083</text:p>
          </table:table-cell>
          <table:table-cell table:style-name="ce1" office:value-type="float" office:value="11.761259" calcext:value-type="float">
            <text:p>11.761259</text:p>
          </table:table-cell>
          <table:table-cell table:style-name="ce1" office:value-type="float" office:value="12.030243" calcext:value-type="float">
            <text:p>12.030243</text:p>
          </table:table-cell>
          <table:table-cell table:style-name="ce1" office:value-type="float" office:value="12.227629" calcext:value-type="float">
            <text:p>12.227629</text:p>
          </table:table-cell>
          <table:table-cell table:style-name="ce1" office:value-type="float" office:value="58.933158" calcext:value-type="float">
            <text:p>58.933158</text:p>
          </table:table-cell>
          <table:table-cell table:style-name="ce1" office:value-type="float" office:value="61.755054" calcext:value-type="float">
            <text:p>61.755054</text:p>
          </table:table-cell>
          <table:table-cell table:style-name="ce1" office:value-type="float" office:value="60.407615" calcext:value-type="float">
            <text:p>60.407615</text:p>
          </table:table-cell>
          <table:table-cell table:style-name="ce1" office:value-type="float" office:value="4.007956" calcext:value-type="float">
            <text:p>4.007956</text:p>
          </table:table-cell>
          <table:table-cell table:style-name="ce1" office:value-type="float" office:value="1.602974" calcext:value-type="float">
            <text:p>1.6029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00" calcext:value-type="float">
            <text:p>800</text:p>
          </table:table-cell>
          <table:table-cell office:value-type="float" office:value="187.282704" calcext:value-type="float">
            <text:p>187.282704</text:p>
          </table:table-cell>
          <table:table-cell office:value-type="float" office:value="202.26308" calcext:value-type="float">
            <text:p>202.26308</text:p>
          </table:table-cell>
          <table:table-cell table:style-name="ce1" table:formula="of:=8*[.E6]" office:value-type="float" office:value="844.547704" calcext:value-type="float">
            <text:p>844.547704</text:p>
          </table:table-cell>
          <table:table-cell table:style-name="ce1" table:formula="of:=8*[.$F6]" office:value-type="float" office:value="845.031216" calcext:value-type="float">
            <text:p>845.031216</text:p>
          </table:table-cell>
          <table:table-cell table:style-name="ce1" table:formula="of:=8*[.$G6]" office:value-type="float" office:value="846.571528" calcext:value-type="float">
            <text:p>846.571528</text:p>
          </table:table-cell>
          <table:table-cell table:formula="of:=8*[.$H6]" office:value-type="float" office:value="268.061472" calcext:value-type="float">
            <text:p>268.061472</text:p>
          </table:table-cell>
          <table:table-cell table:style-name="ce1" table:formula="of:=8*[.$I6]" office:value-type="float" office:value="268.959384" calcext:value-type="float">
            <text:p>268.959384</text:p>
          </table:table-cell>
          <table:table-cell table:style-name="ce1" table:formula="of:=8*[.$J6]" office:value-type="float" office:value="267.831312" calcext:value-type="float">
            <text:p>267.831312</text:p>
          </table:table-cell>
          <table:table-cell table:style-name="ce1" table:formula="of:=8*[.$K6]" office:value-type="float" office:value="278.943576" calcext:value-type="float">
            <text:p>278.943576</text:p>
          </table:table-cell>
          <table:table-cell table:style-name="ce1" table:formula="of:=8*[.$L6]" office:value-type="float" office:value="282.387744" calcext:value-type="float">
            <text:p>282.387744</text:p>
          </table:table-cell>
          <table:table-cell table:style-name="ce1" table:formula="of:=8*[.$M6]" office:value-type="float" office:value="279.717144" calcext:value-type="float">
            <text:p>279.717144</text:p>
          </table:table-cell>
          <table:table-cell table:style-name="ce1" table:formula="of:=8*[.$N6]" office:value-type="float" office:value="426.232824" calcext:value-type="float">
            <text:p>426.232824</text:p>
          </table:table-cell>
          <table:table-cell table:style-name="ce1" table:formula="of:=8*[.$O6]" office:value-type="float" office:value="526.356192" calcext:value-type="float">
            <text:p>526.356192</text:p>
          </table:table-cell>
          <table:table-cell table:style-name="ce1" table:formula="of:=8*[.$P6]" office:value-type="float" office:value="427.082912" calcext:value-type="float">
            <text:p>427.082912</text:p>
          </table:table-cell>
          <table:table-cell table:style-name="ce1" table:formula="of:=8*[.$Q6]" office:value-type="float" office:value="196.279384" calcext:value-type="float">
            <text:p>196.279384</text:p>
          </table:table-cell>
          <table:table-cell table:style-name="ce1" table:formula="of:=8*[.$R6]" office:value-type="float" office:value="192.159152" calcext:value-type="float">
            <text:p>192.159152</text:p>
          </table:table-cell>
          <table:table-cell table:style-name="ce1" table:formula="of:=8*[.$S6]" office:value-type="float" office:value="196.48352" calcext:value-type="float">
            <text:p>196.48352</text:p>
          </table:table-cell>
          <table:table-cell table:style-name="ce1" table:formula="of:=8*[.$T6]" office:value-type="float" office:value="188.354208" calcext:value-type="float">
            <text:p>188.354208</text:p>
          </table:table-cell>
          <table:table-cell table:style-name="ce1" table:formula="of:=8*[.$U6]" office:value-type="float" office:value="198.134424" calcext:value-type="float">
            <text:p>198.134424</text:p>
          </table:table-cell>
          <table:table-cell table:style-name="ce1" table:formula="of:=8*[.$V6]" office:value-type="float" office:value="181.269304" calcext:value-type="float">
            <text:p>181.269304</text:p>
          </table:table-cell>
          <table:table-cell table:style-name="ce1" table:formula="of:=8*[.$W6]" office:value-type="float" office:value="226.418648" calcext:value-type="float">
            <text:p>226.418648</text:p>
          </table:table-cell>
          <table:table-cell table:style-name="ce1" table:formula="of:=8*[.$X6]" office:value-type="float" office:value="283.194656" calcext:value-type="float">
            <text:p>283.194656</text:p>
          </table:table-cell>
          <table:table-cell table:style-name="ce1" table:formula="of:=8*[.$Y6]" office:value-type="float" office:value="225.781704" calcext:value-type="float">
            <text:p>225.781704</text:p>
          </table:table-cell>
          <table:table-cell table:style-name="ce1" table:formula="of:=8*[.$Z6]" office:value-type="float" office:value="105.308344" calcext:value-type="float">
            <text:p>105.308344</text:p>
          </table:table-cell>
          <table:table-cell table:style-name="ce1" table:formula="of:=8*[.$AA6]" office:value-type="float" office:value="104.495688" calcext:value-type="float">
            <text:p>104.495688</text:p>
          </table:table-cell>
          <table:table-cell table:style-name="ce1" table:formula="of:=8*[.$AB6]" office:value-type="float" office:value="104.646768" calcext:value-type="float">
            <text:p>104.646768</text:p>
          </table:table-cell>
          <table:table-cell table:style-name="ce1" table:formula="of:=8*[.$AC6]" office:value-type="float" office:value="385.014864" calcext:value-type="float">
            <text:p>385.014864</text:p>
          </table:table-cell>
          <table:table-cell table:style-name="ce1" table:formula="of:=8*[.$AD6]" office:value-type="float" office:value="402.868896" calcext:value-type="float">
            <text:p>402.868896</text:p>
          </table:table-cell>
          <table:table-cell table:style-name="ce1" table:formula="of:=8*[.$AE6]" office:value-type="float" office:value="397.042144" calcext:value-type="float">
            <text:p>397.042144</text:p>
          </table:table-cell>
          <table:table-cell table:style-name="ce1" table:formula="of:=8*[.$AF6]" office:value-type="float" office:value="171.960112" calcext:value-type="float">
            <text:p>171.960112</text:p>
          </table:table-cell>
          <table:table-cell table:style-name="ce1" table:formula="of:=8*[.$AG6]" office:value-type="float" office:value="209.807648" calcext:value-type="float">
            <text:p>209.807648</text:p>
          </table:table-cell>
          <table:table-cell table:style-name="ce1" table:formula="of:=8*[.$AH6]" office:value-type="float" office:value="174.078136" calcext:value-type="float">
            <text:p>174.078136</text:p>
          </table:table-cell>
          <table:table-cell table:style-name="ce1" table:formula="of:=8*[.$AI6]" office:value-type="float" office:value="92.018832" calcext:value-type="float">
            <text:p>92.018832</text:p>
          </table:table-cell>
          <table:table-cell table:style-name="ce1" table:formula="of:=8*[.$AJ6]" office:value-type="float" office:value="92.308904" calcext:value-type="float">
            <text:p>92.308904</text:p>
          </table:table-cell>
          <table:table-cell table:style-name="ce1" table:formula="of:=8*[.$AK6]" office:value-type="float" office:value="91.33052" calcext:value-type="float">
            <text:p>91.33052</text:p>
          </table:table-cell>
          <table:table-cell table:style-name="ce1" table:formula="of:=8*[.$AL6]" office:value-type="float" office:value="500.633712" calcext:value-type="float">
            <text:p>500.633712</text:p>
          </table:table-cell>
          <table:table-cell table:style-name="ce1" table:formula="of:=8*[.$AM6]" office:value-type="float" office:value="507.87084" calcext:value-type="float">
            <text:p>507.87084</text:p>
          </table:table-cell>
          <table:table-cell table:style-name="ce1" table:formula="of:=8*[.$AN6]" office:value-type="float" office:value="504.938432" calcext:value-type="float">
            <text:p>504.938432</text:p>
          </table:table-cell>
          <table:table-cell table:style-name="ce1" office:value-type="float" office:value="252.168639" calcext:value-type="float">
            <text:p>252.168639</text:p>
          </table:table-cell>
          <table:table-cell table:style-name="ce1" office:value-type="float" office:value="148.767191" calcext:value-type="float">
            <text:p>148.767191</text:p>
          </table:table-cell>
          <table:table-cell table:style-name="ce1" office:value-type="float" office:value="240.153236" calcext:value-type="float">
            <text:p>240.153236</text:p>
          </table:table-cell>
          <table:table-cell table:style-name="ce1" office:value-type="float" office:value="87.167201" calcext:value-type="float">
            <text:p>87.167201</text:p>
          </table:table-cell>
          <table:table-cell table:style-name="ce1" office:value-type="float" office:value="85.923935" calcext:value-type="float">
            <text:p>85.923935</text:p>
          </table:table-cell>
          <table:table-cell table:style-name="ce1" office:value-type="float" office:value="89.060411" calcext:value-type="float">
            <text:p>89.060411</text:p>
          </table:table-cell>
          <table:table-cell table:style-name="ce1" office:value-type="float" office:value="992.695677" calcext:value-type="float">
            <text:p>992.695677</text:p>
          </table:table-cell>
          <table:table-cell table:style-name="ce1" office:value-type="float" office:value="1073.933809" calcext:value-type="float">
            <text:p>1073.933809</text:p>
          </table:table-cell>
          <table:table-cell table:style-name="ce1" office:value-type="float" office:value="1049.348716" calcext:value-type="float">
            <text:p>1049.348716</text:p>
          </table:table-cell>
          <table:table-cell table:style-name="ce1" office:value-type="float" office:value="261.795568" calcext:value-type="float">
            <text:p>261.795568</text:p>
          </table:table-cell>
          <table:table-cell table:style-name="ce1" office:value-type="float" office:value="150.733349" calcext:value-type="float">
            <text:p>150.733349</text:p>
          </table:table-cell>
          <table:table-cell table:style-name="ce1" office:value-type="float" office:value="236.355251" calcext:value-type="float">
            <text:p>236.355251</text:p>
          </table:table-cell>
          <table:table-cell table:style-name="ce1" office:value-type="float" office:value="86.882678" calcext:value-type="float">
            <text:p>86.882678</text:p>
          </table:table-cell>
          <table:table-cell table:style-name="ce1" office:value-type="float" office:value="85.656362" calcext:value-type="float">
            <text:p>85.656362</text:p>
          </table:table-cell>
          <table:table-cell table:style-name="ce1" office:value-type="float" office:value="87.173263" calcext:value-type="float">
            <text:p>87.173263</text:p>
          </table:table-cell>
          <table:table-cell table:style-name="ce1" office:value-type="float" office:value="1002.419355" calcext:value-type="float">
            <text:p>1002.419355</text:p>
          </table:table-cell>
          <table:table-cell table:style-name="ce1" office:value-type="float" office:value="1077.717608" calcext:value-type="float">
            <text:p>1077.717608</text:p>
          </table:table-cell>
          <table:table-cell table:style-name="ce1" office:value-type="float" office:value="1040.612251" calcext:value-type="float">
            <text:p>1040.612251</text:p>
          </table:table-cell>
          <table:table-cell table:style-name="ce1" office:value-type="float" office:value="32.042993" calcext:value-type="float">
            <text:p>32.042993</text:p>
          </table:table-cell>
          <table:table-cell table:style-name="ce1" office:value-type="float" office:value="12.819646" calcext:value-type="float">
            <text:p>12.8196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00" calcext:value-type="float">
            <text:p>6400</text:p>
          </table:table-cell>
          <table:table-cell office:value-type="float" office:value="1498.261632" calcext:value-type="float">
            <text:p>1498.261632</text:p>
          </table:table-cell>
          <table:table-cell office:value-type="float" office:value="1618.10464" calcext:value-type="float">
            <text:p>1618.10464</text:p>
          </table:table-cell>
          <table:table-cell table:style-name="ce1" table:formula="of:=8*[.E7]" office:value-type="float" office:value="6756.381632" calcext:value-type="float">
            <text:p>6756.381632</text:p>
          </table:table-cell>
          <table:table-cell table:style-name="ce1" table:formula="of:=8*[.$F7]" office:value-type="float" office:value="6760.249728" calcext:value-type="float">
            <text:p>6760.249728</text:p>
          </table:table-cell>
          <table:table-cell table:style-name="ce1" table:formula="of:=8*[.$G7]" office:value-type="float" office:value="6772.572224" calcext:value-type="float">
            <text:p>6772.572224</text:p>
          </table:table-cell>
          <table:table-cell table:formula="of:=8*[.$H7]" office:value-type="float" office:value="2144.491776" calcext:value-type="float">
            <text:p>2144.491776</text:p>
          </table:table-cell>
          <table:table-cell table:style-name="ce1" table:formula="of:=8*[.$I7]" office:value-type="float" office:value="2151.675072" calcext:value-type="float">
            <text:p>2151.675072</text:p>
          </table:table-cell>
          <table:table-cell table:style-name="ce1" table:formula="of:=8*[.$J7]" office:value-type="float" office:value="2142.650496" calcext:value-type="float">
            <text:p>2142.650496</text:p>
          </table:table-cell>
          <table:table-cell table:style-name="ce1" table:formula="of:=8*[.$K7]" office:value-type="float" office:value="2231.548608" calcext:value-type="float">
            <text:p>2231.548608</text:p>
          </table:table-cell>
          <table:table-cell table:style-name="ce1" table:formula="of:=8*[.$L7]" office:value-type="float" office:value="2259.101952" calcext:value-type="float">
            <text:p>2259.101952</text:p>
          </table:table-cell>
          <table:table-cell table:style-name="ce1" table:formula="of:=8*[.$M7]" office:value-type="float" office:value="2237.737152" calcext:value-type="float">
            <text:p>2237.737152</text:p>
          </table:table-cell>
          <table:table-cell table:style-name="ce1" table:formula="of:=8*[.$N7]" office:value-type="float" office:value="3409.862592" calcext:value-type="float">
            <text:p>3409.862592</text:p>
          </table:table-cell>
          <table:table-cell table:style-name="ce1" table:formula="of:=8*[.$O7]" office:value-type="float" office:value="4210.849536" calcext:value-type="float">
            <text:p>4210.849536</text:p>
          </table:table-cell>
          <table:table-cell table:style-name="ce1" table:formula="of:=8*[.$P7]" office:value-type="float" office:value="3416.663296" calcext:value-type="float">
            <text:p>3416.663296</text:p>
          </table:table-cell>
          <table:table-cell table:style-name="ce1" table:formula="of:=8*[.$Q7]" office:value-type="float" office:value="1570.235072" calcext:value-type="float">
            <text:p>1570.235072</text:p>
          </table:table-cell>
          <table:table-cell table:style-name="ce1" table:formula="of:=8*[.$R7]" office:value-type="float" office:value="1537.273216" calcext:value-type="float">
            <text:p>1537.273216</text:p>
          </table:table-cell>
          <table:table-cell table:style-name="ce1" table:formula="of:=8*[.$S7]" office:value-type="float" office:value="1571.86816" calcext:value-type="float">
            <text:p>1571.86816</text:p>
          </table:table-cell>
          <table:table-cell table:style-name="ce1" table:formula="of:=8*[.$T7]" office:value-type="float" office:value="1506.833664" calcext:value-type="float">
            <text:p>1506.833664</text:p>
          </table:table-cell>
          <table:table-cell table:style-name="ce1" table:formula="of:=8*[.$U7]" office:value-type="float" office:value="1585.075392" calcext:value-type="float">
            <text:p>1585.075392</text:p>
          </table:table-cell>
          <table:table-cell table:style-name="ce1" table:formula="of:=8*[.$V7]" office:value-type="float" office:value="1450.154432" calcext:value-type="float">
            <text:p>1450.154432</text:p>
          </table:table-cell>
          <table:table-cell table:style-name="ce1" table:formula="of:=8*[.$W7]" office:value-type="float" office:value="1811.349184" calcext:value-type="float">
            <text:p>1811.349184</text:p>
          </table:table-cell>
          <table:table-cell table:style-name="ce1" table:formula="of:=8*[.$X7]" office:value-type="float" office:value="2265.557248" calcext:value-type="float">
            <text:p>2265.557248</text:p>
          </table:table-cell>
          <table:table-cell table:style-name="ce1" table:formula="of:=8*[.$Y7]" office:value-type="float" office:value="1806.253632" calcext:value-type="float">
            <text:p>1806.253632</text:p>
          </table:table-cell>
          <table:table-cell table:style-name="ce1" table:formula="of:=8*[.$Z7]" office:value-type="float" office:value="842.466752" calcext:value-type="float">
            <text:p>842.466752</text:p>
          </table:table-cell>
          <table:table-cell table:style-name="ce1" table:formula="of:=8*[.$AA7]" office:value-type="float" office:value="835.965504" calcext:value-type="float">
            <text:p>835.965504</text:p>
          </table:table-cell>
          <table:table-cell table:style-name="ce1" table:formula="of:=8*[.$AB7]" office:value-type="float" office:value="837.174144" calcext:value-type="float">
            <text:p>837.174144</text:p>
          </table:table-cell>
          <table:table-cell table:style-name="ce1" table:formula="of:=8*[.$AC7]" office:value-type="float" office:value="3080.118912" calcext:value-type="float">
            <text:p>3080.118912</text:p>
          </table:table-cell>
          <table:table-cell table:style-name="ce1" table:formula="of:=8*[.$AD7]" office:value-type="float" office:value="3222.951168" calcext:value-type="float">
            <text:p>3222.951168</text:p>
          </table:table-cell>
          <table:table-cell table:style-name="ce1" table:formula="of:=8*[.$AE7]" office:value-type="float" office:value="3176.337152" calcext:value-type="float">
            <text:p>3176.337152</text:p>
          </table:table-cell>
          <table:table-cell table:style-name="ce1" table:formula="of:=8*[.$AF7]" office:value-type="float" office:value="1375.680896" calcext:value-type="float">
            <text:p>1375.680896</text:p>
          </table:table-cell>
          <table:table-cell table:style-name="ce1" table:formula="of:=8*[.$AG7]" office:value-type="float" office:value="1678.461184" calcext:value-type="float">
            <text:p>1678.461184</text:p>
          </table:table-cell>
          <table:table-cell table:style-name="ce1" table:formula="of:=8*[.$AH7]" office:value-type="float" office:value="1392.625088" calcext:value-type="float">
            <text:p>1392.625088</text:p>
          </table:table-cell>
          <table:table-cell table:style-name="ce1" table:formula="of:=8*[.$AI7]" office:value-type="float" office:value="736.150656" calcext:value-type="float">
            <text:p>736.150656</text:p>
          </table:table-cell>
          <table:table-cell table:style-name="ce1" table:formula="of:=8*[.$AJ7]" office:value-type="float" office:value="738.471232" calcext:value-type="float">
            <text:p>738.471232</text:p>
          </table:table-cell>
          <table:table-cell table:style-name="ce1" table:formula="of:=8*[.$AK7]" office:value-type="float" office:value="730.64416" calcext:value-type="float">
            <text:p>730.64416</text:p>
          </table:table-cell>
          <table:table-cell table:style-name="ce1" table:formula="of:=8*[.$AL7]" office:value-type="float" office:value="4005.069696" calcext:value-type="float">
            <text:p>4005.069696</text:p>
          </table:table-cell>
          <table:table-cell table:style-name="ce1" table:formula="of:=8*[.$AM7]" office:value-type="float" office:value="4062.96672" calcext:value-type="float">
            <text:p>4062.96672</text:p>
          </table:table-cell>
          <table:table-cell table:style-name="ce1" table:formula="of:=8*[.$AN7]" office:value-type="float" office:value="4039.507456" calcext:value-type="float">
            <text:p>4039.507456</text:p>
          </table:table-cell>
          <table:table-cell table:style-name="ce1" table:formula="of:=8*[.$AO7]" office:value-type="float" office:value="2017.349112" calcext:value-type="float">
            <text:p>2017.349112</text:p>
          </table:table-cell>
          <table:table-cell table:style-name="ce1" table:formula="of:=8*[.$AP7]" office:value-type="float" office:value="1190.137528" calcext:value-type="float">
            <text:p>1190.137528</text:p>
          </table:table-cell>
          <table:table-cell table:style-name="ce1" table:formula="of:=8*[.$AQ7]" office:value-type="float" office:value="1921.225888" calcext:value-type="float">
            <text:p>1921.225888</text:p>
          </table:table-cell>
          <table:table-cell table:style-name="ce1" table:formula="of:=8*[.$AR7]" office:value-type="float" office:value="697.337608" calcext:value-type="float">
            <text:p>697.337608</text:p>
          </table:table-cell>
          <table:table-cell table:style-name="ce1" table:formula="of:=8*[.$AS7]" office:value-type="float" office:value="687.39148" calcext:value-type="float">
            <text:p>687.39148</text:p>
          </table:table-cell>
          <table:table-cell table:style-name="ce1" table:formula="of:=8*[.$AT7]" office:value-type="float" office:value="712.483288" calcext:value-type="float">
            <text:p>712.483288</text:p>
          </table:table-cell>
          <table:table-cell table:style-name="ce1" table:formula="of:=8*[.$AU7]" office:value-type="float" office:value="7941.565416" calcext:value-type="float">
            <text:p>7941.565416</text:p>
          </table:table-cell>
          <table:table-cell table:style-name="ce1" table:formula="of:=8*[.$AV7]" office:value-type="float" office:value="8591.470472" calcext:value-type="float">
            <text:p>8591.470472</text:p>
          </table:table-cell>
          <table:table-cell table:style-name="ce1" table:formula="of:=8*[.$AW7]" office:value-type="float" office:value="8394.789728" calcext:value-type="float">
            <text:p>8394.789728</text:p>
          </table:table-cell>
          <table:table-cell table:style-name="ce16" table:formula="of:=8*[.$AX7]" office:value-type="float" office:value="2094.364544" calcext:value-type="float">
            <text:p>2094.364544</text:p>
          </table:table-cell>
          <table:table-cell table:style-name="ce16" table:formula="of:=8*[.$AY7]" office:value-type="float" office:value="1205.866792" calcext:value-type="float">
            <text:p>1205.866792</text:p>
          </table:table-cell>
          <table:table-cell table:style-name="ce16" table:formula="of:=8*[.$AZ7]" office:value-type="float" office:value="1890.842008" calcext:value-type="float">
            <text:p>1890.842008</text:p>
          </table:table-cell>
          <table:table-cell table:formula="of:=8*[.$BA7]" office:value-type="float" office:value="695.061424" calcext:value-type="float">
            <text:p>695.061424</text:p>
          </table:table-cell>
          <table:table-cell table:formula="of:=8*[.$BB7]" office:value-type="float" office:value="685.250896" calcext:value-type="float">
            <text:p>685.250896</text:p>
          </table:table-cell>
          <table:table-cell table:formula="of:=8*[.$BC7]" office:value-type="float" office:value="697.386104" calcext:value-type="float">
            <text:p>697.386104</text:p>
          </table:table-cell>
          <table:table-cell table:formula="of:=8*[.$BD7]" office:value-type="float" office:value="8019.35484" calcext:value-type="float">
            <text:p>8019.35484</text:p>
          </table:table-cell>
          <table:table-cell table:formula="of:=8*[.$BE7]" office:value-type="float" office:value="8621.740864" calcext:value-type="float">
            <text:p>8621.740864</text:p>
          </table:table-cell>
          <table:table-cell table:formula="of:=8*[.$BF7]" office:value-type="float" office:value="8324.898008" calcext:value-type="float">
            <text:p>8324.898008</text:p>
          </table:table-cell>
          <table:table-cell table:style-name="ce1" office:value-type="float" office:value="267.636975" calcext:value-type="float">
            <text:p>267.636975</text:p>
          </table:table-cell>
          <table:table-cell table:style-name="ce1" office:value-type="float" office:value="102.589952" calcext:value-type="float">
            <text:p>102.5899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00" calcext:value-type="float">
            <text:p>51200</text:p>
          </table:table-cell>
          <table:table-cell office:value-type="float" office:value="11986.093056" calcext:value-type="float">
            <text:p>11986.093056</text:p>
          </table:table-cell>
          <table:table-cell office:value-type="float" office:value="12944.83712" calcext:value-type="float">
            <text:p>12944.83712</text:p>
          </table:table-cell>
          <table:table-cell table:style-name="ce1" table:formula="of:=8*[.E8]" office:value-type="float" office:value="54051.053056" calcext:value-type="float">
            <text:p>54051.053056</text:p>
          </table:table-cell>
          <table:table-cell table:style-name="ce1" table:formula="of:=8*[.$F8]" office:value-type="float" office:value="54081.997824" calcext:value-type="float">
            <text:p>54081.997824</text:p>
          </table:table-cell>
          <table:table-cell table:style-name="ce1" table:formula="of:=8*[.$G8]" office:value-type="float" office:value="54180.577792" calcext:value-type="float">
            <text:p>54180.577792</text:p>
          </table:table-cell>
          <table:table-cell table:formula="of:=8*[.$H8]" office:value-type="float" office:value="17155.934208" calcext:value-type="float">
            <text:p>17155.934208</text:p>
          </table:table-cell>
          <table:table-cell table:style-name="ce1" table:formula="of:=8*[.$I8]" office:value-type="float" office:value="17213.400576" calcext:value-type="float">
            <text:p>17213.400576</text:p>
          </table:table-cell>
          <table:table-cell table:style-name="ce1" table:formula="of:=8*[.$J8]" office:value-type="float" office:value="17141.203968" calcext:value-type="float">
            <text:p>17141.203968</text:p>
          </table:table-cell>
          <table:table-cell table:style-name="ce1" table:formula="of:=8*[.$K8]" office:value-type="float" office:value="17852.388864" calcext:value-type="float">
            <text:p>17852.388864</text:p>
          </table:table-cell>
          <table:table-cell table:style-name="ce1" table:formula="of:=8*[.$L8]" office:value-type="float" office:value="18072.815616" calcext:value-type="float">
            <text:p>18072.815616</text:p>
          </table:table-cell>
          <table:table-cell table:style-name="ce1" table:formula="of:=8*[.$M8]" office:value-type="float" office:value="17901.897216" calcext:value-type="float">
            <text:p>17901.897216</text:p>
          </table:table-cell>
          <table:table-cell table:style-name="ce1" table:formula="of:=8*[.$N8]" office:value-type="float" office:value="27278.900736" calcext:value-type="float">
            <text:p>27278.900736</text:p>
          </table:table-cell>
          <table:table-cell table:style-name="ce1" table:formula="of:=8*[.$O8]" office:value-type="float" office:value="33686.796288" calcext:value-type="float">
            <text:p>33686.796288</text:p>
          </table:table-cell>
          <table:table-cell table:style-name="ce1" table:formula="of:=8*[.$P8]" office:value-type="float" office:value="27333.306368" calcext:value-type="float">
            <text:p>27333.306368</text:p>
          </table:table-cell>
          <table:table-cell table:style-name="ce1" table:formula="of:=8*[.$Q8]" office:value-type="float" office:value="12561.880576" calcext:value-type="float">
            <text:p>12561.880576</text:p>
          </table:table-cell>
          <table:table-cell table:style-name="ce1" table:formula="of:=8*[.$R8]" office:value-type="float" office:value="12298.185728" calcext:value-type="float">
            <text:p>12298.185728</text:p>
          </table:table-cell>
          <table:table-cell table:style-name="ce1" table:formula="of:=8*[.$S8]" office:value-type="float" office:value="12574.94528" calcext:value-type="float">
            <text:p>12574.94528</text:p>
          </table:table-cell>
          <table:table-cell table:style-name="ce1" table:formula="of:=8*[.$T8]" office:value-type="float" office:value="12054.669312" calcext:value-type="float">
            <text:p>12054.669312</text:p>
          </table:table-cell>
          <table:table-cell table:style-name="ce1" table:formula="of:=8*[.$U8]" office:value-type="float" office:value="12680.603136" calcext:value-type="float">
            <text:p>12680.603136</text:p>
          </table:table-cell>
          <table:table-cell table:style-name="ce1" table:formula="of:=8*[.$V8]" office:value-type="float" office:value="11601.235456" calcext:value-type="float">
            <text:p>11601.235456</text:p>
          </table:table-cell>
          <table:table-cell table:style-name="ce1" table:formula="of:=8*[.$W8]" office:value-type="float" office:value="14490.793472" calcext:value-type="float">
            <text:p>14490.793472</text:p>
          </table:table-cell>
          <table:table-cell table:style-name="ce1" table:formula="of:=8*[.$X8]" office:value-type="float" office:value="18124.457984" calcext:value-type="float">
            <text:p>18124.457984</text:p>
          </table:table-cell>
          <table:table-cell table:style-name="ce1" table:formula="of:=8*[.$Y8]" office:value-type="float" office:value="14450.029056" calcext:value-type="float">
            <text:p>14450.029056</text:p>
          </table:table-cell>
          <table:table-cell table:style-name="ce1" table:formula="of:=8*[.$Z8]" office:value-type="float" office:value="6739.734016" calcext:value-type="float">
            <text:p>6739.734016</text:p>
          </table:table-cell>
          <table:table-cell table:style-name="ce1" table:formula="of:=8*[.$AA8]" office:value-type="float" office:value="6687.724032" calcext:value-type="float">
            <text:p>6687.724032</text:p>
          </table:table-cell>
          <table:table-cell table:style-name="ce1" table:formula="of:=8*[.$AB8]" office:value-type="float" office:value="6697.393152" calcext:value-type="float">
            <text:p>6697.393152</text:p>
          </table:table-cell>
          <table:table-cell table:style-name="ce1" table:formula="of:=8*[.$AC8]" office:value-type="float" office:value="24640.951296" calcext:value-type="float">
            <text:p>24640.951296</text:p>
          </table:table-cell>
          <table:table-cell table:style-name="ce1" table:formula="of:=8*[.$AD8]" office:value-type="float" office:value="25783.609344" calcext:value-type="float">
            <text:p>25783.609344</text:p>
          </table:table-cell>
          <table:table-cell table:style-name="ce1" table:formula="of:=8*[.$AE8]" office:value-type="float" office:value="25410.697216" calcext:value-type="float">
            <text:p>25410.697216</text:p>
          </table:table-cell>
          <table:table-cell table:style-name="ce1" table:formula="of:=8*[.$AF8]" office:value-type="float" office:value="11005.447168" calcext:value-type="float">
            <text:p>11005.447168</text:p>
          </table:table-cell>
          <table:table-cell table:style-name="ce1" table:formula="of:=8*[.$AG8]" office:value-type="float" office:value="13427.689472" calcext:value-type="float">
            <text:p>13427.689472</text:p>
          </table:table-cell>
          <table:table-cell table:style-name="ce1" table:formula="of:=8*[.$AH8]" office:value-type="float" office:value="11141.000704" calcext:value-type="float">
            <text:p>11141.000704</text:p>
          </table:table-cell>
          <table:table-cell table:style-name="ce1" table:formula="of:=8*[.$AI8]" office:value-type="float" office:value="5889.205248" calcext:value-type="float">
            <text:p>5889.205248</text:p>
          </table:table-cell>
          <table:table-cell table:style-name="ce1" table:formula="of:=8*[.$AJ8]" office:value-type="float" office:value="5907.769856" calcext:value-type="float">
            <text:p>5907.769856</text:p>
          </table:table-cell>
          <table:table-cell table:style-name="ce1" table:formula="of:=8*[.$AK8]" office:value-type="float" office:value="5845.15328" calcext:value-type="float">
            <text:p>5845.15328</text:p>
          </table:table-cell>
          <table:table-cell table:style-name="ce1" table:formula="of:=8*[.$AL8]" office:value-type="float" office:value="32040.557568" calcext:value-type="float">
            <text:p>32040.557568</text:p>
          </table:table-cell>
          <table:table-cell table:style-name="ce1" table:formula="of:=8*[.$AM8]" office:value-type="float" office:value="32503.73376" calcext:value-type="float">
            <text:p>32503.73376</text:p>
          </table:table-cell>
          <table:table-cell table:style-name="ce1" table:formula="of:=8*[.$AN8]" office:value-type="float" office:value="32316.059648" calcext:value-type="float">
            <text:p>32316.059648</text:p>
          </table:table-cell>
          <table:table-cell table:style-name="ce1" table:formula="of:=8*[.$AO8]" office:value-type="float" office:value="16138.792896" calcext:value-type="float">
            <text:p>16138.792896</text:p>
          </table:table-cell>
          <table:table-cell table:style-name="ce1" table:formula="of:=8*[.$AP8]" office:value-type="float" office:value="9521.100224" calcext:value-type="float">
            <text:p>9521.100224</text:p>
          </table:table-cell>
          <table:table-cell table:style-name="ce1" table:formula="of:=8*[.$AQ8]" office:value-type="float" office:value="15369.807104" calcext:value-type="float">
            <text:p>15369.807104</text:p>
          </table:table-cell>
          <table:table-cell table:style-name="ce1" table:formula="of:=8*[.$AR8]" office:value-type="float" office:value="5578.700864" calcext:value-type="float">
            <text:p>5578.700864</text:p>
          </table:table-cell>
          <table:table-cell table:style-name="ce1" table:formula="of:=8*[.$AS8]" office:value-type="float" office:value="5499.13184" calcext:value-type="float">
            <text:p>5499.13184</text:p>
          </table:table-cell>
          <table:table-cell table:style-name="ce1" table:formula="of:=8*[.$AT8]" office:value-type="float" office:value="5699.866304" calcext:value-type="float">
            <text:p>5699.866304</text:p>
          </table:table-cell>
          <table:table-cell table:style-name="ce1" table:formula="of:=8*[.$AU8]" office:value-type="float" office:value="63532.523328" calcext:value-type="float">
            <text:p>63532.523328</text:p>
          </table:table-cell>
          <table:table-cell table:style-name="ce1" table:formula="of:=8*[.$AV8]" office:value-type="float" office:value="68731.763776" calcext:value-type="float">
            <text:p>68731.763776</text:p>
          </table:table-cell>
          <table:table-cell table:style-name="ce1" table:formula="of:=8*[.$AW8]" office:value-type="float" office:value="67158.317824" calcext:value-type="float">
            <text:p>67158.317824</text:p>
          </table:table-cell>
          <table:table-cell table:style-name="ce16" table:formula="of:=8*[.$AX8]" office:value-type="float" office:value="16754.916352" calcext:value-type="float">
            <text:p>16754.916352</text:p>
          </table:table-cell>
          <table:table-cell table:style-name="ce16" table:formula="of:=8*[.$AY8]" office:value-type="float" office:value="9646.934336" calcext:value-type="float">
            <text:p>9646.934336</text:p>
          </table:table-cell>
          <table:table-cell table:style-name="ce16" table:formula="of:=8*[.$AZ8]" office:value-type="float" office:value="15126.736064" calcext:value-type="float">
            <text:p>15126.736064</text:p>
          </table:table-cell>
          <table:table-cell table:formula="of:=8*[.$BA8]" office:value-type="float" office:value="5560.491392" calcext:value-type="float">
            <text:p>5560.491392</text:p>
          </table:table-cell>
          <table:table-cell table:formula="of:=8*[.$BB8]" office:value-type="float" office:value="5482.007168" calcext:value-type="float">
            <text:p>5482.007168</text:p>
          </table:table-cell>
          <table:table-cell table:formula="of:=8*[.$BC8]" office:value-type="float" office:value="5579.088832" calcext:value-type="float">
            <text:p>5579.088832</text:p>
          </table:table-cell>
          <table:table-cell table:formula="of:=8*[.$BD8]" office:value-type="float" office:value="64154.83872" calcext:value-type="float">
            <text:p>64154.83872</text:p>
          </table:table-cell>
          <table:table-cell table:formula="of:=8*[.$BE8]" office:value-type="float" office:value="68973.926912" calcext:value-type="float">
            <text:p>68973.926912</text:p>
          </table:table-cell>
          <table:table-cell table:formula="of:=8*[.$BF8]" office:value-type="float" office:value="66599.184064" calcext:value-type="float">
            <text:p>66599.184064</text:p>
          </table:table-cell>
          <table:table-cell table:style-name="ce1" office:value-type="float" office:value="2141" calcext:value-type="float">
            <text:p>2141</text:p>
          </table:table-cell>
          <table:table-cell table:style-name="ce1" office:value-type="float" office:value="820" calcext:value-type="float">
            <text:p>820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/>
          <table:table-cell office:value-type="string" calcext:value-type="string">
            <text:p>weird value for 2048</text:p>
          </table:table-cell>
          <table:table-cell table:number-columns-repeated="2"/>
          <table:table-cell office:value-type="string" calcext:value-type="string">
            <text:p>weird value at 2048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6"/>
          <table:table-cell office:value-type="string" calcext:value-type="string">
            <text:p>Rate</text:p>
          </table:table-cell>
          <table:table-cell table:number-columns-repeated="53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Serial</text:p>
          </table:table-cell>
          <table:covered-table-cell table:number-columns-repeated="2"/>
          <table:table-cell table:style-name="ce5" office:value-type="string" calcext:value-type="string" table:number-columns-spanned="9" table:number-rows-spanned="1">
            <text:p>1 Thread OpenMP</text:p>
          </table:table-cell>
          <table:covered-table-cell table:number-columns-repeated="8"/>
          <table:table-cell table:style-name="ce10" office:value-type="string" calcext:value-type="string" table:number-columns-spanned="9" table:number-rows-spanned="1">
            <text:p>2 Thread OpenMP</text:p>
          </table:table-cell>
          <table:covered-table-cell table:number-columns-repeated="8"/>
          <table:table-cell table:style-name="ce11" office:value-type="string" calcext:value-type="string" table:number-columns-spanned="9" table:number-rows-spanned="1">
            <text:p>4 Threads OpenMP</text:p>
          </table:table-cell>
          <table:covered-table-cell table:number-columns-repeated="8"/>
          <table:table-cell table:style-name="ce13" office:value-type="string" calcext:value-type="string" table:number-columns-spanned="9" table:number-rows-spanned="1">
            <text:p>8 Threads OpenMP</text:p>
          </table:table-cell>
          <table:covered-table-cell table:number-columns-repeated="8"/>
          <table:table-cell table:style-name="ce14" office:value-type="string" calcext:value-type="string" table:number-columns-spanned="9" table:number-rows-spanned="1">
            <text:p>16 Threads OpenMP</text:p>
          </table:table-cell>
          <table:covered-table-cell table:number-columns-repeated="8"/>
          <table:table-cell table:style-name="ce15" office:value-type="string" calcext:value-type="string" table:number-columns-spanned="9" table:number-rows-spanned="1">
            <text:p>32 Threads OpenMP</text:p>
          </table:table-cell>
          <table:covered-table-cell table:number-columns-repeated="8"/>
          <table:table-cell table:style-name="ce17" office:value-type="string" calcext:value-type="string" table:number-columns-spanned="2" table:number-rows-spanned="1">
            <text:p>CUDA</text:p>
          </table:table-cell>
          <table:covered-table-cell table:style-name="ce18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T Naive Static</text:p>
          </table:table-cell>
          <table:table-cell office:value-type="string" calcext:value-type="string">
            <text:p>1T Naive Dynamic</text:p>
          </table:table-cell>
          <table:table-cell office:value-type="string" calcext:value-type="string">
            <text:p>1T Naive Guided</text:p>
          </table:table-cell>
          <table:table-cell office:value-type="string" calcext:value-type="string">
            <text:p>1T Loop Static</text:p>
          </table:table-cell>
          <table:table-cell office:value-type="string" calcext:value-type="string">
            <text:p>1T Loop Dynamic</text:p>
          </table:table-cell>
          <table:table-cell office:value-type="string" calcext:value-type="string">
            <text:p>1T Loop Guided</text:p>
          </table:table-cell>
          <table:table-cell office:value-type="string" calcext:value-type="string">
            <text:p>1T blocking static</text:p>
          </table:table-cell>
          <table:table-cell office:value-type="string" calcext:value-type="string">
            <text:p>1T Blocking dynamic</text:p>
          </table:table-cell>
          <table:table-cell office:value-type="string" calcext:value-type="string">
            <text:p>1T blocking guided</text:p>
          </table:table-cell>
          <table:table-cell office:value-type="string" calcext:value-type="string">
            <text:p>2T Naive Static</text:p>
          </table:table-cell>
          <table:table-cell office:value-type="string" calcext:value-type="string">
            <text:p>2T Naive Dynamic</text:p>
          </table:table-cell>
          <table:table-cell office:value-type="string" calcext:value-type="string">
            <text:p>2T Naive Guided</text:p>
          </table:table-cell>
          <table:table-cell office:value-type="string" calcext:value-type="string">
            <text:p>2T Loop Static</text:p>
          </table:table-cell>
          <table:table-cell office:value-type="string" calcext:value-type="string">
            <text:p>2T Loop Dynamic</text:p>
          </table:table-cell>
          <table:table-cell office:value-type="string" calcext:value-type="string">
            <text:p>2T Loop Guided</text:p>
          </table:table-cell>
          <table:table-cell office:value-type="string" calcext:value-type="string">
            <text:p>2T blocking static</text:p>
          </table:table-cell>
          <table:table-cell office:value-type="string" calcext:value-type="string">
            <text:p>2T Blocking dynamic</text:p>
          </table:table-cell>
          <table:table-cell office:value-type="string" calcext:value-type="string">
            <text:p>2T blocking guided</text:p>
          </table:table-cell>
          <table:table-cell office:value-type="string" calcext:value-type="string">
            <text:p>4T Naive Static</text:p>
          </table:table-cell>
          <table:table-cell office:value-type="string" calcext:value-type="string">
            <text:p>4T Naive Dynamic</text:p>
          </table:table-cell>
          <table:table-cell office:value-type="string" calcext:value-type="string">
            <text:p>4T Naive Guided</text:p>
          </table:table-cell>
          <table:table-cell office:value-type="string" calcext:value-type="string">
            <text:p>4T Loop Static</text:p>
          </table:table-cell>
          <table:table-cell office:value-type="string" calcext:value-type="string">
            <text:p>4T Loop Dynamic</text:p>
          </table:table-cell>
          <table:table-cell office:value-type="string" calcext:value-type="string">
            <text:p>4T Loop Guided</text:p>
          </table:table-cell>
          <table:table-cell office:value-type="string" calcext:value-type="string">
            <text:p>4T blocking static</text:p>
          </table:table-cell>
          <table:table-cell office:value-type="string" calcext:value-type="string">
            <text:p>4T Blocking dynamic</text:p>
          </table:table-cell>
          <table:table-cell office:value-type="string" calcext:value-type="string">
            <text:p>4T blocking guided</text:p>
          </table:table-cell>
          <table:table-cell office:value-type="string" calcext:value-type="string">
            <text:p>8T Naive Static</text:p>
          </table:table-cell>
          <table:table-cell office:value-type="string" calcext:value-type="string">
            <text:p>8T Naive Dynamic</text:p>
          </table:table-cell>
          <table:table-cell office:value-type="string" calcext:value-type="string">
            <text:p>8T Naive Guided</text:p>
          </table:table-cell>
          <table:table-cell office:value-type="string" calcext:value-type="string">
            <text:p>8T Loop Static</text:p>
          </table:table-cell>
          <table:table-cell office:value-type="string" calcext:value-type="string">
            <text:p>8T Loop Dynamic</text:p>
          </table:table-cell>
          <table:table-cell office:value-type="string" calcext:value-type="string">
            <text:p>8T Loop Guided</text:p>
          </table:table-cell>
          <table:table-cell office:value-type="string" calcext:value-type="string">
            <text:p>8T blocking static</text:p>
          </table:table-cell>
          <table:table-cell office:value-type="string" calcext:value-type="string">
            <text:p>8T Blocking dynamic</text:p>
          </table:table-cell>
          <table:table-cell office:value-type="string" calcext:value-type="string">
            <text:p>8T blocking guided</text:p>
          </table:table-cell>
          <table:table-cell office:value-type="string" calcext:value-type="string">
            <text:p>16T Naive Static</text:p>
          </table:table-cell>
          <table:table-cell office:value-type="string" calcext:value-type="string">
            <text:p>16T Naive Dynamic</text:p>
          </table:table-cell>
          <table:table-cell office:value-type="string" calcext:value-type="string">
            <text:p>16T Naive Guided</text:p>
          </table:table-cell>
          <table:table-cell office:value-type="string" calcext:value-type="string">
            <text:p>16T Loop Static</text:p>
          </table:table-cell>
          <table:table-cell office:value-type="string" calcext:value-type="string">
            <text:p>16T Loop Dynamic</text:p>
          </table:table-cell>
          <table:table-cell office:value-type="string" calcext:value-type="string">
            <text:p>16T Loop Guided</text:p>
          </table:table-cell>
          <table:table-cell office:value-type="string" calcext:value-type="string">
            <text:p>16T blocking static</text:p>
          </table:table-cell>
          <table:table-cell office:value-type="string" calcext:value-type="string">
            <text:p>16T Blocking dynamic</text:p>
          </table:table-cell>
          <table:table-cell office:value-type="string" calcext:value-type="string">
            <text:p>16T blocking guided</text:p>
          </table:table-cell>
          <table:table-cell office:value-type="string" calcext:value-type="string">
            <text:p>32T Naive Static</text:p>
          </table:table-cell>
          <table:table-cell office:value-type="string" calcext:value-type="string">
            <text:p>32T Naive Dynamic</text:p>
          </table:table-cell>
          <table:table-cell office:value-type="string" calcext:value-type="string">
            <text:p>32T Naive Guided</text:p>
          </table:table-cell>
          <table:table-cell office:value-type="string" calcext:value-type="string">
            <text:p>32T Loop Static</text:p>
          </table:table-cell>
          <table:table-cell office:value-type="string" calcext:value-type="string">
            <text:p>32T Loop Dynamic</text:p>
          </table:table-cell>
          <table:table-cell office:value-type="string" calcext:value-type="string">
            <text:p>32T Loop Guided</text:p>
          </table:table-cell>
          <table:table-cell office:value-type="string" calcext:value-type="string">
            <text:p>32T blocking static</text:p>
          </table:table-cell>
          <table:table-cell office:value-type="string" calcext:value-type="string">
            <text:p>32T Blocking dynamic</text:p>
          </table:table-cell>
          <table:table-cell office:value-type="string" calcext:value-type="string">
            <text:p>32T blocking guided</text:p>
          </table:table-cell>
          <table:table-cell office:value-type="string" calcext:value-type="string">
            <text:p>CUDA Global</text:p>
          </table:table-cell>
          <table:table-cell office:value-type="string" calcext:value-type="string">
            <text:p>CUDA Shared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17.404748" calcext:value-type="float">
            <text:p>417.404748</text:p>
          </table:table-cell>
          <table:table-cell table:style-name="ce1" office:value-type="float" office:value="732.097273" calcext:value-type="float">
            <text:p>732.097273</text:p>
          </table:table-cell>
          <table:table-cell table:style-name="ce1" office:value-type="float" office:value="740.483727" calcext:value-type="float">
            <text:p>740.483727</text:p>
          </table:table-cell>
          <table:table-cell table:style-name="ce1" office:value-type="float" office:value="334.862494" calcext:value-type="float">
            <text:p>334.862494</text:p>
          </table:table-cell>
          <table:table-cell table:style-name="ce1" office:value-type="float" office:value="339.212625" calcext:value-type="float">
            <text:p>339.212625</text:p>
          </table:table-cell>
          <table:table-cell table:style-name="ce1" office:value-type="float" office:value="339.854923" calcext:value-type="float">
            <text:p>339.854923</text:p>
          </table:table-cell>
          <table:table-cell table:style-name="ce1" office:value-type="float" office:value="504.41529" calcext:value-type="float">
            <text:p>504.41529</text:p>
          </table:table-cell>
          <table:table-cell table:style-name="ce1" office:value-type="float" office:value="501.643461" calcext:value-type="float">
            <text:p>501.643461</text:p>
          </table:table-cell>
          <table:table-cell table:style-name="ce1" office:value-type="float" office:value="506.973575" calcext:value-type="float">
            <text:p>506.973575</text:p>
          </table:table-cell>
          <table:table-cell table:style-name="ce1" office:value-type="float" office:value="524.783875" calcext:value-type="float">
            <text:p>524.783875</text:p>
          </table:table-cell>
          <table:table-cell table:style-name="ce1" office:value-type="float" office:value="524.735145" calcext:value-type="float">
            <text:p>524.735145</text:p>
          </table:table-cell>
          <table:table-cell table:style-name="ce1" office:value-type="float" office:value="525.943077" calcext:value-type="float">
            <text:p>525.943077</text:p>
          </table:table-cell>
          <table:table-cell table:style-name="ce1" office:value-type="float" office:value="663.094597" calcext:value-type="float">
            <text:p>663.094597</text:p>
          </table:table-cell>
          <table:table-cell table:style-name="ce1" office:value-type="float" office:value="553.198498" calcext:value-type="float">
            <text:p>553.198498</text:p>
          </table:table-cell>
          <table:table-cell table:style-name="ce1" office:value-type="float" office:value="664.1807" calcext:value-type="float">
            <text:p>664.1807</text:p>
          </table:table-cell>
          <table:table-cell table:style-name="ce1" office:value-type="float" office:value="587.511043" calcext:value-type="float">
            <text:p>587.511043</text:p>
          </table:table-cell>
          <table:table-cell table:style-name="ce1" office:value-type="float" office:value="593.979436" calcext:value-type="float">
            <text:p>593.979436</text:p>
          </table:table-cell>
          <table:table-cell table:style-name="ce1" office:value-type="float" office:value="591.109317" calcext:value-type="float">
            <text:p>591.109317</text:p>
          </table:table-cell>
          <table:table-cell table:style-name="ce1" office:value-type="float" office:value="764.810247" calcext:value-type="float">
            <text:p>764.810247</text:p>
          </table:table-cell>
          <table:table-cell table:style-name="ce1" office:value-type="float" office:value="712.875549" calcext:value-type="float">
            <text:p>712.875549</text:p>
          </table:table-cell>
          <table:table-cell table:style-name="ce1" office:value-type="float" office:value="758.471615" calcext:value-type="float">
            <text:p>758.471615</text:p>
          </table:table-cell>
          <table:table-cell table:style-name="ce1" office:value-type="float" office:value="1285.672116" calcext:value-type="float">
            <text:p>1285.672116</text:p>
          </table:table-cell>
          <table:table-cell table:style-name="ce1" office:value-type="float" office:value="710.980258" calcext:value-type="float">
            <text:p>710.980258</text:p>
          </table:table-cell>
          <table:table-cell table:style-name="ce1" office:value-type="float" office:value="1267.31402" calcext:value-type="float">
            <text:p>1267.31402</text:p>
          </table:table-cell>
          <table:table-cell table:style-name="ce1" office:value-type="float" office:value="1078.680205" calcext:value-type="float">
            <text:p>1078.680205</text:p>
          </table:table-cell>
          <table:table-cell table:style-name="ce1" office:value-type="float" office:value="1078.416253" calcext:value-type="float">
            <text:p>1078.416253</text:p>
          </table:table-cell>
          <table:table-cell table:style-name="ce1" office:value-type="float" office:value="1095.905002" calcext:value-type="float">
            <text:p>1095.905002</text:p>
          </table:table-cell>
          <table:table-cell table:style-name="ce1" office:value-type="float" office:value="355.57654" calcext:value-type="float">
            <text:p>355.57654</text:p>
          </table:table-cell>
          <table:table-cell table:style-name="ce1" office:value-type="float" office:value="339.992936" calcext:value-type="float">
            <text:p>339.992936</text:p>
          </table:table-cell>
          <table:table-cell table:style-name="ce1" office:value-type="float" office:value="345.557224" calcext:value-type="float">
            <text:p>345.557224</text:p>
          </table:table-cell>
          <table:table-cell table:style-name="ce1" office:value-type="float" office:value="1348.6357" calcext:value-type="float">
            <text:p>1348.6357</text:p>
          </table:table-cell>
          <table:table-cell table:style-name="ce1" office:value-type="float" office:value="967.209033" calcext:value-type="float">
            <text:p>967.209033</text:p>
          </table:table-cell>
          <table:table-cell table:style-name="ce1" office:value-type="float" office:value="1364.327536" calcext:value-type="float">
            <text:p>1364.327536</text:p>
          </table:table-cell>
          <table:table-cell table:style-name="ce1" office:value-type="float" office:value="1276.20232" calcext:value-type="float">
            <text:p>1276.20232</text:p>
          </table:table-cell>
          <table:table-cell table:style-name="ce1" office:value-type="float" office:value="1257.439374" calcext:value-type="float">
            <text:p>1257.439374</text:p>
          </table:table-cell>
          <table:table-cell table:style-name="ce1" office:value-type="float" office:value="1281.617215" calcext:value-type="float">
            <text:p>1281.617215</text:p>
          </table:table-cell>
          <table:table-cell table:style-name="ce1" office:value-type="float" office:value="273.849527" calcext:value-type="float">
            <text:p>273.849527</text:p>
          </table:table-cell>
          <table:table-cell table:style-name="ce1" office:value-type="float" office:value="267.807447" calcext:value-type="float">
            <text:p>267.807447</text:p>
          </table:table-cell>
          <table:table-cell table:style-name="ce1" office:value-type="float" office:value="271.217446" calcext:value-type="float">
            <text:p>271.217446</text:p>
          </table:table-cell>
          <table:table-cell table:style-name="ce1" office:value-type="float" office:value="1145.437473" calcext:value-type="float">
            <text:p>1145.437473</text:p>
          </table:table-cell>
          <table:table-cell table:style-name="ce1" office:value-type="float" office:value="942.193429" calcext:value-type="float">
            <text:p>942.193429</text:p>
          </table:table-cell>
          <table:table-cell table:style-name="ce1" office:value-type="float" office:value="1293.376962" calcext:value-type="float">
            <text:p>1293.376962</text:p>
          </table:table-cell>
          <table:table-cell table:style-name="ce1" office:value-type="float" office:value="1090.521292" calcext:value-type="float">
            <text:p>1090.521292</text:p>
          </table:table-cell>
          <table:table-cell table:style-name="ce1" office:value-type="float" office:value="1227.286768" calcext:value-type="float">
            <text:p>1227.286768</text:p>
          </table:table-cell>
          <table:table-cell table:style-name="ce1" office:value-type="float" office:value="1242.387222" calcext:value-type="float">
            <text:p>1242.387222</text:p>
          </table:table-cell>
          <table:table-cell table:style-name="ce1" office:value-type="float" office:value="289.681977" calcext:value-type="float">
            <text:p>289.681977</text:p>
          </table:table-cell>
          <table:table-cell table:style-name="ce1" office:value-type="float" office:value="271.512886" calcext:value-type="float">
            <text:p>271.512886</text:p>
          </table:table-cell>
          <table:table-cell table:style-name="ce1" office:value-type="float" office:value="274.864194" calcext:value-type="float">
            <text:p>274.864194</text:p>
          </table:table-cell>
          <table:table-cell table:style-name="ce1" office:value-type="float" office:value="1115.456338" calcext:value-type="float">
            <text:p>1115.456338</text:p>
          </table:table-cell>
          <table:table-cell table:style-name="ce1" office:value-type="float" office:value="897.875547" calcext:value-type="float">
            <text:p>897.875547</text:p>
          </table:table-cell>
          <table:table-cell table:style-name="ce1" office:value-type="float" office:value="1130.040835" calcext:value-type="float">
            <text:p>1130.040835</text:p>
          </table:table-cell>
          <table:table-cell table:style-name="ce1" office:value-type="float" office:value="1062.513006" calcext:value-type="float">
            <text:p>1062.513006</text:p>
          </table:table-cell>
          <table:table-cell table:style-name="ce1" office:value-type="float" office:value="1187.760331" calcext:value-type="float">
            <text:p>1187.760331</text:p>
          </table:table-cell>
          <table:table-cell table:style-name="ce1" office:value-type="float" office:value="1146.272409" calcext:value-type="float">
            <text:p>1146.272409</text:p>
          </table:table-cell>
          <table:table-cell table:style-name="ce1" office:value-type="float" office:value="291.544951" calcext:value-type="float">
            <text:p>291.544951</text:p>
          </table:table-cell>
          <table:table-cell table:style-name="ce1" office:value-type="float" office:value="273.624855" calcext:value-type="float">
            <text:p>273.624855</text:p>
          </table:table-cell>
          <table:table-cell table:style-name="ce1" office:value-type="float" office:value="277.823104" calcext:value-type="float">
            <text:p>277.823104</text:p>
          </table:table-cell>
          <table:table-cell table:style-name="ce1" office:value-type="float" office:value="4245.489602" calcext:value-type="float">
            <text:p>4245.489602</text:p>
          </table:table-cell>
          <table:table-cell table:style-name="ce1" office:value-type="float" office:value="10590.834865" calcext:value-type="float">
            <text:p>10590.8348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363.027811" calcext:value-type="float">
            <text:p>363.027811</text:p>
          </table:table-cell>
          <table:table-cell table:style-name="ce1" office:value-type="float" office:value="733.567435" calcext:value-type="float">
            <text:p>733.567435</text:p>
          </table:table-cell>
          <table:table-cell table:style-name="ce1" office:value-type="float" office:value="735.642507" calcext:value-type="float">
            <text:p>735.642507</text:p>
          </table:table-cell>
          <table:table-cell table:style-name="ce1" office:value-type="float" office:value="290.69865" calcext:value-type="float">
            <text:p>290.69865</text:p>
          </table:table-cell>
          <table:table-cell table:style-name="ce1" office:value-type="float" office:value="290.525813" calcext:value-type="float">
            <text:p>290.525813</text:p>
          </table:table-cell>
          <table:table-cell table:style-name="ce1" office:value-type="float" office:value="295.770119" calcext:value-type="float">
            <text:p>295.770119</text:p>
          </table:table-cell>
          <table:table-cell table:style-name="ce1" office:value-type="float" office:value="512.455677" calcext:value-type="float">
            <text:p>512.455677</text:p>
          </table:table-cell>
          <table:table-cell table:style-name="ce1" office:value-type="float" office:value="510.055085" calcext:value-type="float">
            <text:p>510.055085</text:p>
          </table:table-cell>
          <table:table-cell table:style-name="ce1" office:value-type="float" office:value="512.54627" calcext:value-type="float">
            <text:p>512.54627</text:p>
          </table:table-cell>
          <table:table-cell table:style-name="ce1" office:value-type="float" office:value="527.387376" calcext:value-type="float">
            <text:p>527.387376</text:p>
          </table:table-cell>
          <table:table-cell table:style-name="ce1" office:value-type="float" office:value="523.780789" calcext:value-type="float">
            <text:p>523.780789</text:p>
          </table:table-cell>
          <table:table-cell table:style-name="ce1" office:value-type="float" office:value="527.670795" calcext:value-type="float">
            <text:p>527.670795</text:p>
          </table:table-cell>
          <table:table-cell table:style-name="ce1" office:value-type="float" office:value="577.284666" calcext:value-type="float">
            <text:p>577.284666</text:p>
          </table:table-cell>
          <table:table-cell table:style-name="ce1" office:value-type="float" office:value="368.116661" calcext:value-type="float">
            <text:p>368.116661</text:p>
          </table:table-cell>
          <table:table-cell table:style-name="ce1" office:value-type="float" office:value="574.539164" calcext:value-type="float">
            <text:p>574.539164</text:p>
          </table:table-cell>
          <table:table-cell table:style-name="ce1" office:value-type="float" office:value="639.154312" calcext:value-type="float">
            <text:p>639.154312</text:p>
          </table:table-cell>
          <table:table-cell table:style-name="ce1" office:value-type="float" office:value="654.838468" calcext:value-type="float">
            <text:p>654.838468</text:p>
          </table:table-cell>
          <table:table-cell table:style-name="ce1" office:value-type="float" office:value="635.530664" calcext:value-type="float">
            <text:p>635.530664</text:p>
          </table:table-cell>
          <table:table-cell table:style-name="ce1" office:value-type="float" office:value="743.577757" calcext:value-type="float">
            <text:p>743.577757</text:p>
          </table:table-cell>
          <table:table-cell table:style-name="ce1" office:value-type="float" office:value="708.010604" calcext:value-type="float">
            <text:p>708.010604</text:p>
          </table:table-cell>
          <table:table-cell table:style-name="ce1" office:value-type="float" office:value="754.559839" calcext:value-type="float">
            <text:p>754.559839</text:p>
          </table:table-cell>
          <table:table-cell table:style-name="ce1" office:value-type="float" office:value="1129.383752" calcext:value-type="float">
            <text:p>1129.383752</text:p>
          </table:table-cell>
          <table:table-cell table:style-name="ce1" office:value-type="float" office:value="645.27219" calcext:value-type="float">
            <text:p>645.27219</text:p>
          </table:table-cell>
          <table:table-cell table:style-name="ce1" office:value-type="float" office:value="1162.289443" calcext:value-type="float">
            <text:p>1162.289443</text:p>
          </table:table-cell>
          <table:table-cell table:style-name="ce1" office:value-type="float" office:value="1178.358937" calcext:value-type="float">
            <text:p>1178.358937</text:p>
          </table:table-cell>
          <table:table-cell table:style-name="ce1" office:value-type="float" office:value="910.215001" calcext:value-type="float">
            <text:p>910.215001</text:p>
          </table:table-cell>
          <table:table-cell table:style-name="ce1" office:value-type="float" office:value="907.289663" calcext:value-type="float">
            <text:p>907.289663</text:p>
          </table:table-cell>
          <table:table-cell table:style-name="ce1" office:value-type="float" office:value="359.759733" calcext:value-type="float">
            <text:p>359.759733</text:p>
          </table:table-cell>
          <table:table-cell table:style-name="ce1" office:value-type="float" office:value="341.756761" calcext:value-type="float">
            <text:p>341.756761</text:p>
          </table:table-cell>
          <table:table-cell table:style-name="ce1" office:value-type="float" office:value="346.685879" calcext:value-type="float">
            <text:p>346.685879</text:p>
          </table:table-cell>
          <table:table-cell table:style-name="ce1" office:value-type="float" office:value="1037.518658" calcext:value-type="float">
            <text:p>1037.518658</text:p>
          </table:table-cell>
          <table:table-cell table:style-name="ce1" office:value-type="float" office:value="635.795512" calcext:value-type="float">
            <text:p>635.795512</text:p>
          </table:table-cell>
          <table:table-cell table:style-name="ce1" office:value-type="float" office:value="653.406824" calcext:value-type="float">
            <text:p>653.406824</text:p>
          </table:table-cell>
          <table:table-cell table:style-name="ce1" office:value-type="float" office:value="1386.527162" calcext:value-type="float">
            <text:p>1386.527162</text:p>
          </table:table-cell>
          <table:table-cell table:style-name="ce1" office:value-type="float" office:value="1157.98767" calcext:value-type="float">
            <text:p>1157.98767</text:p>
          </table:table-cell>
          <table:table-cell table:style-name="ce1" office:value-type="float" office:value="1144.095484" calcext:value-type="float">
            <text:p>1144.095484</text:p>
          </table:table-cell>
          <table:table-cell table:style-name="ce1" office:value-type="float" office:value="299.723635" calcext:value-type="float">
            <text:p>299.723635</text:p>
          </table:table-cell>
          <table:table-cell table:style-name="ce1" office:value-type="float" office:value="279.572985" calcext:value-type="float">
            <text:p>279.572985</text:p>
          </table:table-cell>
          <table:table-cell table:style-name="ce1" office:value-type="float" office:value="288.73247" calcext:value-type="float">
            <text:p>288.73247</text:p>
          </table:table-cell>
          <table:table-cell table:style-name="ce1" office:value-type="float" office:value="982.209006" calcext:value-type="float">
            <text:p>982.209006</text:p>
          </table:table-cell>
          <table:table-cell table:style-name="ce1" office:value-type="float" office:value="771.284133" calcext:value-type="float">
            <text:p>771.284133</text:p>
          </table:table-cell>
          <table:table-cell table:style-name="ce1" office:value-type="float" office:value="998.17504" calcext:value-type="float">
            <text:p>998.17504</text:p>
          </table:table-cell>
          <table:table-cell table:style-name="ce1" office:value-type="float" office:value="1298.34123" calcext:value-type="float">
            <text:p>1298.34123</text:p>
          </table:table-cell>
          <table:table-cell table:style-name="ce1" office:value-type="float" office:value="1366.403129" calcext:value-type="float">
            <text:p>1366.403129</text:p>
          </table:table-cell>
          <table:table-cell table:style-name="ce1" office:value-type="float" office:value="1351.544113" calcext:value-type="float">
            <text:p>1351.544113</text:p>
          </table:table-cell>
          <table:table-cell table:style-name="ce1" office:value-type="float" office:value="293.009554" calcext:value-type="float">
            <text:p>293.009554</text:p>
          </table:table-cell>
          <table:table-cell table:style-name="ce1" office:value-type="float" office:value="280.53611" calcext:value-type="float">
            <text:p>280.53611</text:p>
          </table:table-cell>
          <table:table-cell table:style-name="ce1" office:value-type="float" office:value="284.937122" calcext:value-type="float">
            <text:p>284.937122</text:p>
          </table:table-cell>
          <table:table-cell table:style-name="ce1" office:value-type="float" office:value="957.255803" calcext:value-type="float">
            <text:p>957.255803</text:p>
          </table:table-cell>
          <table:table-cell table:style-name="ce1" office:value-type="float" office:value="762.836061" calcext:value-type="float">
            <text:p>762.836061</text:p>
          </table:table-cell>
          <table:table-cell table:style-name="ce1" office:value-type="float" office:value="954.241638" calcext:value-type="float">
            <text:p>954.241638</text:p>
          </table:table-cell>
          <table:table-cell table:style-name="ce1" office:value-type="float" office:value="1292.112472" calcext:value-type="float">
            <text:p>1292.112472</text:p>
          </table:table-cell>
          <table:table-cell table:style-name="ce1" office:value-type="float" office:value="1311.097727" calcext:value-type="float">
            <text:p>1311.097727</text:p>
          </table:table-cell>
          <table:table-cell table:style-name="ce1" office:value-type="float" office:value="1278.398612" calcext:value-type="float">
            <text:p>1278.398612</text:p>
          </table:table-cell>
          <table:table-cell table:style-name="ce1" office:value-type="float" office:value="291.255394" calcext:value-type="float">
            <text:p>291.255394</text:p>
          </table:table-cell>
          <table:table-cell table:style-name="ce1" office:value-type="float" office:value="276.799961" calcext:value-type="float">
            <text:p>276.799961</text:p>
          </table:table-cell>
          <table:table-cell table:style-name="ce1" office:value-type="float" office:value="281.221211" calcext:value-type="float">
            <text:p>281.221211</text:p>
          </table:table-cell>
          <table:table-cell table:style-name="ce1" office:value-type="float" office:value="4022.136993" calcext:value-type="float">
            <text:p>4022.136993</text:p>
          </table:table-cell>
          <table:table-cell table:style-name="ce1" office:value-type="float" office:value="10695.764906" calcext:value-type="float">
            <text:p>10695.76490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180.34175" calcext:value-type="float">
            <text:p>180.34175</text:p>
          </table:table-cell>
          <table:table-cell table:style-name="ce1" office:value-type="float" office:value="733.858247" calcext:value-type="float">
            <text:p>733.858247</text:p>
          </table:table-cell>
          <table:table-cell table:style-name="ce1" office:value-type="float" office:value="679.528201" calcext:value-type="float">
            <text:p>679.528201</text:p>
          </table:table-cell>
          <table:table-cell table:style-name="ce1" office:value-type="float" office:value="163.161775" calcext:value-type="float">
            <text:p>163.161775</text:p>
          </table:table-cell>
          <table:table-cell table:style-name="ce1" office:value-type="float" office:value="163.176055" calcext:value-type="float">
            <text:p>163.176055</text:p>
          </table:table-cell>
          <table:table-cell table:style-name="ce1" office:value-type="float" office:value="162.373906" calcext:value-type="float">
            <text:p>162.373906</text:p>
          </table:table-cell>
          <table:table-cell table:style-name="ce1" office:value-type="float" office:value="512.714313" calcext:value-type="float">
            <text:p>512.714313</text:p>
          </table:table-cell>
          <table:table-cell table:style-name="ce1" office:value-type="float" office:value="511.002635" calcext:value-type="float">
            <text:p>511.002635</text:p>
          </table:table-cell>
          <table:table-cell table:style-name="ce1" office:value-type="float" office:value="513.154918" calcext:value-type="float">
            <text:p>513.154918</text:p>
          </table:table-cell>
          <table:table-cell table:style-name="ce1" office:value-type="float" office:value="492.734731" calcext:value-type="float">
            <text:p>492.734731</text:p>
          </table:table-cell>
          <table:table-cell table:style-name="ce1" office:value-type="float" office:value="486.73331" calcext:value-type="float">
            <text:p>486.73331</text:p>
          </table:table-cell>
          <table:table-cell table:style-name="ce1" office:value-type="float" office:value="491.351029" calcext:value-type="float">
            <text:p>491.351029</text:p>
          </table:table-cell>
          <table:table-cell table:style-name="ce1" office:value-type="float" office:value="322.972272" calcext:value-type="float">
            <text:p>322.972272</text:p>
          </table:table-cell>
          <table:table-cell table:style-name="ce1" office:value-type="float" office:value="261.196814" calcext:value-type="float">
            <text:p>261.196814</text:p>
          </table:table-cell>
          <table:table-cell table:style-name="ce1" office:value-type="float" office:value="321.964167" calcext:value-type="float">
            <text:p>321.964167</text:p>
          </table:table-cell>
          <table:table-cell table:style-name="ce1" office:value-type="float" office:value="700.246851" calcext:value-type="float">
            <text:p>700.246851</text:p>
          </table:table-cell>
          <table:table-cell table:style-name="ce1" office:value-type="float" office:value="715.253085" calcext:value-type="float">
            <text:p>715.253085</text:p>
          </table:table-cell>
          <table:table-cell table:style-name="ce1" office:value-type="float" office:value="699.513259" calcext:value-type="float">
            <text:p>699.513259</text:p>
          </table:table-cell>
          <table:table-cell table:style-name="ce1" office:value-type="float" office:value="729.684394" calcext:value-type="float">
            <text:p>729.684394</text:p>
          </table:table-cell>
          <table:table-cell table:style-name="ce1" office:value-type="float" office:value="693.775016" calcext:value-type="float">
            <text:p>693.775016</text:p>
          </table:table-cell>
          <table:table-cell table:style-name="ce1" office:value-type="float" office:value="758.226216" calcext:value-type="float">
            <text:p>758.226216</text:p>
          </table:table-cell>
          <table:table-cell table:style-name="ce1" office:value-type="float" office:value="607.73255" calcext:value-type="float">
            <text:p>607.73255</text:p>
          </table:table-cell>
          <table:table-cell table:style-name="ce1" office:value-type="float" office:value="485.317894" calcext:value-type="float">
            <text:p>485.317894</text:p>
          </table:table-cell>
          <table:table-cell table:style-name="ce1" office:value-type="float" office:value="608.753533" calcext:value-type="float">
            <text:p>608.753533</text:p>
          </table:table-cell>
          <table:table-cell table:style-name="ce1" office:value-type="float" office:value="1305.117663" calcext:value-type="float">
            <text:p>1305.117663</text:p>
          </table:table-cell>
          <table:table-cell table:style-name="ce1" office:value-type="float" office:value="1315.264719" calcext:value-type="float">
            <text:p>1315.264719</text:p>
          </table:table-cell>
          <table:table-cell table:style-name="ce1" office:value-type="float" office:value="1313.36629" calcext:value-type="float">
            <text:p>1313.36629</text:p>
          </table:table-cell>
          <table:table-cell table:style-name="ce1" office:value-type="float" office:value="356.985045" calcext:value-type="float">
            <text:p>356.985045</text:p>
          </table:table-cell>
          <table:table-cell table:style-name="ce1" office:value-type="float" office:value="341.155712" calcext:value-type="float">
            <text:p>341.155712</text:p>
          </table:table-cell>
          <table:table-cell table:style-name="ce1" office:value-type="float" office:value="346.165315" calcext:value-type="float">
            <text:p>346.165315</text:p>
          </table:table-cell>
          <table:table-cell table:style-name="ce1" office:value-type="float" office:value="799.947211" calcext:value-type="float">
            <text:p>799.947211</text:p>
          </table:table-cell>
          <table:table-cell table:style-name="ce1" office:value-type="float" office:value="655.071982" calcext:value-type="float">
            <text:p>655.071982</text:p>
          </table:table-cell>
          <table:table-cell table:style-name="ce1" office:value-type="float" office:value="789.525963" calcext:value-type="float">
            <text:p>789.525963</text:p>
          </table:table-cell>
          <table:table-cell table:style-name="ce1" office:value-type="float" office:value="1493.596548" calcext:value-type="float">
            <text:p>1493.596548</text:p>
          </table:table-cell>
          <table:table-cell table:style-name="ce1" office:value-type="float" office:value="1488.903008" calcext:value-type="float">
            <text:p>1488.903008</text:p>
          </table:table-cell>
          <table:table-cell table:style-name="ce1" office:value-type="float" office:value="1504.853281" calcext:value-type="float">
            <text:p>1504.853281</text:p>
          </table:table-cell>
          <table:table-cell table:style-name="ce1" office:value-type="float" office:value="274.531136" calcext:value-type="float">
            <text:p>274.531136</text:p>
          </table:table-cell>
          <table:table-cell table:style-name="ce1" office:value-type="float" office:value="270.621076" calcext:value-type="float">
            <text:p>270.621076</text:p>
          </table:table-cell>
          <table:table-cell table:style-name="ce1" office:value-type="float" office:value="272.192529" calcext:value-type="float">
            <text:p>272.192529</text:p>
          </table:table-cell>
          <table:table-cell table:style-name="ce1" office:value-type="float" office:value="784.269101" calcext:value-type="float">
            <text:p>784.269101</text:p>
          </table:table-cell>
          <table:table-cell table:style-name="ce1" office:value-type="float" office:value="654.656953" calcext:value-type="float">
            <text:p>654.656953</text:p>
          </table:table-cell>
          <table:table-cell table:style-name="ce1" office:value-type="float" office:value="734.475082" calcext:value-type="float">
            <text:p>734.475082</text:p>
          </table:table-cell>
          <table:table-cell table:style-name="ce1" office:value-type="float" office:value="1462.743796" calcext:value-type="float">
            <text:p>1462.743796</text:p>
          </table:table-cell>
          <table:table-cell table:style-name="ce1" office:value-type="float" office:value="1472.888345" calcext:value-type="float">
            <text:p>1472.888345</text:p>
          </table:table-cell>
          <table:table-cell table:style-name="ce1" office:value-type="float" office:value="1407.970848" calcext:value-type="float">
            <text:p>1407.970848</text:p>
          </table:table-cell>
          <table:table-cell table:style-name="ce1" office:value-type="float" office:value="296.105073" calcext:value-type="float">
            <text:p>296.105073</text:p>
          </table:table-cell>
          <table:table-cell table:style-name="ce1" office:value-type="float" office:value="277.759299" calcext:value-type="float">
            <text:p>277.759299</text:p>
          </table:table-cell>
          <table:table-cell table:style-name="ce1" office:value-type="float" office:value="283.889732" calcext:value-type="float">
            <text:p>283.889732</text:p>
          </table:table-cell>
          <table:table-cell table:style-name="ce1" office:value-type="float" office:value="770.825726" calcext:value-type="float">
            <text:p>770.825726</text:p>
          </table:table-cell>
          <table:table-cell table:style-name="ce1" office:value-type="float" office:value="639.965051" calcext:value-type="float">
            <text:p>639.965051</text:p>
          </table:table-cell>
          <table:table-cell table:style-name="ce1" office:value-type="float" office:value="705.249485" calcext:value-type="float">
            <text:p>705.249485</text:p>
          </table:table-cell>
          <table:table-cell table:style-name="ce1" office:value-type="float" office:value="1460.717287" calcext:value-type="float">
            <text:p>1460.717287</text:p>
          </table:table-cell>
          <table:table-cell table:style-name="ce1" office:value-type="float" office:value="1428.057559" calcext:value-type="float">
            <text:p>1428.057559</text:p>
          </table:table-cell>
          <table:table-cell table:style-name="ce1" office:value-type="float" office:value="1405.004527" calcext:value-type="float">
            <text:p>1405.004527</text:p>
          </table:table-cell>
          <table:table-cell table:style-name="ce1" office:value-type="float" office:value="291.514491" calcext:value-type="float">
            <text:p>291.514491</text:p>
          </table:table-cell>
          <table:table-cell table:style-name="ce1" office:value-type="float" office:value="278.193753" calcext:value-type="float">
            <text:p>278.193753</text:p>
          </table:table-cell>
          <table:table-cell table:style-name="ce1" office:value-type="float" office:value="284.39913" calcext:value-type="float">
            <text:p>284.39913</text:p>
          </table:table-cell>
          <table:table-cell table:style-name="ce1" office:value-type="float" office:value="4286.455405" calcext:value-type="float">
            <text:p>4286.455405</text:p>
          </table:table-cell>
          <table:table-cell table:style-name="ce1" office:value-type="float" office:value="10717.49588" calcext:value-type="float">
            <text:p>10717.4958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/>
          <table:table-cell table:style-name="ce1" table:number-columns-repeated="38"/>
          <table:table-cell table:style-name="ce1" office:value-type="float" office:value="545.125922" calcext:value-type="float">
            <text:p>545.125922</text:p>
          </table:table-cell>
          <table:table-cell table:style-name="ce1" office:value-type="float" office:value="923.852625" calcext:value-type="float">
            <text:p>923.852625</text:p>
          </table:table-cell>
          <table:table-cell table:style-name="ce1" office:value-type="float" office:value="572.297075" calcext:value-type="float">
            <text:p>572.297075</text:p>
          </table:table-cell>
          <table:table-cell table:style-name="ce1" office:value-type="float" office:value="1576.730595" calcext:value-type="float">
            <text:p>1576.730595</text:p>
          </table:table-cell>
          <table:table-cell table:style-name="ce1" office:value-type="float" office:value="1599.542359" calcext:value-type="float">
            <text:p>1599.542359</text:p>
          </table:table-cell>
          <table:table-cell table:style-name="ce1" office:value-type="float" office:value="1543.210596" calcext:value-type="float">
            <text:p>1543.210596</text:p>
          </table:table-cell>
          <table:table-cell table:style-name="ce1" office:value-type="float" office:value="138.45024" calcext:value-type="float">
            <text:p>138.45024</text:p>
          </table:table-cell>
          <table:table-cell table:style-name="ce1" office:value-type="float" office:value="127.977127" calcext:value-type="float">
            <text:p>127.977127</text:p>
          </table:table-cell>
          <table:table-cell table:style-name="ce1" office:value-type="float" office:value="130.975482" calcext:value-type="float">
            <text:p>130.975482</text:p>
          </table:table-cell>
          <table:table-cell table:style-name="ce1" office:value-type="float" office:value="525.150794" calcext:value-type="float">
            <text:p>525.150794</text:p>
          </table:table-cell>
          <table:table-cell table:style-name="ce1" office:value-type="float" office:value="911.801945" calcext:value-type="float">
            <text:p>911.801945</text:p>
          </table:table-cell>
          <table:table-cell table:style-name="ce1" office:value-type="float" office:value="581.493496" calcext:value-type="float">
            <text:p>581.493496</text:p>
          </table:table-cell>
          <table:table-cell table:style-name="ce1" office:value-type="float" office:value="1581.892026" calcext:value-type="float">
            <text:p>1581.892026</text:p>
          </table:table-cell>
          <table:table-cell table:style-name="ce1" office:value-type="float" office:value="1604.538838" calcext:value-type="float">
            <text:p>1604.538838</text:p>
          </table:table-cell>
          <table:table-cell table:style-name="ce1" office:value-type="float" office:value="1576.618339" calcext:value-type="float">
            <text:p>1576.618339</text:p>
          </table:table-cell>
          <table:table-cell table:style-name="ce1" office:value-type="float" office:value="137.107243" calcext:value-type="float">
            <text:p>137.107243</text:p>
          </table:table-cell>
          <table:table-cell table:style-name="ce1" office:value-type="float" office:value="127.527798" calcext:value-type="float">
            <text:p>127.527798</text:p>
          </table:table-cell>
          <table:table-cell table:style-name="ce1" office:value-type="float" office:value="132.075087" calcext:value-type="float">
            <text:p>132.075087</text:p>
          </table:table-cell>
          <table:table-cell table:style-name="ce1" office:value-type="float" office:value="4289.204725" calcext:value-type="float">
            <text:p>4289.204725</text:p>
          </table:table-cell>
          <table:table-cell table:style-name="ce1" office:value-type="float" office:value="10720.962859" calcext:value-type="float">
            <text:p>10720.96285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table:style-name="ce1" table:number-columns-repeated="47"/>
          <table:table-cell table:style-name="ce16" table:number-columns-repeated="3"/>
          <table:table-cell table:number-columns-repeated="6"/>
          <table:table-cell table:style-name="ce1" office:value-type="float" office:value="4108.220254" calcext:value-type="float">
            <text:p>4108.220254</text:p>
          </table:table-cell>
          <table:table-cell table:style-name="ce1" office:value-type="float" office:value="10717.5372" calcext:value-type="float">
            <text:p>10717.537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table:style-name="ce1" table:number-columns-repeated="47"/>
          <table:table-cell table:style-name="ce16" table:number-columns-repeated="3"/>
          <table:table-cell table:number-columns-repeated="6"/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0700" calcext:value-type="float">
            <text:p>10700</text:p>
          </table:table-cell>
        </table:table-row>
        <table:table-row table:style-name="ro1" table:number-rows-repeated="4">
          <table:table-cell table:number-columns-repeated="60"/>
        </table:table-row>
        <table:table-row table:style-name="ro1">
          <table:table-cell table:number-columns-repeated="6"/>
          <table:table-cell office:value-type="string" calcext:value-type="string">
            <text:p>Min Value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1T naive</text:p>
          </table:table-cell>
          <table:table-cell office:value-type="string" calcext:value-type="string">
            <text:p>1T loop</text:p>
          </table:table-cell>
          <table:table-cell office:value-type="string" calcext:value-type="string">
            <text:p>1T block</text:p>
          </table:table-cell>
          <table:table-cell office:value-type="string" calcext:value-type="string">
            <text:p>2T naive</text:p>
          </table:table-cell>
          <table:table-cell office:value-type="string" calcext:value-type="string">
            <text:p>2T loop</text:p>
          </table:table-cell>
          <table:table-cell office:value-type="string" calcext:value-type="string">
            <text:p>2T block</text:p>
          </table:table-cell>
          <table:table-cell office:value-type="string" calcext:value-type="string">
            <text:p>4T naive</text:p>
          </table:table-cell>
          <table:table-cell office:value-type="string" calcext:value-type="string">
            <text:p>4T loop</text:p>
          </table:table-cell>
          <table:table-cell office:value-type="string" calcext:value-type="string">
            <text:p>4T block</text:p>
          </table:table-cell>
          <table:table-cell office:value-type="string" calcext:value-type="string">
            <text:p>8T naive</text:p>
          </table:table-cell>
          <table:table-cell office:value-type="string" calcext:value-type="string">
            <text:p>8T loop</text:p>
          </table:table-cell>
          <table:table-cell office:value-type="string" calcext:value-type="string">
            <text:p>8T block</text:p>
          </table:table-cell>
          <table:table-cell office:value-type="string" calcext:value-type="string">
            <text:p>16T naive</text:p>
          </table:table-cell>
          <table:table-cell office:value-type="string" calcext:value-type="string">
            <text:p>16T loop</text:p>
          </table:table-cell>
          <table:table-cell office:value-type="string" calcext:value-type="string">
            <text:p>16T block</text:p>
          </table:table-cell>
          <table:table-cell office:value-type="string" calcext:value-type="string">
            <text:p>32T naive</text:p>
          </table:table-cell>
          <table:table-cell office:value-type="string" calcext:value-type="string">
            <text:p>32T loop</text:p>
          </table:table-cell>
          <table:table-cell office:value-type="string" calcext:value-type="string">
            <text:p>32T block</text:p>
          </table:table-cell>
          <table:table-cell office:value-type="string" calcext:value-type="string">
            <text:p>CUDA loop</text:p>
          </table:table-cell>
          <table:table-cell office:value-type="string" calcext:value-type="string">
            <text:p>CUDA block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512 FLOPS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MIN([.E4:.G4])" office:value-type="float" office:value="0.789924" calcext:value-type="float">
            <text:p>0.789924</text:p>
          </table:table-cell>
          <table:table-cell table:formula="of:=MIN([.H4:.J4])" office:value-type="float" office:value="0.529494" calcext:value-type="float">
            <text:p>0.529494</text:p>
          </table:table-cell>
          <table:table-cell table:formula="of:=MIN([.K4:.M4])" office:value-type="float" office:value="0.510404" calcext:value-type="float">
            <text:p>0.510404</text:p>
          </table:table-cell>
          <table:table-cell table:formula="of:=MIN([.N4:.P4])" office:value-type="float" office:value="0.404162" calcext:value-type="float">
            <text:p>0.404162</text:p>
          </table:table-cell>
          <table:table-cell table:formula="of:=MIN([.Q4:.S4])" office:value-type="float" office:value="0.451932" calcext:value-type="float">
            <text:p>0.451932</text:p>
          </table:table-cell>
          <table:table-cell table:formula="of:=MIN([.T4:.V4])" office:value-type="float" office:value="0.350987" calcext:value-type="float">
            <text:p>0.350987</text:p>
          </table:table-cell>
          <table:table-cell table:formula="of:=MIN([.W4:.Y4])" office:value-type="float" office:value="0.208799" calcext:value-type="float">
            <text:p>0.208799</text:p>
          </table:table-cell>
          <table:table-cell table:formula="of:=MIN([.Z4:.AB4])" office:value-type="float" office:value="0.244944" calcext:value-type="float">
            <text:p>0.244944</text:p>
          </table:table-cell>
          <table:table-cell table:formula="of:=MIN([.AC4:.AE4])" office:value-type="float" office:value="0.75493" calcext:value-type="float">
            <text:p>0.75493</text:p>
          </table:table-cell>
          <table:table-cell table:formula="of:=MIN([.AF4:.AH4])" office:value-type="float" office:value="0.196754" calcext:value-type="float">
            <text:p>0.196754</text:p>
          </table:table-cell>
          <table:table-cell table:formula="of:=MIN([.AI4:.AK4])" office:value-type="float" office:value="0.209451" calcext:value-type="float">
            <text:p>0.209451</text:p>
          </table:table-cell>
          <table:table-cell table:formula="of:=MIN([.AL4:.AN4])" office:value-type="float" office:value="0.980232" calcext:value-type="float">
            <text:p>0.980232</text:p>
          </table:table-cell>
          <table:table-cell table:formula="of:=MIN([.AO4:.AQ4])" office:value-type="float" office:value="0.20755" calcext:value-type="float">
            <text:p>0.20755</text:p>
          </table:table-cell>
          <table:table-cell table:formula="of:=MIN([.AR4:.AT4])" office:value-type="float" office:value="0.216066" calcext:value-type="float">
            <text:p>0.216066</text:p>
          </table:table-cell>
          <table:table-cell table:formula="of:=MIN([.AU4:.AW4])" office:value-type="float" office:value="0.926657" calcext:value-type="float">
            <text:p>0.926657</text:p>
          </table:table-cell>
          <table:table-cell table:formula="of:=MIN([.AX4:.AZ4])" office:value-type="float" office:value="0.237546" calcext:value-type="float">
            <text:p>0.237546</text:p>
          </table:table-cell>
          <table:table-cell table:formula="of:=MIN([.BA4:.BC4])" office:value-type="float" office:value="0.226003" calcext:value-type="float">
            <text:p>0.226003</text:p>
          </table:table-cell>
          <table:table-cell table:formula="of:=MIN([.BD4:.BF4])" office:value-type="float" office:value="0.920743" calcext:value-type="float">
            <text:p>0.920743</text:p>
          </table:table-cell>
          <table:table-cell table:style-name="ce1" office:value-type="float" office:value="0.063229" calcext:value-type="float">
            <text:p>0.063229</text:p>
          </table:table-cell>
          <table:table-cell table:style-name="ce1" office:value-type="float" office:value="0.025346" calcext:value-type="float">
            <text:p>0.02534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1024 FLOPS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4" table:formula="of:=MIN([.E5:.G5])" office:value-type="float" office:value="7.265678" calcext:value-type="float">
            <text:p>7.265678</text:p>
          </table:table-cell>
          <table:table-cell table:formula="of:=MIN([.H5:.J5])" office:value-type="float" office:value="4.189835" calcext:value-type="float">
            <text:p>4.189835</text:p>
          </table:table-cell>
          <table:table-cell table:formula="of:=MIN([.K5:.M5])" office:value-type="float" office:value="4.06977" calcext:value-type="float">
            <text:p>4.06977</text:p>
          </table:table-cell>
          <table:table-cell table:formula="of:=MIN([.N5:.P5])" office:value-type="float" office:value="3.722561" calcext:value-type="float">
            <text:p>3.722561</text:p>
          </table:table-cell>
          <table:table-cell table:formula="of:=MIN([.Q5:.S5])" office:value-type="float" office:value="3.279516" calcext:value-type="float">
            <text:p>3.279516</text:p>
          </table:table-cell>
          <table:table-cell table:formula="of:=MIN([.T5:.V5])" office:value-type="float" office:value="2.846259" calcext:value-type="float">
            <text:p>2.846259</text:p>
          </table:table-cell>
          <table:table-cell table:formula="of:=MIN([.W5:.Y5])" office:value-type="float" office:value="1.849153" calcext:value-type="float">
            <text:p>1.849153</text:p>
          </table:table-cell>
          <table:table-cell table:formula="of:=MIN([.Z5:.AB5])" office:value-type="float" office:value="1.822452" calcext:value-type="float">
            <text:p>1.822452</text:p>
          </table:table-cell>
          <table:table-cell table:formula="of:=MIN([.AC5:.AE5])" office:value-type="float" office:value="5.969714" calcext:value-type="float">
            <text:p>5.969714</text:p>
          </table:table-cell>
          <table:table-cell table:formula="of:=MIN([.AF5:.AH5])" office:value-type="float" office:value="2.070451" calcext:value-type="float">
            <text:p>2.070451</text:p>
          </table:table-cell>
          <table:table-cell table:formula="of:=MIN([.AI5:.AK5])" office:value-type="float" office:value="1.548824" calcext:value-type="float">
            <text:p>1.548824</text:p>
          </table:table-cell>
          <table:table-cell table:formula="of:=MIN([.AL5:.AN5])" office:value-type="float" office:value="7.165066" calcext:value-type="float">
            <text:p>7.165066</text:p>
          </table:table-cell>
          <table:table-cell table:formula="of:=MIN([.AO5:.AQ5])" office:value-type="float" office:value="2.152345" calcext:value-type="float">
            <text:p>2.152345</text:p>
          </table:table-cell>
          <table:table-cell table:formula="of:=MIN([.AR5:.AT5])" office:value-type="float" office:value="1.571633" calcext:value-type="float">
            <text:p>1.571633</text:p>
          </table:table-cell>
          <table:table-cell table:formula="of:=MIN([.AU5:.AW5])" office:value-type="float" office:value="7.329064" calcext:value-type="float">
            <text:p>7.329064</text:p>
          </table:table-cell>
          <table:table-cell table:formula="of:=MIN([.AX5:.AZ5])" office:value-type="float" office:value="2.243696" calcext:value-type="float">
            <text:p>2.243696</text:p>
          </table:table-cell>
          <table:table-cell table:formula="of:=MIN([.BA5:.BC5])" office:value-type="float" office:value="1.637931" calcext:value-type="float">
            <text:p>1.637931</text:p>
          </table:table-cell>
          <table:table-cell table:formula="of:=MIN([.BD5:.BF5])" office:value-type="float" office:value="7.373204" calcext:value-type="float">
            <text:p>7.373204</text:p>
          </table:table-cell>
          <table:table-cell table:style-name="ce1" office:value-type="float" office:value="0.53392" calcext:value-type="float">
            <text:p>0.53392</text:p>
          </table:table-cell>
          <table:table-cell table:style-name="ce1" office:value-type="float" office:value="0.200779" calcext:value-type="float">
            <text:p>0.20077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2048 FLOPS</text:p>
          </table:table-cell>
          <table:table-cell office:value-type="float" office:value="17179869184" calcext:value-type="float">
            <text:p>17179869184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4" table:formula="of:=MIN([.E6:.G6])" office:value-type="float" office:value="105.568463" calcext:value-type="float">
            <text:p>105.568463</text:p>
          </table:table-cell>
          <table:table-cell table:formula="of:=MIN([.H6:.J6])" office:value-type="float" office:value="33.478914" calcext:value-type="float">
            <text:p>33.478914</text:p>
          </table:table-cell>
          <table:table-cell table:formula="of:=MIN([.K6:.M6])" office:value-type="float" office:value="34.867947" calcext:value-type="float">
            <text:p>34.867947</text:p>
          </table:table-cell>
          <table:table-cell table:formula="of:=MIN([.N6:.P6])" office:value-type="float" office:value="53.279103" calcext:value-type="float">
            <text:p>53.279103</text:p>
          </table:table-cell>
          <table:table-cell table:formula="of:=MIN([.Q6:.S6])" office:value-type="float" office:value="24.019894" calcext:value-type="float">
            <text:p>24.019894</text:p>
          </table:table-cell>
          <table:table-cell table:formula="of:=MIN([.T6:.V6])" office:value-type="float" office:value="22.658663" calcext:value-type="float">
            <text:p>22.658663</text:p>
          </table:table-cell>
          <table:table-cell table:formula="of:=MIN([.W6:.Y6])" office:value-type="float" office:value="28.222713" calcext:value-type="float">
            <text:p>28.222713</text:p>
          </table:table-cell>
          <table:table-cell table:formula="of:=MIN([.Z6:.AB6])" office:value-type="float" office:value="13.061961" calcext:value-type="float">
            <text:p>13.061961</text:p>
          </table:table-cell>
          <table:table-cell table:formula="of:=MIN([.AC6:.AE6])" office:value-type="float" office:value="48.126858" calcext:value-type="float">
            <text:p>48.126858</text:p>
          </table:table-cell>
          <table:table-cell table:formula="of:=MIN([.AF6:.AH6])" office:value-type="float" office:value="21.495014" calcext:value-type="float">
            <text:p>21.495014</text:p>
          </table:table-cell>
          <table:table-cell table:formula="of:=MIN([.AI6:.AK6])" office:value-type="float" office:value="11.416315" calcext:value-type="float">
            <text:p>11.416315</text:p>
          </table:table-cell>
          <table:table-cell table:formula="of:=MIN([.AL6:.AN6])" office:value-type="float" office:value="62.579214" calcext:value-type="float">
            <text:p>62.579214</text:p>
          </table:table-cell>
          <table:table-cell table:formula="of:=MIN([.AO6:.AQ6])" office:value-type="float" office:value="21.913009" calcext:value-type="float">
            <text:p>21.913009</text:p>
          </table:table-cell>
          <table:table-cell table:formula="of:=MIN([.AR6:.AT6])" office:value-type="float" office:value="11.664068" calcext:value-type="float">
            <text:p>11.664068</text:p>
          </table:table-cell>
          <table:table-cell table:formula="of:=MIN([.AU6:.AW6])" office:value-type="float" office:value="58.019504" calcext:value-type="float">
            <text:p>58.019504</text:p>
          </table:table-cell>
          <table:table-cell table:formula="of:=MIN([.AX6:.AZ6])" office:value-type="float" office:value="22.302673" calcext:value-type="float">
            <text:p>22.302673</text:p>
          </table:table-cell>
          <table:table-cell table:formula="of:=MIN([.BA6:.BC6])" office:value-type="float" office:value="11.761259" calcext:value-type="float">
            <text:p>11.761259</text:p>
          </table:table-cell>
          <table:table-cell table:formula="of:=MIN([.BD6:.BF6])" office:value-type="float" office:value="58.933158" calcext:value-type="float">
            <text:p>58.933158</text:p>
          </table:table-cell>
          <table:table-cell table:style-name="ce1" office:value-type="float" office:value="4.007956" calcext:value-type="float">
            <text:p>4.007956</text:p>
          </table:table-cell>
          <table:table-cell table:style-name="ce1" office:value-type="float" office:value="1.602974" calcext:value-type="float">
            <text:p>1.60297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4096 FLOPS</text:p>
          </table:table-cell>
          <table:table-cell office:value-type="float" office:value="137438953472" calcext:value-type="float">
            <text:p>137438953472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4" table:formula="of:=MIN([.E7:.G7])" office:value-type="float" office:value="844.547704" calcext:value-type="float">
            <text:p>844.547704</text:p>
          </table:table-cell>
          <table:table-cell table:formula="of:=MIN([.H7:.J7])" office:value-type="float" office:value="267.831312" calcext:value-type="float">
            <text:p>267.831312</text:p>
          </table:table-cell>
          <table:table-cell table:formula="of:=MIN([.K7:.M7])" office:value-type="float" office:value="278.943576" calcext:value-type="float">
            <text:p>278.943576</text:p>
          </table:table-cell>
          <table:table-cell table:formula="of:=MIN([.N7:.P7])" office:value-type="float" office:value="426.232824" calcext:value-type="float">
            <text:p>426.232824</text:p>
          </table:table-cell>
          <table:table-cell table:formula="of:=MIN([.Q7:.S7])" office:value-type="float" office:value="192.159152" calcext:value-type="float">
            <text:p>192.159152</text:p>
          </table:table-cell>
          <table:table-cell table:formula="of:=MIN([.T7:.V7])" office:value-type="float" office:value="181.269304" calcext:value-type="float">
            <text:p>181.269304</text:p>
          </table:table-cell>
          <table:table-cell table:formula="of:=MIN([.W7:.Y7])" office:value-type="float" office:value="225.781704" calcext:value-type="float">
            <text:p>225.781704</text:p>
          </table:table-cell>
          <table:table-cell table:formula="of:=MIN([.Z7:.AB7])" office:value-type="float" office:value="104.495688" calcext:value-type="float">
            <text:p>104.495688</text:p>
          </table:table-cell>
          <table:table-cell table:formula="of:=MIN([.AC7:.AE7])" office:value-type="float" office:value="385.014864" calcext:value-type="float">
            <text:p>385.014864</text:p>
          </table:table-cell>
          <table:table-cell table:formula="of:=MIN([.AF7:.AH7])" office:value-type="float" office:value="171.960112" calcext:value-type="float">
            <text:p>171.960112</text:p>
          </table:table-cell>
          <table:table-cell table:formula="of:=MIN([.AI7:.AK7])" office:value-type="float" office:value="91.33052" calcext:value-type="float">
            <text:p>91.33052</text:p>
          </table:table-cell>
          <table:table-cell table:formula="of:=MIN([.AL7:.AN7])" office:value-type="float" office:value="500.633712" calcext:value-type="float">
            <text:p>500.633712</text:p>
          </table:table-cell>
          <table:table-cell table:formula="of:=MIN([.AO7:.AQ7])" office:value-type="float" office:value="148.767191" calcext:value-type="float">
            <text:p>148.767191</text:p>
          </table:table-cell>
          <table:table-cell table:formula="of:=MIN([.AR7:.AT7])" office:value-type="float" office:value="85.923935" calcext:value-type="float">
            <text:p>85.923935</text:p>
          </table:table-cell>
          <table:table-cell table:formula="of:=MIN([.AU7:.AW7])" office:value-type="float" office:value="992.695677" calcext:value-type="float">
            <text:p>992.695677</text:p>
          </table:table-cell>
          <table:table-cell table:formula="of:=MIN([.AX7:.AZ7])" office:value-type="float" office:value="150.733349" calcext:value-type="float">
            <text:p>150.733349</text:p>
          </table:table-cell>
          <table:table-cell table:formula="of:=MIN([.BA7:.BC7])" office:value-type="float" office:value="85.656362" calcext:value-type="float">
            <text:p>85.656362</text:p>
          </table:table-cell>
          <table:table-cell table:formula="of:=MIN([.BD7:.BF7])" office:value-type="float" office:value="1002.419355" calcext:value-type="float">
            <text:p>1002.419355</text:p>
          </table:table-cell>
          <table:table-cell table:style-name="ce1" office:value-type="float" office:value="32.042993" calcext:value-type="float">
            <text:p>32.042993</text:p>
          </table:table-cell>
          <table:table-cell table:style-name="ce1" office:value-type="float" office:value="12.819646" calcext:value-type="float">
            <text:p>12.81964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8192 FLOPS</text:p>
          </table:table-cell>
          <table:table-cell office:value-type="string" calcext:value-type="string">
            <text:p>1.099511628×10¹²</text:p>
          </table:table-cell>
          <table:table-cell/>
          <table:table-cell office:value-type="float" office:value="8192" calcext:value-type="float">
            <text:p>8192</text:p>
          </table:table-cell>
          <table:table-cell table:style-name="ce4" table:formula="of:=MIN([.E8:.G8])" office:value-type="float" office:value="6756.381632" calcext:value-type="float">
            <text:p>6756.381632</text:p>
          </table:table-cell>
          <table:table-cell table:formula="of:=MIN([.H8:.J8])" office:value-type="float" office:value="2142.650496" calcext:value-type="float">
            <text:p>2142.650496</text:p>
          </table:table-cell>
          <table:table-cell table:formula="of:=MIN([.K8:.M8])" office:value-type="float" office:value="2231.548608" calcext:value-type="float">
            <text:p>2231.548608</text:p>
          </table:table-cell>
          <table:table-cell table:formula="of:=MIN([.N8:.P8])" office:value-type="float" office:value="3409.862592" calcext:value-type="float">
            <text:p>3409.862592</text:p>
          </table:table-cell>
          <table:table-cell table:formula="of:=MIN([.Q8:.S8])" office:value-type="float" office:value="1537.273216" calcext:value-type="float">
            <text:p>1537.273216</text:p>
          </table:table-cell>
          <table:table-cell table:formula="of:=MIN([.T8:.V8])" office:value-type="float" office:value="1450.154432" calcext:value-type="float">
            <text:p>1450.154432</text:p>
          </table:table-cell>
          <table:table-cell table:formula="of:=MIN([.W8:.Y8])" office:value-type="float" office:value="1806.253632" calcext:value-type="float">
            <text:p>1806.253632</text:p>
          </table:table-cell>
          <table:table-cell table:formula="of:=MIN([.Z8:.AB8])" office:value-type="float" office:value="835.965504" calcext:value-type="float">
            <text:p>835.965504</text:p>
          </table:table-cell>
          <table:table-cell table:formula="of:=MIN([.AC8:.AE8])" office:value-type="float" office:value="3080.118912" calcext:value-type="float">
            <text:p>3080.118912</text:p>
          </table:table-cell>
          <table:table-cell table:formula="of:=MIN([.AF8:.AH8])" office:value-type="float" office:value="1375.680896" calcext:value-type="float">
            <text:p>1375.680896</text:p>
          </table:table-cell>
          <table:table-cell table:formula="of:=MIN([.AI8:.AK8])" office:value-type="float" office:value="730.64416" calcext:value-type="float">
            <text:p>730.64416</text:p>
          </table:table-cell>
          <table:table-cell table:formula="of:=MIN([.AL8:.AN8])" office:value-type="float" office:value="4005.069696" calcext:value-type="float">
            <text:p>4005.069696</text:p>
          </table:table-cell>
          <table:table-cell table:formula="of:=MIN([.AO8:.AQ8])" office:value-type="float" office:value="1190.137528" calcext:value-type="float">
            <text:p>1190.137528</text:p>
          </table:table-cell>
          <table:table-cell table:formula="of:=MIN([.AR8:.AT8])" office:value-type="float" office:value="687.39148" calcext:value-type="float">
            <text:p>687.39148</text:p>
          </table:table-cell>
          <table:table-cell table:formula="of:=MIN([.AU8:.AW8])" office:value-type="float" office:value="7941.565416" calcext:value-type="float">
            <text:p>7941.565416</text:p>
          </table:table-cell>
          <table:table-cell table:formula="of:=MIN([.AX8:.AZ8])" office:value-type="float" office:value="1205.866792" calcext:value-type="float">
            <text:p>1205.866792</text:p>
          </table:table-cell>
          <table:table-cell table:formula="of:=MIN([.BA8:.BC8])" office:value-type="float" office:value="685.250896" calcext:value-type="float">
            <text:p>685.250896</text:p>
          </table:table-cell>
          <table:table-cell table:formula="of:=MIN([.BD8:.BF8])" office:value-type="float" office:value="8019.35484" calcext:value-type="float">
            <text:p>8019.35484</text:p>
          </table:table-cell>
          <table:table-cell table:style-name="ce1" office:value-type="float" office:value="267.636975" calcext:value-type="float">
            <text:p>267.636975</text:p>
          </table:table-cell>
          <table:table-cell table:style-name="ce1" office:value-type="float" office:value="102.589952" calcext:value-type="float">
            <text:p>102.5899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16384 FLOPS</text:p>
          </table:table-cell>
          <table:table-cell office:value-type="string" calcext:value-type="string">
            <text:p>8.796093022×10¹²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4" table:formula="of:=MIN([.E9:.G9])" office:value-type="float" office:value="54051.053056" calcext:value-type="float">
            <text:p>54051.053056</text:p>
          </table:table-cell>
          <table:table-cell table:formula="of:=MIN([.H9:.J9])" office:value-type="float" office:value="17141.203968" calcext:value-type="float">
            <text:p>17141.203968</text:p>
          </table:table-cell>
          <table:table-cell table:formula="of:=MIN([.K9:.M9])" office:value-type="float" office:value="17852.388864" calcext:value-type="float">
            <text:p>17852.388864</text:p>
          </table:table-cell>
          <table:table-cell table:formula="of:=MIN([.N9:.P9])" office:value-type="float" office:value="27278.900736" calcext:value-type="float">
            <text:p>27278.900736</text:p>
          </table:table-cell>
          <table:table-cell table:formula="of:=MIN([.Q9:.S9])" office:value-type="float" office:value="12298.185728" calcext:value-type="float">
            <text:p>12298.185728</text:p>
          </table:table-cell>
          <table:table-cell table:formula="of:=MIN([.T9:.V9])" office:value-type="float" office:value="11601.235456" calcext:value-type="float">
            <text:p>11601.235456</text:p>
          </table:table-cell>
          <table:table-cell table:formula="of:=MIN([.W9:.Y9])" office:value-type="float" office:value="14450.029056" calcext:value-type="float">
            <text:p>14450.029056</text:p>
          </table:table-cell>
          <table:table-cell table:formula="of:=MIN([.Z9:.AB9])" office:value-type="float" office:value="6687.724032" calcext:value-type="float">
            <text:p>6687.724032</text:p>
          </table:table-cell>
          <table:table-cell table:formula="of:=MIN([.AC9:.AE9])" office:value-type="float" office:value="24640.951296" calcext:value-type="float">
            <text:p>24640.951296</text:p>
          </table:table-cell>
          <table:table-cell table:formula="of:=MIN([.AF9:.AH9])" office:value-type="float" office:value="11005.447168" calcext:value-type="float">
            <text:p>11005.447168</text:p>
          </table:table-cell>
          <table:table-cell table:formula="of:=MIN([.AI9:.AK9])" office:value-type="float" office:value="5845.15328" calcext:value-type="float">
            <text:p>5845.15328</text:p>
          </table:table-cell>
          <table:table-cell table:formula="of:=MIN([.AL9:.AN9])" office:value-type="float" office:value="32040.557568" calcext:value-type="float">
            <text:p>32040.557568</text:p>
          </table:table-cell>
          <table:table-cell table:formula="of:=MIN([.AO9:.AQ9])" office:value-type="float" office:value="9521.100224" calcext:value-type="float">
            <text:p>9521.100224</text:p>
          </table:table-cell>
          <table:table-cell table:formula="of:=MIN([.AR9:.AT9])" office:value-type="float" office:value="5499.13184" calcext:value-type="float">
            <text:p>5499.13184</text:p>
          </table:table-cell>
          <table:table-cell table:formula="of:=MIN([.AU9:.AW9])" office:value-type="float" office:value="63532.523328" calcext:value-type="float">
            <text:p>63532.523328</text:p>
          </table:table-cell>
          <table:table-cell table:formula="of:=MIN([.AX9:.AZ9])" office:value-type="float" office:value="9646.934336" calcext:value-type="float">
            <text:p>9646.934336</text:p>
          </table:table-cell>
          <table:table-cell table:formula="of:=MIN([.BA9:.BC9])" office:value-type="float" office:value="5482.007168" calcext:value-type="float">
            <text:p>5482.007168</text:p>
          </table:table-cell>
          <table:table-cell table:formula="of:=MIN([.BD9:.BF9])" office:value-type="float" office:value="64154.83872" calcext:value-type="float">
            <text:p>64154.83872</text:p>
          </table:table-cell>
          <table:table-cell table:style-name="ce1" office:value-type="float" office:value="2141" calcext:value-type="float">
            <text:p>2141</text:p>
          </table:table-cell>
          <table:table-cell table:style-name="ce1" office:value-type="float" office:value="820" calcext:value-type="float">
            <text:p>820</text:p>
          </table:table-cell>
          <table:table-cell table:number-columns-repeated="3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"/>
          <table:table-cell office:value-type="string" calcext:value-type="string">
            <text:p>Parallel Efficiency</text:p>
          </table:table-cell>
          <table:table-cell office:value-type="string" calcext:value-type="string">
            <text:p>S/(p * T(p)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ze</text:p>
          </table:table-cell>
          <table:table-cell table:style-name="ce3" office:value-type="string" calcext:value-type="string" table:number-columns-spanned="3" table:number-rows-spanned="1">
            <text:p>Serial Execution Times(best case)</text:p>
          </table:table-cell>
          <table:covered-table-cell table:number-columns-repeated="2"/>
          <table:table-cell table:style-name="ce6" office:value-type="string" calcext:value-type="string" table:number-columns-spanned="18" table:number-rows-spanned="1">
            <text:p>OpenMP</text:p>
          </table:table-cell>
          <table:covered-table-cell table:number-columns-repeated="5"/>
          <table:covered-table-cell table:style-name="ce9"/>
          <table:covered-table-cell table:number-columns-repeated="11"/>
          <table:table-cell table:style-name="ce12" office:value-type="string" calcext:value-type="string" table:number-columns-spanned="2" table:number-rows-spanned="1">
            <text:p>CUDA</text:p>
          </table:table-cell>
          <table:covered-table-cell/>
          <table:table-cell/>
          <table:table-cell office:value-type="string" calcext:value-type="string">
            <text:p>Speedup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T naive</text:p>
          </table:table-cell>
          <table:table-cell office:value-type="string" calcext:value-type="string">
            <text:p>1T loop</text:p>
          </table:table-cell>
          <table:table-cell office:value-type="string" calcext:value-type="string">
            <text:p>1T block</text:p>
          </table:table-cell>
          <table:table-cell office:value-type="string" calcext:value-type="string">
            <text:p>2T naive</text:p>
          </table:table-cell>
          <table:table-cell office:value-type="string" calcext:value-type="string">
            <text:p>2T loop</text:p>
          </table:table-cell>
          <table:table-cell office:value-type="string" calcext:value-type="string">
            <text:p>2T block</text:p>
          </table:table-cell>
          <table:table-cell office:value-type="string" calcext:value-type="string">
            <text:p>4T naive</text:p>
          </table:table-cell>
          <table:table-cell office:value-type="string" calcext:value-type="string">
            <text:p>4T loop</text:p>
          </table:table-cell>
          <table:table-cell office:value-type="string" calcext:value-type="string">
            <text:p>4T block</text:p>
          </table:table-cell>
          <table:table-cell office:value-type="string" calcext:value-type="string">
            <text:p>8T naive</text:p>
          </table:table-cell>
          <table:table-cell office:value-type="string" calcext:value-type="string">
            <text:p>8T loop</text:p>
          </table:table-cell>
          <table:table-cell office:value-type="string" calcext:value-type="string">
            <text:p>8T block</text:p>
          </table:table-cell>
          <table:table-cell office:value-type="string" calcext:value-type="string">
            <text:p>16T naive</text:p>
          </table:table-cell>
          <table:table-cell office:value-type="string" calcext:value-type="string">
            <text:p>16T loop</text:p>
          </table:table-cell>
          <table:table-cell office:value-type="string" calcext:value-type="string">
            <text:p>16T block</text:p>
          </table:table-cell>
          <table:table-cell office:value-type="string" calcext:value-type="string">
            <text:p>32T naive</text:p>
          </table:table-cell>
          <table:table-cell office:value-type="string" calcext:value-type="string">
            <text:p>32T loop</text:p>
          </table:table-cell>
          <table:table-cell office:value-type="string" calcext:value-type="string">
            <text:p>32T block</text:p>
          </table:table-cell>
          <table:table-cell office:value-type="string" calcext:value-type="string">
            <text:p>CUDA loop</text:p>
          </table:table-cell>
          <table:table-cell office:value-type="string" calcext:value-type="string">
            <text:p>CUDA block</text:p>
          </table:table-cell>
          <table:table-cell/>
          <table:table-cell table:formula="of:=[.$B39]/[.X29]" office:value-type="float" office:value="25.3758383965912" calcext:value-type="float">
            <text:p>25.3758383966</text:p>
          </table:table-cell>
          <table:table-cell table:number-columns-repeated="34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float" office:value="0.643176" calcext:value-type="float">
            <text:p>0.643176</text:p>
          </table:table-cell>
          <table:table-cell table:style-name="ce1" office:value-type="float" office:value="0.366666" calcext:value-type="float">
            <text:p>0.366666</text:p>
          </table:table-cell>
          <table:table-cell table:style-name="ce1" office:value-type="float" office:value="0.362514" calcext:value-type="float">
            <text:p>0.362514</text:p>
          </table:table-cell>
          <table:table-cell table:formula="of:=([.$B39]/(1*[.$E29]))" office:value-type="float" office:value="0.814225165965333" calcext:value-type="float">
            <text:p>0.814225166</text:p>
          </table:table-cell>
          <table:table-cell table:style-name="ce7" table:formula="of:=([.$C39]/(1*[.$F29]))" office:value-type="float" office:value="0.692483767521445" calcext:value-type="float">
            <text:p>0.6924837675</text:p>
          </table:table-cell>
          <table:table-cell table:style-name="ce4" table:formula="of:=([.D39]/(1*[.$G29]))" office:value-type="float" office:value="0.710249135978558" calcext:value-type="float">
            <text:p>0.710249136</text:p>
          </table:table-cell>
          <table:table-cell table:formula="of:=([.$B39]/(2*[.$H29]))" office:value-type="float" office:value="0.795690836842652" calcext:value-type="float">
            <text:p>0.7956908368</text:p>
          </table:table-cell>
          <table:table-cell table:formula="of:=([.$C39]/(2*[.$I29]))" office:value-type="float" office:value="0.40566501155041" calcext:value-type="float">
            <text:p>0.4056650116</text:p>
          </table:table-cell>
          <table:table-cell table:formula="of:=([.$D39]/(2*[.$J29]))" office:value-type="float" office:value="0.516420836099343" calcext:value-type="float">
            <text:p>0.5164208361</text:p>
          </table:table-cell>
          <table:table-cell table:formula="of:=([.$B39]/(4*[.$K29]))" office:value-type="float" office:value="0.770089895066547" calcext:value-type="float">
            <text:p>0.7700898951</text:p>
          </table:table-cell>
          <table:table-cell table:formula="of:=([.$C39]/(4*[.$L29]))" office:value-type="float" office:value="0.374234518910445" calcext:value-type="float">
            <text:p>0.3742345189</text:p>
          </table:table-cell>
          <table:table-cell table:formula="of:=([.$D39]/(4*[.$M29]))" office:value-type="float" office:value="0.120048878703986" calcext:value-type="float">
            <text:p>0.1200488787</text:p>
          </table:table-cell>
          <table:table-cell table:formula="of:=([.$B39]/(8*[.$N29]))" office:value-type="float" office:value="0.408616851499842" calcext:value-type="float">
            <text:p>0.4086168515</text:p>
          </table:table-cell>
          <table:table-cell table:formula="of:=([.$C39]/(8*[.$O29]))" office:value-type="float" office:value="0.218825644184081" calcext:value-type="float">
            <text:p>0.2188256442</text:p>
          </table:table-cell>
          <table:table-cell table:formula="of:=([.$D39]/(8*[.$P29]))" office:value-type="float" office:value="0.046228086820263" calcext:value-type="float">
            <text:p>0.0462280868</text:p>
          </table:table-cell>
          <table:table-cell table:formula="of:=([.$B39]/(16*[.$Q29]))" office:value-type="float" office:value="0.193681040713081" calcext:value-type="float">
            <text:p>0.1936810407</text:p>
          </table:table-cell>
          <table:table-cell table:formula="of:=([.$C39]/(16*[.$R29]))" office:value-type="float" office:value="0.106063077948405" calcext:value-type="float">
            <text:p>0.1060630779</text:p>
          </table:table-cell>
          <table:table-cell table:formula="of:=([.$D39]/(16*[.$S29]))" office:value-type="float" office:value="0.024450389950111" calcext:value-type="float">
            <text:p>0.02445039</text:p>
          </table:table-cell>
          <table:table-cell table:formula="of:=([.$B39]/(32*[.$T29]))" office:value-type="float" office:value="0.0846120330378116" calcext:value-type="float">
            <text:p>0.084612033</text:p>
          </table:table-cell>
          <table:table-cell table:formula="of:=([.$C39]/(32*[.$U29]))" office:value-type="float" office:value="0.050699824781087" calcext:value-type="float">
            <text:p>0.0506998248</text:p>
          </table:table-cell>
          <table:table-cell table:formula="of:=([.$D39]/(32*[.$V29]))" office:value-type="float" office:value="0.0123037183014153" calcext:value-type="float">
            <text:p>0.0123037183</text:p>
          </table:table-cell>
          <table:table-cell table:formula="of:=[.$C39]/(1536*[.$W29])" office:value-type="float" office:value="0.00377540122016796" calcext:value-type="float">
            <text:p>0.0037754012</text:p>
          </table:table-cell>
          <table:table-cell table:formula="of:=([.$D39]/(1536*[.$X29]))" office:value-type="float" office:value="0.00931159625779216" calcext:value-type="float">
            <text:p>0.0093115963</text:p>
          </table:table-cell>
          <table:table-cell table:number-columns-repeated="3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5.919369" calcext:value-type="float">
            <text:p>5.919369</text:p>
          </table:table-cell>
          <table:table-cell table:style-name="ce1" office:value-type="float" office:value="2.927454" calcext:value-type="float">
            <text:p>2.927454</text:p>
          </table:table-cell>
          <table:table-cell table:style-name="ce1" office:value-type="float" office:value="2.919203" calcext:value-type="float">
            <text:p>2.919203</text:p>
          </table:table-cell>
          <table:table-cell table:formula="of:=([.$B40]/(1*[.$E30]))" office:value-type="float" office:value="0.814702908661793" calcext:value-type="float">
            <text:p>0.8147029087</text:p>
          </table:table-cell>
          <table:table-cell table:style-name="ce7" table:formula="of:=([.$C40]/(1*[.$F30]))" office:value-type="float" office:value="0.698703886907241" calcext:value-type="float">
            <text:p>0.6987038869</text:p>
          </table:table-cell>
          <table:table-cell table:style-name="ce4" table:formula="of:=([.D40]/(1*[.$G30]))" office:value-type="float" office:value="0.717289429132359" calcext:value-type="float">
            <text:p>0.7172894291</text:p>
          </table:table-cell>
          <table:table-cell table:formula="of:=([.$B40]/(2*[.$H30]))" office:value-type="float" office:value="0.795066756461479" calcext:value-type="float">
            <text:p>0.7950667565</text:p>
          </table:table-cell>
          <table:table-cell table:formula="of:=([.$C40]/(2*[.$I30]))" office:value-type="float" office:value="0.44632409172573" calcext:value-type="float">
            <text:p>0.4463240917</text:p>
          </table:table-cell>
          <table:table-cell table:formula="of:=([.D40]/(2*[.$J30]))" office:value-type="float" office:value="0.512814013060653" calcext:value-type="float">
            <text:p>0.5128140131</text:p>
          </table:table-cell>
          <table:table-cell table:formula="of:=([.$B40]/(4*[.$K30]))" office:value-type="float" office:value="0.800281128711361" calcext:value-type="float">
            <text:p>0.8002811287</text:p>
          </table:table-cell>
          <table:table-cell table:formula="of:=([.$C40]/(4*[.$L30]))" office:value-type="float" office:value="0.401581770054849" calcext:value-type="float">
            <text:p>0.4015817701</text:p>
          </table:table-cell>
          <table:table-cell table:formula="of:=([.$D40]/(4*[.$M30]))" office:value-type="float" office:value="0.122250538300495" calcext:value-type="float">
            <text:p>0.1222505383</text:p>
          </table:table-cell>
          <table:table-cell table:formula="of:=([.$B40]/(8*[.$N30]))" office:value-type="float" office:value="0.357371956641331" calcext:value-type="float">
            <text:p>0.3573719566</text:p>
          </table:table-cell>
          <table:table-cell table:formula="of:=([.$C40]/(8*[.$O30]))" office:value-type="float" office:value="0.236264255977438" calcext:value-type="float">
            <text:p>0.236264256</text:p>
          </table:table-cell>
          <table:table-cell table:formula="of:=([.$D40]/(8*[.$P30]))" office:value-type="float" office:value="0.0509277060392744" calcext:value-type="float">
            <text:p>0.050927706</text:p>
          </table:table-cell>
          <table:table-cell table:formula="of:=([.$B40]/(16*[.$Q30]))" office:value-type="float" office:value="0.1718872032597" calcext:value-type="float">
            <text:p>0.1718872033</text:p>
          </table:table-cell>
          <table:table-cell table:formula="of:=([.$C40]/(16*[.$R30]))" office:value-type="float" office:value="0.116417684663023" calcext:value-type="float">
            <text:p>0.1164176847</text:p>
          </table:table-cell>
          <table:table-cell table:formula="of:=([.$D40]/(16*[.$S30]))" office:value-type="float" office:value="0.0248940638941071" calcext:value-type="float">
            <text:p>0.0248940639</text:p>
          </table:table-cell>
          <table:table-cell table:formula="of:=([.$B40]/(32*[.$T30]))" office:value-type="float" office:value="0.0824444493594498" calcext:value-type="float">
            <text:p>0.0824444494</text:p>
          </table:table-cell>
          <table:table-cell table:formula="of:=([.$C40]/(32*[.$U30]))" office:value-type="float" office:value="0.0558527419653209" calcext:value-type="float">
            <text:p>0.055852742</text:p>
          </table:table-cell>
          <table:table-cell table:formula="of:=([.$D40]/(32*[.$V30]))" office:value-type="float" office:value="0.0123725172597964" calcext:value-type="float">
            <text:p>0.0123725173</text:p>
          </table:table-cell>
          <table:table-cell table:formula="of:=[.$C40]/(1536*[.$W30])" office:value-type="float" office:value="0.00356962565787009" calcext:value-type="float">
            <text:p>0.0035696257</text:p>
          </table:table-cell>
          <table:table-cell table:formula="of:=([.$D40]/(1536*[.$X30]))" office:value-type="float" office:value="0.00946574485607725" calcext:value-type="float">
            <text:p>0.0094657449</text:p>
          </table:table-cell>
          <table:table-cell table:number-columns-repeated="36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95.680288" calcext:value-type="float">
            <text:p>95.680288</text:p>
          </table:table-cell>
          <table:table-cell table:style-name="ce1" office:value-type="float" office:value="23.410338" calcext:value-type="float">
            <text:p>23.410338</text:p>
          </table:table-cell>
          <table:table-cell table:style-name="ce1" office:value-type="float" office:value="25.282885" calcext:value-type="float">
            <text:p>25.282885</text:p>
          </table:table-cell>
          <table:table-cell table:formula="of:=([.$B41]/(1*[.$E31]))" office:value-type="float" office:value="0.906334006207896" calcext:value-type="float">
            <text:p>0.9063340062</text:p>
          </table:table-cell>
          <table:table-cell table:style-name="ce7" table:formula="of:=([.$C41]/(1*[.$F31]))" office:value-type="float" office:value="0.699256194510969" calcext:value-type="float">
            <text:p>0.6992561945</text:p>
          </table:table-cell>
          <table:table-cell table:style-name="ce4" table:formula="of:=([.D41]/(1*[.$G31]))" office:value-type="float" office:value="0.725103918507161" calcext:value-type="float">
            <text:p>0.7251039185</text:p>
          </table:table-cell>
          <table:table-cell table:formula="of:=([.$B41]/(2*[.$H31]))" office:value-type="float" office:value="0.897915717537512" calcext:value-type="float">
            <text:p>0.8979157175</text:p>
          </table:table-cell>
          <table:table-cell table:formula="of:=([.$C41]/(2*[.$I31]))" office:value-type="float" office:value="0.487311434430144" calcext:value-type="float">
            <text:p>0.4873114344</text:p>
          </table:table-cell>
          <table:table-cell table:formula="of:=([.D41]/(2*[.$J31]))" office:value-type="float" office:value="0.557907697378261" calcext:value-type="float">
            <text:p>0.5579076974</text:p>
          </table:table-cell>
          <table:table-cell table:formula="of:=([.$B41]/(4*[.$K31]))" office:value-type="float" office:value="0.847546867659392" calcext:value-type="float">
            <text:p>0.8475468677</text:p>
          </table:table-cell>
          <table:table-cell table:formula="of:=([.$C41]/(4*[.$L31]))" office:value-type="float" office:value="0.448063234915492" calcext:value-type="float">
            <text:p>0.4480632349</text:p>
          </table:table-cell>
          <table:table-cell table:formula="of:=([.$D41]/(4*[.$M31]))" office:value-type="float" office:value="0.131334591799032" calcext:value-type="float">
            <text:p>0.1313345918</text:p>
          </table:table-cell>
          <table:table-cell table:formula="of:=([.$B41]/(8*[.$N31]))" office:value-type="float" office:value="0.55640977949584" calcext:value-type="float">
            <text:p>0.5564097795</text:p>
          </table:table-cell>
          <table:table-cell table:formula="of:=([.$C41]/(8*[.$O31]))" office:value-type="float" office:value="0.256325464915781" calcext:value-type="float">
            <text:p>0.2563254649</text:p>
          </table:table-cell>
          <table:table-cell table:formula="of:=([.$D41]/(8*[.$P31]))" office:value-type="float" office:value="0.0505017628537169" calcext:value-type="float">
            <text:p>0.0505017629</text:p>
          </table:table-cell>
          <table:table-cell table:formula="of:=([.$B41]/(16*[.$Q31]))" office:value-type="float" office:value="0.272898076206695" calcext:value-type="float">
            <text:p>0.2728980762</text:p>
          </table:table-cell>
          <table:table-cell table:formula="of:=([.$C41]/(16*[.$R31]))" office:value-type="float" office:value="0.125440465967791" calcext:value-type="float">
            <text:p>0.125440466</text:p>
          </table:table-cell>
          <table:table-cell table:formula="of:=([.$D41]/(16*[.$S31]))" office:value-type="float" office:value="0.0272353295626243" calcext:value-type="float">
            <text:p>0.0272353296</text:p>
          </table:table-cell>
          <table:table-cell table:formula="of:=([.$B41]/(32*[.$T31]))" office:value-type="float" office:value="0.134065051305734" calcext:value-type="float">
            <text:p>0.1340650513</text:p>
          </table:table-cell>
          <table:table-cell table:formula="of:=([.$C41]/(32*[.$U31]))" office:value-type="float" office:value="0.062201934546293" calcext:value-type="float">
            <text:p>0.0622019345</text:p>
          </table:table-cell>
          <table:table-cell table:formula="of:=([.$D41]/(32*[.$V31]))" office:value-type="float" office:value="0.0134065470621819" calcext:value-type="float">
            <text:p>0.0134065471</text:p>
          </table:table-cell>
          <table:table-cell table:formula="of:=[.$C41]/(1536*[.$W31])" office:value-type="float" office:value="0.00380271277148502" calcext:value-type="float">
            <text:p>0.0038027128</text:p>
          </table:table-cell>
          <table:table-cell table:formula="of:=([.$D41]/(1536*[.$X31]))" office:value-type="float" office:value="0.0102685455837348" calcext:value-type="float">
            <text:p>0.0102685456</text:p>
          </table:table-cell>
          <table:table-cell table:number-columns-repeated="3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00" calcext:value-type="float">
            <text:p>800</text:p>
          </table:table-cell>
          <table:table-cell office:value-type="float" office:value="187.282704" calcext:value-type="float">
            <text:p>187.282704</text:p>
          </table:table-cell>
          <table:table-cell office:value-type="float" office:value="202.26308" calcext:value-type="float">
            <text:p>202.26308</text:p>
          </table:table-cell>
          <table:table-cell table:formula="of:=([.$B42]/(1*[.$E32]))" office:value-type="float" office:value="0.947252590008817" calcext:value-type="float">
            <text:p>0.94725259</text:p>
          </table:table-cell>
          <table:table-cell table:style-name="ce7" table:formula="of:=([.$C42]/(1*[.$F32]))" office:value-type="float" office:value="0.699256194510969" calcext:value-type="float">
            <text:p>0.6992561945</text:p>
          </table:table-cell>
          <table:table-cell table:style-name="ce4" table:formula="of:=([.D42]/(1*[.$G32]))" office:value-type="float" office:value="0.725103918507161" calcext:value-type="float">
            <text:p>0.7251039185</text:p>
          </table:table-cell>
          <table:table-cell table:formula="of:=([.$B42]/(2*[.$H32]))" office:value-type="float" office:value="0.938454237865078" calcext:value-type="float">
            <text:p>0.9384542379</text:p>
          </table:table-cell>
          <table:table-cell table:formula="of:=([.$C42]/(2*[.$I32]))" office:value-type="float" office:value="0.487311434430144" calcext:value-type="float">
            <text:p>0.4873114344</text:p>
          </table:table-cell>
          <table:table-cell table:formula="of:=([.D42]/(2*[.$J32]))" office:value-type="float" office:value="0.557907697378261" calcext:value-type="float">
            <text:p>0.5579076974</text:p>
          </table:table-cell>
          <table:table-cell table:formula="of:=([.$B42]/(4*[.$K32]))" office:value-type="float" office:value="0.885811367603107" calcext:value-type="float">
            <text:p>0.8858113676</text:p>
          </table:table-cell>
          <table:table-cell table:formula="of:=([.$C42]/(4*[.$L32]))" office:value-type="float" office:value="0.448063234915492" calcext:value-type="float">
            <text:p>0.4480632349</text:p>
          </table:table-cell>
          <table:table-cell table:formula="of:=([.$D42]/(4*[.$M32]))" office:value-type="float" office:value="0.131334591799032" calcext:value-type="float">
            <text:p>0.1313345918</text:p>
          </table:table-cell>
          <table:table-cell table:formula="of:=([.$B42]/(8*[.$N32]))" office:value-type="float" office:value="0.581530209750038" calcext:value-type="float">
            <text:p>0.5815302098</text:p>
          </table:table-cell>
          <table:table-cell table:formula="of:=([.$C42]/(8*[.$O32]))" office:value-type="float" office:value="0.256325464915781" calcext:value-type="float">
            <text:p>0.2563254649</text:p>
          </table:table-cell>
          <table:table-cell table:formula="of:=([.$D42]/(8*[.$P32]))" office:value-type="float" office:value="0.0505017628537169" calcext:value-type="float">
            <text:p>0.0505017629</text:p>
          </table:table-cell>
          <table:table-cell table:formula="of:=([.$B42]/(16*[.$Q32]))" office:value-type="float" office:value="0.336095611296445" calcext:value-type="float">
            <text:p>0.3360956113</text:p>
          </table:table-cell>
          <table:table-cell table:formula="of:=([.$C42]/(16*[.$R32]))" office:value-type="float" office:value="0.136227105986242" calcext:value-type="float">
            <text:p>0.136227106</text:p>
          </table:table-cell>
          <table:table-cell table:formula="of:=([.$D42]/(16*[.$S32]))" office:value-type="float" office:value="0.0127344591025151" calcext:value-type="float">
            <text:p>0.0127344591</text:p>
          </table:table-cell>
          <table:table-cell table:formula="of:=([.$B42]/(32*[.$T32]))" office:value-type="float" office:value="0.165855798772175" calcext:value-type="float">
            <text:p>0.1658557988</text:p>
          </table:table-cell>
          <table:table-cell table:formula="of:=([.$C42]/(32*[.$U32]))" office:value-type="float" office:value="0.0683263258367195" calcext:value-type="float">
            <text:p>0.0683263258</text:p>
          </table:table-cell>
          <table:table-cell table:formula="of:=([.$D42]/(32*[.$V32]))" office:value-type="float" office:value="0.00630546608909003" calcext:value-type="float">
            <text:p>0.0063054661</text:p>
          </table:table-cell>
          <table:table-cell table:formula="of:=[.$C42]/(1536*[.$W32])" office:value-type="float" office:value="0.00380516401042811" calcext:value-type="float">
            <text:p>0.003805164</text:p>
          </table:table-cell>
          <table:table-cell table:formula="of:=([.$D42]/(1536*[.$X32]))" office:value-type="float" office:value="0.01027186653269" calcext:value-type="float">
            <text:p>0.0102718665</text:p>
          </table:table-cell>
          <table:table-cell table:number-columns-repeated="3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00" calcext:value-type="float">
            <text:p>6400</text:p>
          </table:table-cell>
          <table:table-cell office:value-type="float" office:value="1498.261632" calcext:value-type="float">
            <text:p>1498.261632</text:p>
          </table:table-cell>
          <table:table-cell office:value-type="float" office:value="1618.10464" calcext:value-type="float">
            <text:p>1618.10464</text:p>
          </table:table-cell>
          <table:table-cell table:formula="of:=([.$B43]/(1*[.$E33]))" office:value-type="float" office:value="0.947252590008817" calcext:value-type="float">
            <text:p>0.94725259</text:p>
          </table:table-cell>
          <table:table-cell table:style-name="ce7" table:formula="of:=([.$C43]/(1*[.$F33]))" office:value-type="float" office:value="0.699256194510969" calcext:value-type="float">
            <text:p>0.6992561945</text:p>
          </table:table-cell>
          <table:table-cell table:style-name="ce4" table:formula="of:=([.D43]/(1*[.$G33]))" office:value-type="float" office:value="0.725103918507161" calcext:value-type="float">
            <text:p>0.7251039185</text:p>
          </table:table-cell>
          <table:table-cell table:formula="of:=([.$B43]/(2*[.$H33]))" office:value-type="float" office:value="0.938454237865078" calcext:value-type="float">
            <text:p>0.9384542379</text:p>
          </table:table-cell>
          <table:table-cell table:formula="of:=([.$C43]/(2*[.$I33]))" office:value-type="float" office:value="0.487311434430144" calcext:value-type="float">
            <text:p>0.4873114344</text:p>
          </table:table-cell>
          <table:table-cell table:formula="of:=([.D43]/(2*[.$J33]))" office:value-type="float" office:value="0.557907697378261" calcext:value-type="float">
            <text:p>0.5579076974</text:p>
          </table:table-cell>
          <table:table-cell table:formula="of:=([.$B43]/(4*[.$K33]))" office:value-type="float" office:value="0.885811367603107" calcext:value-type="float">
            <text:p>0.8858113676</text:p>
          </table:table-cell>
          <table:table-cell table:formula="of:=([.$C43]/(4*[.$L33]))" office:value-type="float" office:value="0.448063234915492" calcext:value-type="float">
            <text:p>0.4480632349</text:p>
          </table:table-cell>
          <table:table-cell table:formula="of:=([.$D43]/(4*[.$M33]))" office:value-type="float" office:value="0.131334591799032" calcext:value-type="float">
            <text:p>0.1313345918</text:p>
          </table:table-cell>
          <table:table-cell table:formula="of:=([.$B43]/(8*[.$N33]))" office:value-type="float" office:value="0.581530209750038" calcext:value-type="float">
            <text:p>0.5815302098</text:p>
          </table:table-cell>
          <table:table-cell table:formula="of:=([.$C43]/(8*[.$O33]))" office:value-type="float" office:value="0.256325464915781" calcext:value-type="float">
            <text:p>0.2563254649</text:p>
          </table:table-cell>
          <table:table-cell table:formula="of:=([.$D43]/(8*[.$P33]))" office:value-type="float" office:value="0.0505017628537169" calcext:value-type="float">
            <text:p>0.0505017629</text:p>
          </table:table-cell>
          <table:table-cell table:formula="of:=([.$B43]/(16*[.$Q33]))" office:value-type="float" office:value="0.336095611296445" calcext:value-type="float">
            <text:p>0.3360956113</text:p>
          </table:table-cell>
          <table:table-cell table:formula="of:=([.$C43]/(16*[.$R33]))" office:value-type="float" office:value="0.136227105986242" calcext:value-type="float">
            <text:p>0.136227106</text:p>
          </table:table-cell>
          <table:table-cell table:formula="of:=([.$D43]/(16*[.$S33]))" office:value-type="float" office:value="0.0127344591025151" calcext:value-type="float">
            <text:p>0.0127344591</text:p>
          </table:table-cell>
          <table:table-cell table:formula="of:=([.$B43]/(32*[.$T33]))" office:value-type="float" office:value="0.165855798772175" calcext:value-type="float">
            <text:p>0.1658557988</text:p>
          </table:table-cell>
          <table:table-cell table:formula="of:=([.$C43]/(32*[.$U33]))" office:value-type="float" office:value="0.0683263258367195" calcext:value-type="float">
            <text:p>0.0683263258</text:p>
          </table:table-cell>
          <table:table-cell table:formula="of:=([.$D43]/(32*[.$V33]))" office:value-type="float" office:value="0.00630546608909003" calcext:value-type="float">
            <text:p>0.0063054661</text:p>
          </table:table-cell>
          <table:table-cell table:formula="of:=[.$C43]/(1536*[.$W33])" office:value-type="float" office:value="0.00364460385191545" calcext:value-type="float">
            <text:p>0.0036446039</text:p>
          </table:table-cell>
          <table:table-cell table:formula="of:=([.$D43]/(1536*[.$X33]))" office:value-type="float" office:value="0.0102685840194824" calcext:value-type="float">
            <text:p>0.010268584</text:p>
          </table:table-cell>
          <table:table-cell table:number-columns-repeated="3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00" calcext:value-type="float">
            <text:p>51200</text:p>
          </table:table-cell>
          <table:table-cell office:value-type="float" office:value="11986.093056" calcext:value-type="float">
            <text:p>11986.093056</text:p>
          </table:table-cell>
          <table:table-cell office:value-type="float" office:value="12944.83712" calcext:value-type="float">
            <text:p>12944.83712</text:p>
          </table:table-cell>
          <table:table-cell table:formula="of:=([.$B44]/(1*[.$E34]))" office:value-type="float" office:value="0.947252590008817" calcext:value-type="float">
            <text:p>0.94725259</text:p>
          </table:table-cell>
          <table:table-cell table:style-name="ce7" table:formula="of:=([.$C44]/(1*[.$F34]))" office:value-type="float" office:value="0.699256194510969" calcext:value-type="float">
            <text:p>0.6992561945</text:p>
          </table:table-cell>
          <table:table-cell table:style-name="ce4" table:formula="of:=([.D44]/(1*[.$G34]))" office:value-type="float" office:value="0.725103918507161" calcext:value-type="float">
            <text:p>0.7251039185</text:p>
          </table:table-cell>
          <table:table-cell table:formula="of:=([.$B44]/(2*[.$H34]))" office:value-type="float" office:value="0.938454237865078" calcext:value-type="float">
            <text:p>0.9384542379</text:p>
          </table:table-cell>
          <table:table-cell table:formula="of:=([.$C44]/(2*[.$I34]))" office:value-type="float" office:value="0.487311434430144" calcext:value-type="float">
            <text:p>0.4873114344</text:p>
          </table:table-cell>
          <table:table-cell table:formula="of:=([.D44]/(2*[.$J34]))" office:value-type="float" office:value="0.557907697378261" calcext:value-type="float">
            <text:p>0.5579076974</text:p>
          </table:table-cell>
          <table:table-cell table:formula="of:=([.$B44]/(4*[.$K34]))" office:value-type="float" office:value="0.885811367603107" calcext:value-type="float">
            <text:p>0.8858113676</text:p>
          </table:table-cell>
          <table:table-cell table:formula="of:=([.$C44]/(4*[.$L34]))" office:value-type="float" office:value="0.448063234915492" calcext:value-type="float">
            <text:p>0.4480632349</text:p>
          </table:table-cell>
          <table:table-cell table:formula="of:=([.$D44]/(4*[.$M34]))" office:value-type="float" office:value="0.131334591799032" calcext:value-type="float">
            <text:p>0.1313345918</text:p>
          </table:table-cell>
          <table:table-cell table:formula="of:=([.$B44]/(8*[.$N34]))" office:value-type="float" office:value="0.581530209750038" calcext:value-type="float">
            <text:p>0.5815302098</text:p>
          </table:table-cell>
          <table:table-cell table:formula="of:=([.$C44]/(8*[.$O34]))" office:value-type="float" office:value="0.256325464915781" calcext:value-type="float">
            <text:p>0.2563254649</text:p>
          </table:table-cell>
          <table:table-cell table:formula="of:=([.$D44]/(8*[.$P34]))" office:value-type="float" office:value="0.0505017628537169" calcext:value-type="float">
            <text:p>0.0505017629</text:p>
          </table:table-cell>
          <table:table-cell table:formula="of:=([.$B44]/(16*[.$Q34]))" office:value-type="float" office:value="0.336095611296445" calcext:value-type="float">
            <text:p>0.3360956113</text:p>
          </table:table-cell>
          <table:table-cell table:formula="of:=([.$C44]/(16*[.$R34]))" office:value-type="float" office:value="0.136227105986242" calcext:value-type="float">
            <text:p>0.136227106</text:p>
          </table:table-cell>
          <table:table-cell table:formula="of:=([.$D44]/(16*[.$S34]))" office:value-type="float" office:value="0.0127344591025151" calcext:value-type="float">
            <text:p>0.0127344591</text:p>
          </table:table-cell>
          <table:table-cell table:formula="of:=([.$B44]/(32*[.$T34]))" office:value-type="float" office:value="0.165855798772175" calcext:value-type="float">
            <text:p>0.1658557988</text:p>
          </table:table-cell>
          <table:table-cell table:formula="of:=([.$C44]/(32*[.$U34]))" office:value-type="float" office:value="0.0683263258367195" calcext:value-type="float">
            <text:p>0.0683263258</text:p>
          </table:table-cell>
          <table:table-cell table:formula="of:=([.$D44]/(32*[.$V34]))" office:value-type="float" office:value="0.00630546608909003" calcext:value-type="float">
            <text:p>0.0063054661</text:p>
          </table:table-cell>
          <table:table-cell table:formula="of:=[.$C44]/(1536*[.$W34])" office:value-type="float" office:value="0.0036447669313405" calcext:value-type="float">
            <text:p>0.0036447669</text:p>
          </table:table-cell>
          <table:table-cell table:formula="of:=([.$D44]/(1536*[.$X34]))" office:value-type="float" office:value="0.0102775955284553" calcext:value-type="float">
            <text:p>0.0102775955</text:p>
          </table:table-cell>
          <table:table-cell table:number-columns-repeated="3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"/>
          <table:table-cell office:value-type="string" calcext:value-type="string">
            <text:p>Speedup (Ts/Tp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1T naive</text:p>
          </table:table-cell>
          <table:table-cell office:value-type="string" calcext:value-type="string">
            <text:p>1T loop</text:p>
          </table:table-cell>
          <table:table-cell office:value-type="string" calcext:value-type="string">
            <text:p>1T block</text:p>
          </table:table-cell>
          <table:table-cell office:value-type="string" calcext:value-type="string">
            <text:p>2T naive</text:p>
          </table:table-cell>
          <table:table-cell office:value-type="string" calcext:value-type="string">
            <text:p>2T loop</text:p>
          </table:table-cell>
          <table:table-cell office:value-type="string" calcext:value-type="string">
            <text:p>2T block</text:p>
          </table:table-cell>
          <table:table-cell office:value-type="string" calcext:value-type="string">
            <text:p>4T naive</text:p>
          </table:table-cell>
          <table:table-cell office:value-type="string" calcext:value-type="string">
            <text:p>4T loop</text:p>
          </table:table-cell>
          <table:table-cell office:value-type="string" calcext:value-type="string">
            <text:p>4T block</text:p>
          </table:table-cell>
          <table:table-cell office:value-type="string" calcext:value-type="string">
            <text:p>8T naive</text:p>
          </table:table-cell>
          <table:table-cell office:value-type="string" calcext:value-type="string">
            <text:p>8T loop</text:p>
          </table:table-cell>
          <table:table-cell office:value-type="string" calcext:value-type="string">
            <text:p>8T block</text:p>
          </table:table-cell>
          <table:table-cell office:value-type="string" calcext:value-type="string">
            <text:p>16T naive</text:p>
          </table:table-cell>
          <table:table-cell office:value-type="string" calcext:value-type="string">
            <text:p>16T loop</text:p>
          </table:table-cell>
          <table:table-cell office:value-type="string" calcext:value-type="string">
            <text:p>16T block</text:p>
          </table:table-cell>
          <table:table-cell office:value-type="string" calcext:value-type="string">
            <text:p>32T naive</text:p>
          </table:table-cell>
          <table:table-cell office:value-type="string" calcext:value-type="string">
            <text:p>32T loop</text:p>
          </table:table-cell>
          <table:table-cell office:value-type="string" calcext:value-type="string">
            <text:p>32T block</text:p>
          </table:table-cell>
          <table:table-cell office:value-type="string" calcext:value-type="string">
            <text:p>CUDA loop</text:p>
          </table:table-cell>
          <table:table-cell office:value-type="string" calcext:value-type="string">
            <text:p>CUDA block</text:p>
          </table:table-cell>
          <table:table-cell table:number-columns-repeated="39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B39]/[.$E29]" office:value-type="float" office:value="0.814225165965333" calcext:value-type="float">
            <text:p>0.814225166</text:p>
          </table:table-cell>
          <table:table-cell table:formula="of:=[.$C39]/[.$F29]" office:value-type="float" office:value="0.692483767521445" calcext:value-type="float">
            <text:p>0.6924837675</text:p>
          </table:table-cell>
          <table:table-cell table:formula="of:=[.$D39]/[.$G29]" office:value-type="float" office:value="0.710249135978558" calcext:value-type="float">
            <text:p>0.710249136</text:p>
          </table:table-cell>
          <table:table-cell table:formula="of:=[.$B39]/[.$H29]" office:value-type="float" office:value="1.5913816736853" calcext:value-type="float">
            <text:p>1.5913816737</text:p>
          </table:table-cell>
          <table:table-cell table:formula="of:=[.$C39]/[.$I29]" office:value-type="float" office:value="0.81133002310082" calcext:value-type="float">
            <text:p>0.8113300231</text:p>
          </table:table-cell>
          <table:table-cell table:formula="of:=[.$D39]/[.$J29]" office:value-type="float" office:value="1.03284167219869" calcext:value-type="float">
            <text:p>1.0328416722</text:p>
          </table:table-cell>
          <table:table-cell table:formula="of:=[.$B39]/[.$K29]" office:value-type="float" office:value="3.08035958026619" calcext:value-type="float">
            <text:p>3.0803595803</text:p>
          </table:table-cell>
          <table:table-cell table:formula="of:=[.$C39]/[.$L29]" office:value-type="float" office:value="1.49693807564178" calcext:value-type="float">
            <text:p>1.4969380756</text:p>
          </table:table-cell>
          <table:table-cell table:formula="of:=[.$D39]/[.$M29]" office:value-type="float" office:value="0.480195514815943" calcext:value-type="float">
            <text:p>0.4801955148</text:p>
          </table:table-cell>
          <table:table-cell table:formula="of:=[.$B39]/[.$N29]" office:value-type="float" office:value="3.26893481199874" calcext:value-type="float">
            <text:p>3.268934812</text:p>
          </table:table-cell>
          <table:table-cell table:formula="of:=[.$C39]/[.$O29]" office:value-type="float" office:value="1.75060515347265" calcext:value-type="float">
            <text:p>1.7506051535</text:p>
          </table:table-cell>
          <table:table-cell table:formula="of:=[.$D39]/[.$P29]" office:value-type="float" office:value="0.369824694562104" calcext:value-type="float">
            <text:p>0.3698246946</text:p>
          </table:table-cell>
          <table:table-cell table:formula="of:=[.$B39]/[.$Q29]" office:value-type="float" office:value="3.0988966514093" calcext:value-type="float">
            <text:p>3.0988966514</text:p>
          </table:table-cell>
          <table:table-cell table:formula="of:=[.$C39]/[.$R29]" office:value-type="float" office:value="1.69700924717447" calcext:value-type="float">
            <text:p>1.6970092472</text:p>
          </table:table-cell>
          <table:table-cell table:formula="of:=[.$D39]/[.$S29]" office:value-type="float" office:value="0.391206239201776" calcext:value-type="float">
            <text:p>0.3912062392</text:p>
          </table:table-cell>
          <table:table-cell table:formula="of:=[.$B39]/[.$T29]" office:value-type="float" office:value="2.70758505720997" calcext:value-type="float">
            <text:p>2.7075850572</text:p>
          </table:table-cell>
          <table:table-cell table:formula="of:=[.$C39]/[.$U29]" office:value-type="float" office:value="1.62239439299478" calcext:value-type="float">
            <text:p>1.622394393</text:p>
          </table:table-cell>
          <table:table-cell table:formula="of:=[.$D39]/[.$V29]" office:value-type="float" office:value="0.393718985645289" calcext:value-type="float">
            <text:p>0.3937189856</text:p>
          </table:table-cell>
          <table:table-cell table:formula="of:=[.$C39]/[.$W29]" office:value-type="float" office:value="5.79901627417799" calcext:value-type="float">
            <text:p>5.7990162742</text:p>
          </table:table-cell>
          <table:table-cell table:formula="of:=[.$D39]/[.$X29]" office:value-type="float" office:value="14.3026118519688" calcext:value-type="float">
            <text:p>14.302611852</text:p>
          </table:table-cell>
          <table:table-cell table:number-columns-repeated="3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$B40]/[.$E30]" office:value-type="float" office:value="0.814702908661793" calcext:value-type="float">
            <text:p>0.8147029087</text:p>
          </table:table-cell>
          <table:table-cell table:formula="of:=[.$C40]/[.$F30]" office:value-type="float" office:value="0.698703886907241" calcext:value-type="float">
            <text:p>0.6987038869</text:p>
          </table:table-cell>
          <table:table-cell table:formula="of:=[.$D40]/[.$G30]" office:value-type="float" office:value="0.717289429132359" calcext:value-type="float">
            <text:p>0.7172894291</text:p>
          </table:table-cell>
          <table:table-cell table:formula="of:=[.$B40]/[.$H30]" office:value-type="float" office:value="1.59013351292296" calcext:value-type="float">
            <text:p>1.5901335129</text:p>
          </table:table-cell>
          <table:table-cell table:formula="of:=[.$C40]/[.$I30]" office:value-type="float" office:value="0.89264818345146" calcext:value-type="float">
            <text:p>0.8926481835</text:p>
          </table:table-cell>
          <table:table-cell table:formula="of:=[.$D40]/[.$J30]" office:value-type="float" office:value="1.02562802612131" calcext:value-type="float">
            <text:p>1.0256280261</text:p>
          </table:table-cell>
          <table:table-cell table:formula="of:=[.$B40]/[.$K30]" office:value-type="float" office:value="3.20112451484545" calcext:value-type="float">
            <text:p>3.2011245148</text:p>
          </table:table-cell>
          <table:table-cell table:formula="of:=[.$C40]/[.$L30]" office:value-type="float" office:value="1.6063270802194" calcext:value-type="float">
            <text:p>1.6063270802</text:p>
          </table:table-cell>
          <table:table-cell table:formula="of:=[.$D40]/[.$M30]" office:value-type="float" office:value="0.489002153201979" calcext:value-type="float">
            <text:p>0.4890021532</text:p>
          </table:table-cell>
          <table:table-cell table:formula="of:=[.$B40]/[.$N30]" office:value-type="float" office:value="2.85897565313065" calcext:value-type="float">
            <text:p>2.8589756531</text:p>
          </table:table-cell>
          <table:table-cell table:formula="of:=[.$C40]/[.$O30]" office:value-type="float" office:value="1.89011404781951" calcext:value-type="float">
            <text:p>1.8901140478</text:p>
          </table:table-cell>
          <table:table-cell table:formula="of:=[.$D40]/[.$P30]" office:value-type="float" office:value="0.407421648314196" calcext:value-type="float">
            <text:p>0.4074216483</text:p>
          </table:table-cell>
          <table:table-cell table:formula="of:=[.$B40]/[.$Q30]" office:value-type="float" office:value="2.75019525215521" calcext:value-type="float">
            <text:p>2.7501952522</text:p>
          </table:table-cell>
          <table:table-cell table:formula="of:=[.$C40]/[.$R30]" office:value-type="float" office:value="1.86268295460836" calcext:value-type="float">
            <text:p>1.8626829546</text:p>
          </table:table-cell>
          <table:table-cell table:formula="of:=[.$D40]/[.$S30]" office:value-type="float" office:value="0.398305022305713" calcext:value-type="float">
            <text:p>0.3983050223</text:p>
          </table:table-cell>
          <table:table-cell table:formula="of:=[.$B40]/[.$T30]" office:value-type="float" office:value="2.63822237950239" calcext:value-type="float">
            <text:p>2.6382223795</text:p>
          </table:table-cell>
          <table:table-cell table:formula="of:=[.$C40]/[.$U30]" office:value-type="float" office:value="1.78728774289027" calcext:value-type="float">
            <text:p>1.7872877429</text:p>
          </table:table-cell>
          <table:table-cell table:formula="of:=[.$D40]/[.$V30]" office:value-type="float" office:value="0.395920552313485" calcext:value-type="float">
            <text:p>0.3959205523</text:p>
          </table:table-cell>
          <table:table-cell table:formula="of:=[.$C40]/[.$W30]" office:value-type="float" office:value="5.48294501048846" calcext:value-type="float">
            <text:p>5.4829450105</text:p>
          </table:table-cell>
          <table:table-cell table:formula="of:=[.$D40]/[.$X30]" office:value-type="float" office:value="14.5393840989347" calcext:value-type="float">
            <text:p>14.5393840989</text:p>
          </table:table-cell>
          <table:table-cell table:number-columns-repeated="3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$B41]/[.$E31]" office:value-type="float" office:value="0.906334006207896" calcext:value-type="float">
            <text:p>0.9063340062</text:p>
          </table:table-cell>
          <table:table-cell table:formula="of:=[.$C41]/[.$F31]" office:value-type="float" office:value="0.699256194510969" calcext:value-type="float">
            <text:p>0.6992561945</text:p>
          </table:table-cell>
          <table:table-cell table:formula="of:=[.$D41]/[.$G31]" office:value-type="float" office:value="0.725103918507161" calcext:value-type="float">
            <text:p>0.7251039185</text:p>
          </table:table-cell>
          <table:table-cell table:formula="of:=[.$B41]/[.$H31]" office:value-type="float" office:value="1.79583143507502" calcext:value-type="float">
            <text:p>1.7958314351</text:p>
          </table:table-cell>
          <table:table-cell table:formula="of:=[.$C41]/[.$I31]" office:value-type="float" office:value="0.974622868860287" calcext:value-type="float">
            <text:p>0.9746228689</text:p>
          </table:table-cell>
          <table:table-cell table:formula="of:=[.$D41]/[.$J31]" office:value-type="float" office:value="1.11581539475652" calcext:value-type="float">
            <text:p>1.1158153948</text:p>
          </table:table-cell>
          <table:table-cell table:formula="of:=[.$B41]/[.$K31]" office:value-type="float" office:value="3.39018747063757" calcext:value-type="float">
            <text:p>3.3901874706</text:p>
          </table:table-cell>
          <table:table-cell table:formula="of:=[.$C41]/[.$L31]" office:value-type="float" office:value="1.79225293966197" calcext:value-type="float">
            <text:p>1.7922529397</text:p>
          </table:table-cell>
          <table:table-cell table:formula="of:=[.$D41]/[.$M31]" office:value-type="float" office:value="0.52533836719613" calcext:value-type="float">
            <text:p>0.5253383672</text:p>
          </table:table-cell>
          <table:table-cell table:formula="of:=[.$B41]/[.$N31]" office:value-type="float" office:value="4.45127823596672" calcext:value-type="float">
            <text:p>4.451278236</text:p>
          </table:table-cell>
          <table:table-cell table:formula="of:=[.$C41]/[.$O31]" office:value-type="float" office:value="2.05060371932624" calcext:value-type="float">
            <text:p>2.0506037193</text:p>
          </table:table-cell>
          <table:table-cell table:formula="of:=[.$D41]/[.$P31]" office:value-type="float" office:value="0.404014102829735" calcext:value-type="float">
            <text:p>0.4040141028</text:p>
          </table:table-cell>
          <table:table-cell table:formula="of:=[.$B41]/[.$Q31]" office:value-type="float" office:value="4.36636921930713" calcext:value-type="float">
            <text:p>4.3663692193</text:p>
          </table:table-cell>
          <table:table-cell table:formula="of:=[.$C41]/[.$R31]" office:value-type="float" office:value="2.00704745548466" calcext:value-type="float">
            <text:p>2.0070474555</text:p>
          </table:table-cell>
          <table:table-cell table:formula="of:=[.$D41]/[.$S31]" office:value-type="float" office:value="0.435765273001989" calcext:value-type="float">
            <text:p>0.435765273</text:p>
          </table:table-cell>
          <table:table-cell table:formula="of:=[.$B41]/[.$T31]" office:value-type="float" office:value="4.29008164178348" calcext:value-type="float">
            <text:p>4.2900816418</text:p>
          </table:table-cell>
          <table:table-cell table:formula="of:=[.$C41]/[.$U31]" office:value-type="float" office:value="1.99046190548138" calcext:value-type="float">
            <text:p>1.9904619055</text:p>
          </table:table-cell>
          <table:table-cell table:formula="of:=[.$D41]/[.$V31]" office:value-type="float" office:value="0.42900950598982" calcext:value-type="float">
            <text:p>0.429009506</text:p>
          </table:table-cell>
          <table:table-cell table:formula="of:=[.$C41]/[.$W31]" office:value-type="float" office:value="5.84096681700099" calcext:value-type="float">
            <text:p>5.840966817</text:p>
          </table:table-cell>
          <table:table-cell table:formula="of:=[.$D41]/[.$X31]" office:value-type="float" office:value="15.7724860166166" calcext:value-type="float">
            <text:p>15.7724860166</text:p>
          </table:table-cell>
          <table:table-cell table:number-columns-repeated="39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$B42]/[.$E32]" office:value-type="float" office:value="0.947252590008817" calcext:value-type="float">
            <text:p>0.94725259</text:p>
          </table:table-cell>
          <table:table-cell table:formula="of:=[.$C42]/[.$F32]" office:value-type="float" office:value="0.699256194510969" calcext:value-type="float">
            <text:p>0.6992561945</text:p>
          </table:table-cell>
          <table:table-cell table:formula="of:=[.$D42]/[.$G32]" office:value-type="float" office:value="0.725103918507161" calcext:value-type="float">
            <text:p>0.7251039185</text:p>
          </table:table-cell>
          <table:table-cell table:formula="of:=[.$B42]/[.$H32]" office:value-type="float" office:value="1.87690847573016" calcext:value-type="float">
            <text:p>1.8769084757</text:p>
          </table:table-cell>
          <table:table-cell table:formula="of:=[.$C42]/[.$I32]" office:value-type="float" office:value="0.974622868860287" calcext:value-type="float">
            <text:p>0.9746228689</text:p>
          </table:table-cell>
          <table:table-cell table:formula="of:=[.$D42]/[.$J32]" office:value-type="float" office:value="1.11581539475652" calcext:value-type="float">
            <text:p>1.1158153948</text:p>
          </table:table-cell>
          <table:table-cell table:formula="of:=[.$B42]/[.$K32]" office:value-type="float" office:value="3.54324547041243" calcext:value-type="float">
            <text:p>3.5432454704</text:p>
          </table:table-cell>
          <table:table-cell table:formula="of:=[.$C42]/[.$L32]" office:value-type="float" office:value="1.79225293966197" calcext:value-type="float">
            <text:p>1.7922529397</text:p>
          </table:table-cell>
          <table:table-cell table:formula="of:=[.$D42]/[.$M32]" office:value-type="float" office:value="0.52533836719613" calcext:value-type="float">
            <text:p>0.5253383672</text:p>
          </table:table-cell>
          <table:table-cell table:formula="of:=[.$B42]/[.$N32]" office:value-type="float" office:value="4.6522416780003" calcext:value-type="float">
            <text:p>4.652241678</text:p>
          </table:table-cell>
          <table:table-cell table:formula="of:=[.$C42]/[.$O32]" office:value-type="float" office:value="2.05060371932624" calcext:value-type="float">
            <text:p>2.0506037193</text:p>
          </table:table-cell>
          <table:table-cell table:formula="of:=[.$D42]/[.$P32]" office:value-type="float" office:value="0.404014102829735" calcext:value-type="float">
            <text:p>0.4040141028</text:p>
          </table:table-cell>
          <table:table-cell table:formula="of:=[.$B42]/[.$Q32]" office:value-type="float" office:value="5.37752978074312" calcext:value-type="float">
            <text:p>5.3775297807</text:p>
          </table:table-cell>
          <table:table-cell table:formula="of:=[.$C42]/[.$R32]" office:value-type="float" office:value="2.17963369577988" calcext:value-type="float">
            <text:p>2.1796336958</text:p>
          </table:table-cell>
          <table:table-cell table:formula="of:=[.$D42]/[.$S32]" office:value-type="float" office:value="0.203751345640241" calcext:value-type="float">
            <text:p>0.2037513456</text:p>
          </table:table-cell>
          <table:table-cell table:formula="of:=[.$B42]/[.$T32]" office:value-type="float" office:value="5.30738556070959" calcext:value-type="float">
            <text:p>5.3073855607</text:p>
          </table:table-cell>
          <table:table-cell table:formula="of:=[.$C42]/[.$U32]" office:value-type="float" office:value="2.18644242677502" calcext:value-type="float">
            <text:p>2.1864424268</text:p>
          </table:table-cell>
          <table:table-cell table:formula="of:=[.$D42]/[.$V32]" office:value-type="float" office:value="0.201774914850881" calcext:value-type="float">
            <text:p>0.2017749149</text:p>
          </table:table-cell>
          <table:table-cell table:formula="of:=[.$C42]/[.$W32]" office:value-type="float" office:value="5.84473192001758" calcext:value-type="float">
            <text:p>5.84473192</text:p>
          </table:table-cell>
          <table:table-cell table:formula="of:=[.$D42]/[.$X32]" office:value-type="float" office:value="15.7775869942119" calcext:value-type="float">
            <text:p>15.7775869942</text:p>
          </table:table-cell>
          <table:table-cell table:number-columns-repeated="39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$B43]/[.$E33]" office:value-type="float" office:value="0.947252590008817" calcext:value-type="float">
            <text:p>0.94725259</text:p>
          </table:table-cell>
          <table:table-cell table:formula="of:=[.$C43]/[.$F33]" office:value-type="float" office:value="0.699256194510969" calcext:value-type="float">
            <text:p>0.6992561945</text:p>
          </table:table-cell>
          <table:table-cell table:formula="of:=[.$D43]/[.$G33]" office:value-type="float" office:value="0.725103918507161" calcext:value-type="float">
            <text:p>0.7251039185</text:p>
          </table:table-cell>
          <table:table-cell table:formula="of:=[.$B43]/[.$H33]" office:value-type="float" office:value="1.87690847573016" calcext:value-type="float">
            <text:p>1.8769084757</text:p>
          </table:table-cell>
          <table:table-cell table:formula="of:=[.$C43]/[.$I33]" office:value-type="float" office:value="0.974622868860287" calcext:value-type="float">
            <text:p>0.9746228689</text:p>
          </table:table-cell>
          <table:table-cell table:formula="of:=[.$D43]/[.$J33]" office:value-type="float" office:value="1.11581539475652" calcext:value-type="float">
            <text:p>1.1158153948</text:p>
          </table:table-cell>
          <table:table-cell table:formula="of:=[.$B43]/[.$K33]" office:value-type="float" office:value="3.54324547041243" calcext:value-type="float">
            <text:p>3.5432454704</text:p>
          </table:table-cell>
          <table:table-cell table:formula="of:=[.$C43]/[.$L33]" office:value-type="float" office:value="1.79225293966197" calcext:value-type="float">
            <text:p>1.7922529397</text:p>
          </table:table-cell>
          <table:table-cell table:formula="of:=[.$D43]/[.$M33]" office:value-type="float" office:value="0.52533836719613" calcext:value-type="float">
            <text:p>0.5253383672</text:p>
          </table:table-cell>
          <table:table-cell table:formula="of:=[.$B43]/[.$N33]" office:value-type="float" office:value="4.6522416780003" calcext:value-type="float">
            <text:p>4.652241678</text:p>
          </table:table-cell>
          <table:table-cell table:formula="of:=[.$C43]/[.$O33]" office:value-type="float" office:value="2.05060371932624" calcext:value-type="float">
            <text:p>2.0506037193</text:p>
          </table:table-cell>
          <table:table-cell table:formula="of:=[.$D43]/[.$P33]" office:value-type="float" office:value="0.404014102829735" calcext:value-type="float">
            <text:p>0.4040141028</text:p>
          </table:table-cell>
          <table:table-cell table:formula="of:=[.$B43]/[.$Q33]" office:value-type="float" office:value="5.37752978074312" calcext:value-type="float">
            <text:p>5.3775297807</text:p>
          </table:table-cell>
          <table:table-cell table:formula="of:=[.$C43]/[.$R33]" office:value-type="float" office:value="2.17963369577988" calcext:value-type="float">
            <text:p>2.1796336958</text:p>
          </table:table-cell>
          <table:table-cell table:formula="of:=[.$D43]/[.$S33]" office:value-type="float" office:value="0.203751345640241" calcext:value-type="float">
            <text:p>0.2037513456</text:p>
          </table:table-cell>
          <table:table-cell table:formula="of:=[.$B43]/[.$T33]" office:value-type="float" office:value="5.30738556070959" calcext:value-type="float">
            <text:p>5.3073855607</text:p>
          </table:table-cell>
          <table:table-cell table:formula="of:=[.$C43]/[.$U33]" office:value-type="float" office:value="2.18644242677502" calcext:value-type="float">
            <text:p>2.1864424268</text:p>
          </table:table-cell>
          <table:table-cell table:formula="of:=[.$D43]/[.$V33]" office:value-type="float" office:value="0.201774914850881" calcext:value-type="float">
            <text:p>0.2017749149</text:p>
          </table:table-cell>
          <table:table-cell table:formula="of:=[.$C43]/[.$W33]" office:value-type="float" office:value="5.59811151654214" calcext:value-type="float">
            <text:p>5.5981115165</text:p>
          </table:table-cell>
          <table:table-cell table:formula="of:=[.$D43]/[.$X33]" office:value-type="float" office:value="15.772545053925" calcext:value-type="float">
            <text:p>15.7725450539</text:p>
          </table:table-cell>
          <table:table-cell table:number-columns-repeated="39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.$B44]/[.$E34]" office:value-type="float" office:value="0.947252590008817" calcext:value-type="float">
            <text:p>0.94725259</text:p>
          </table:table-cell>
          <table:table-cell table:formula="of:=[.$C44]/[.$F34]" office:value-type="float" office:value="0.699256194510969" calcext:value-type="float">
            <text:p>0.6992561945</text:p>
          </table:table-cell>
          <table:table-cell table:formula="of:=[.$D44]/[.$G34]" office:value-type="float" office:value="0.725103918507161" calcext:value-type="float">
            <text:p>0.7251039185</text:p>
          </table:table-cell>
          <table:table-cell table:formula="of:=[.$B44]/[.$H34]" office:value-type="float" office:value="1.87690847573016" calcext:value-type="float">
            <text:p>1.8769084757</text:p>
          </table:table-cell>
          <table:table-cell table:formula="of:=[.$C44]/[.$I34]" office:value-type="float" office:value="0.974622868860287" calcext:value-type="float">
            <text:p>0.9746228689</text:p>
          </table:table-cell>
          <table:table-cell table:formula="of:=[.$D44]/[.$J34]" office:value-type="float" office:value="1.11581539475652" calcext:value-type="float">
            <text:p>1.1158153948</text:p>
          </table:table-cell>
          <table:table-cell table:formula="of:=[.$B44]/[.$K34]" office:value-type="float" office:value="3.54324547041243" calcext:value-type="float">
            <text:p>3.5432454704</text:p>
          </table:table-cell>
          <table:table-cell table:formula="of:=[.$C44]/[.$L34]" office:value-type="float" office:value="1.79225293966197" calcext:value-type="float">
            <text:p>1.7922529397</text:p>
          </table:table-cell>
          <table:table-cell table:formula="of:=[.$D44]/[.$M34]" office:value-type="float" office:value="0.52533836719613" calcext:value-type="float">
            <text:p>0.5253383672</text:p>
          </table:table-cell>
          <table:table-cell table:formula="of:=[.$B44]/[.$N34]" office:value-type="float" office:value="4.6522416780003" calcext:value-type="float">
            <text:p>4.652241678</text:p>
          </table:table-cell>
          <table:table-cell table:formula="of:=[.$C44]/[.$O34]" office:value-type="float" office:value="2.05060371932624" calcext:value-type="float">
            <text:p>2.0506037193</text:p>
          </table:table-cell>
          <table:table-cell table:formula="of:=[.$D44]/[.$P34]" office:value-type="float" office:value="0.404014102829735" calcext:value-type="float">
            <text:p>0.4040141028</text:p>
          </table:table-cell>
          <table:table-cell table:formula="of:=[.$B44]/[.$Q34]" office:value-type="float" office:value="5.37752978074312" calcext:value-type="float">
            <text:p>5.3775297807</text:p>
          </table:table-cell>
          <table:table-cell table:formula="of:=[.$C44]/[.$R34]" office:value-type="float" office:value="2.17963369577988" calcext:value-type="float">
            <text:p>2.1796336958</text:p>
          </table:table-cell>
          <table:table-cell table:formula="of:=[.$D44]/[.$S34]" office:value-type="float" office:value="0.203751345640241" calcext:value-type="float">
            <text:p>0.2037513456</text:p>
          </table:table-cell>
          <table:table-cell table:formula="of:=[.$B44]/[.$T34]" office:value-type="float" office:value="5.30738556070959" calcext:value-type="float">
            <text:p>5.3073855607</text:p>
          </table:table-cell>
          <table:table-cell table:formula="of:=[.$C44]/[.$U34]" office:value-type="float" office:value="2.18644242677502" calcext:value-type="float">
            <text:p>2.1864424268</text:p>
          </table:table-cell>
          <table:table-cell table:formula="of:=[.$D44]/[.$V34]" office:value-type="float" office:value="0.201774914850881" calcext:value-type="float">
            <text:p>0.2017749149</text:p>
          </table:table-cell>
          <table:table-cell table:formula="of:=[.$C44]/[.$W34]" office:value-type="float" office:value="5.598362006539" calcext:value-type="float">
            <text:p>5.5983620065</text:p>
          </table:table-cell>
          <table:table-cell table:formula="of:=[.$D44]/[.$X34]" office:value-type="float" office:value="15.7863867317073" calcext:value-type="float">
            <text:p>15.7863867317</text:p>
          </table:table-cell>
          <table:table-cell table:number-columns-repeated="39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6"/>
          <table:table-cell office:value-type="string" calcext:value-type="string">
            <text:p>Max Rat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<text:s/>1T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8T</text:p>
          </table:table-cell>
          <table:table-cell office:value-type="string" calcext:value-type="string">
            <text:p>16T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CUDA</text:p>
          </table:table-cell>
          <table:table-cell table:number-columns-repeated="52"/>
        </table:table-row>
        <table:table-row table:style-name="ro1">
          <table:table-cell office:value-type="float" office:value="740.483727" calcext:value-type="float">
            <text:p>740.483727</text:p>
          </table:table-cell>
          <table:table-cell office:value-type="float" office:value="527.670795" calcext:value-type="float">
            <text:p>527.670795</text:p>
          </table:table-cell>
          <table:table-cell table:formula="of:=MAX([.N18:.V18])" office:value-type="float" office:value="754.559839" calcext:value-type="float">
            <text:p>754.559839</text:p>
          </table:table-cell>
          <table:table-cell table:formula="of:=MAX([.W18:.AE18])" office:value-type="float" office:value="1178.358937" calcext:value-type="float">
            <text:p>1178.358937</text:p>
          </table:table-cell>
          <table:table-cell table:formula="of:=MAX([.AF18:.AN18])" office:value-type="float" office:value="1386.527162" calcext:value-type="float">
            <text:p>1386.527162</text:p>
          </table:table-cell>
          <table:table-cell table:formula="of:=MAX([.AO18:.AW18])" office:value-type="float" office:value="1366.403129" calcext:value-type="float">
            <text:p>1366.403129</text:p>
          </table:table-cell>
          <table:table-cell table:formula="of:=MAX([.AX18:.BF18])" office:value-type="float" office:value="1311.097727" calcext:value-type="float">
            <text:p>1311.097727</text:p>
          </table:table-cell>
          <table:table-cell table:formula="of:=MAX([.BG18:.BH18])" office:value-type="float" office:value="10695.764906" calcext:value-type="float">
            <text:p>10695.764906</text:p>
          </table:table-cell>
          <table:table-cell table:number-columns-repeated="52"/>
        </table:table-row>
        <table:table-row table:style-name="ro1" table:number-rows-repeated="4">
          <table:table-cell/>
          <table:table-cell table:style-name="ce4"/>
          <table:table-cell table:number-columns-repeated="17"/>
          <table:table-cell table:style-name="ce1" table:number-columns-repeated="2"/>
          <table:table-cell table:number-columns-repeated="39"/>
        </table:table-row>
        <table:table-row table:style-name="ro1">
          <table:table-cell/>
          <table:table-cell table:style-name="ce4"/>
          <table:table-cell table:number-columns-repeated="17"/>
          <table:table-cell table:style-name="ce1" table:number-columns-repeated="2"/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0:22:04.226972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Vandenhoek</meta:initial-creator>
    <meta:creation-date>2018-04-06T15:09:49.184727492</meta:creation-date>
    <dc:date>2018-04-10T12:13:32.387508964</dc:date>
    <meta:editing-duration>PT1H10M12S</meta:editing-duration>
    <meta:editing-cycles>8</meta:editing-cycles>
    <meta:generator>LibreOffice/5.0.6.2$Linux_X86_64 LibreOffice_project/00$Build-2</meta:generator>
    <dc:creator>Joshua Vandenhoek</dc:creator>
    <meta:document-statistic meta:table-count="1" meta:cell-count="1206" meta:object-count="0"/>
  </office:meta>
</office:document-meta>
</file>